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1320000019840D4560A.jpg" manifest:media-type="image/jpeg"/>
  <manifest:file-entry manifest:full-path="Pictures/100000000000007900000097F58C74D6.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Pictures/10000000000004FC000003F1676B9B27.png" manifest:media-type="image/png"/>
  <manifest:file-entry manifest:full-path="Pictures/10000000000000160000005B43B5DC5E.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adornments="Roman"/>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background-visible="fals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5"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6"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7"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8"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9"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0"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1"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2"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3"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4" style:family="graphic" style:parent-style-name="standard">
      <style:graphic-properties draw:stroke="none" svg:stroke-color="#000000" draw:fill="none" draw:fill-color="#ffffff" draw:textarea-horizontal-align="left" draw:auto-grow-height="true" draw:auto-grow-width="true" fo:min-height="0.853cm" fo:min-width="0.332cm" loext:decorative="false"/>
      <style:paragraph-properties style:writing-mode="lr-tb"/>
    </style:style>
    <style:style style:name="gr25"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2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7"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28"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29"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paragraph-properties style:writing-mode="lr-tb"/>
    </style:style>
    <style:style style:name="gr30"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1"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33"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4"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35"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36"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37"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38"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39"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0"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1"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2"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3"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4"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45"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46"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47"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48"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49"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0"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1"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2"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3"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4"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55"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5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57"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58"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59"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0"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1"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3"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4"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65"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66"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67"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68"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69"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0"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1"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2"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3"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4"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5"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76" style:family="graphic" style:parent-style-name="Default_20_Drawing_20_Style_5f_2">
      <style:graphic-properties draw:fill-color="#aa3377" draw:opacity="50%" draw:textarea-vertical-align="middle" loext:decorative="false"/>
    </style:style>
    <style:style style:name="gr77"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78"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79"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0"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1"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2"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3"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4"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graphic-properties style:writing-mode="lr-tb" loext:decorative="false"/>
    </style:style>
    <style:style style:name="gr86"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7"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89"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0"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1"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2"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3"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4"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95" style:family="graphic" style:parent-style-name="Default_20_Drawing_20_Style_5f_2">
      <style:graphic-properties draw:fill-color="#ee6677" draw:opacity="50%" draw:textarea-vertical-align="middle" loext:decorative="false"/>
    </style:style>
    <style:style style:name="gr96" style:family="graphic" style:parent-style-name="Default_20_Drawing_20_Style_5f_2">
      <style:graphic-properties draw:fill-color="#ee6677" draw:opacity="75%" draw:textarea-vertical-align="middle" loext:decorative="false"/>
    </style:style>
    <style:style style:name="gr97" style:family="graphic" style:parent-style-name="Default_20_Drawing_20_Style_5f_2">
      <style:graphic-properties draw:fill-color="#aa3377" draw:opacity="75%" draw:textarea-vertical-align="middle" loext:decorative="false"/>
    </style:style>
    <style:style style:name="gr98"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99"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0"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2"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3"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05"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08"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09"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0"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1"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2" style:family="graphic" style:parent-style-name="Default_20_Drawing_20_Style_5f_2">
      <style:graphic-properties draw:stroke="none" draw:fill-color="#aa3377" draw:opacity="50%" draw:textarea-vertical-align="middle" loext:decorative="false"/>
    </style:style>
    <style:style style:name="gr113"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4"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15"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17"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18"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19"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20"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21"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22"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3"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24"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2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26"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27"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28"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29"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3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31"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34"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35"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36"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7"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38"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39"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40"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41"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42"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43"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4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4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4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4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4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5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5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5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5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5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5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5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5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6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6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6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6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6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6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7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7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7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7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7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7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8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8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8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8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8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88" style:family="graphic" style:parent-style-name="Default_20_Drawing_20_Style_5f_2">
      <style:graphic-properties draw:stroke="none" draw:fill="none" fo:min-height="1.411cm" fo:min-width="1.412cm" loext:decorative="false"/>
      <style:paragraph-properties style:writing-mode="lr-tb"/>
    </style:style>
    <style:style style:name="gr18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9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9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9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9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9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0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0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0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1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1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1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1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1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1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1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1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2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2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2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2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3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3"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34"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3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36"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37"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38"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39"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40"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41"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42"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3"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44"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45"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46"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47"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48"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4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5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51"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52"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3"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54"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55"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56"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57"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58"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59"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0"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61"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62"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3"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67"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68"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69"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0"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1"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75"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76"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79"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0"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81"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82"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84"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85"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86"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87"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88"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9"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0"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91"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2"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3"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94"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95"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96"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97"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98"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99"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0"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01"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02"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3"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04"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05"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06"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07"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08"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09"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0"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11"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12"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3"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14"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15"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16"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17"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18"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19"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0"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21"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22"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3"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25"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26"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2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2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29"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0"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31"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32"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3"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34"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35"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36"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37"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38"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39"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0"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41"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3"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344"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345"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346"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47"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8" style:family="graphic" style:parent-style-name="standard">
      <style:graphic-properties svg:stroke-color="#777777" svg:stroke-opacity="50%" draw:fill-color="#bbbbbb" draw:opacity="50%" draw:textarea-vertical-align="middle" loext:decorative="false"/>
    </style:style>
    <style:style style:name="gr349" style:family="graphic" style:parent-style-name="standard">
      <style:graphic-properties draw:stroke="none" draw:fill="none" fo:min-height="1.695cm" fo:min-width="1.695cm" loext:decorative="false"/>
      <style:paragraph-properties style:writing-mode="lr-tb"/>
    </style:style>
    <style:style style:name="gr35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5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52"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53"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54"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5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7"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58"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59"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60"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61"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6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4"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6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6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7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76"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77"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78"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79"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80"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81"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82"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83"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84"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85"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87"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8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8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90"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91"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92"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93"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94"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95"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96" style:family="graphic" style:parent-style-name="standard">
      <style:graphic-properties draw:stroke="none" draw:fill="none" fo:min-height="4.465cm" fo:min-width="27.549cm" loext:decorative="false"/>
      <style:paragraph-properties style:writing-mode="lr-tb"/>
    </style:style>
    <style:style style:name="gr397" style:family="graphic" style:parent-style-name="standard">
      <style:graphic-properties draw:textarea-horizontal-align="justify" draw:textarea-vertical-align="middle" draw:auto-grow-height="false" fo:min-height="3.137cm" fo:min-width="4.496cm" loext:decorative="false"/>
    </style:style>
    <style:style style:name="gr398"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99"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00" style:family="graphic" style:parent-style-name="standard">
      <style:graphic-properties draw:stroke="none" draw:textarea-horizontal-align="justify" draw:textarea-vertical-align="middle" draw:auto-grow-height="false" fo:min-height="3.399cm" fo:min-width="0.146cm" loext:decorative="false"/>
    </style:style>
    <style:style style:name="gr401"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02"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03"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04"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05"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06"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07"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08"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6" style:family="paragraph">
      <loext:graphic-properties draw:fill="solid" draw:fill-color="#555555"/>
      <style:paragraph-properties fo:text-align="center"/>
    </style:style>
    <style:style style:name="P17" style:family="paragraph">
      <style:paragraph-properties fo:text-align="center"/>
      <style:text-properties fo:color="#ee6677" loext:opacity="100%"/>
    </style:style>
    <style:style style:name="P18" style:family="paragraph">
      <loext:graphic-properties draw:fill="solid" draw:fill-color="#ffffff"/>
      <style:paragraph-properties fo:text-align="center"/>
    </style:style>
    <style:style style:name="P19" style:family="paragraph">
      <loext:graphic-properties draw:fill="none" draw:fill-color="#ffffff"/>
    </style:style>
    <style:style style:name="P20" style:family="paragraph">
      <loext:graphic-properties draw:fill="solid" draw:fill-color="#555555"/>
      <style:paragraph-properties fo:text-align="center"/>
      <style:text-properties fo:color="#555555" loext:opacity="100%"/>
    </style:style>
    <style:style style:name="P21" style:family="paragraph">
      <loext:graphic-properties draw:fill="none"/>
      <style:paragraph-properties fo:text-align="center"/>
      <style:text-properties fo:color="#4477aa" loext:opacity="100%"/>
    </style:style>
    <style:style style:name="P22" style:family="paragraph">
      <loext:graphic-properties draw:fill-color="#ffffff"/>
      <style:paragraph-properties fo:text-align="center"/>
      <style:text-properties fo:color="#228833" loext:opacity="100%"/>
    </style:style>
    <style:style style:name="P23" style:family="paragraph">
      <loext:graphic-properties draw:fill="none" draw:fill-color="#ffffff"/>
      <style:text-properties style:font-name="Palatino LT Std" fo:font-size="54pt" style:font-size-asian="44pt" style:font-size-complex="44pt"/>
    </style:style>
    <style:style style:name="P24" style:family="paragraph">
      <loext:graphic-properties draw:fill="none" draw:fill-color="#ffffff"/>
      <style:text-properties fo:color="#228833" loext:opacity="100%" style:font-name="Palatino LT Std" fo:font-size="32pt" fo:font-style="normal" style:font-size-asian="26pt" style:font-size-complex="26pt"/>
    </style:style>
    <style:style style:name="P25" style:family="paragraph">
      <loext:graphic-properties draw:fill="none" draw:fill-color="#ffffff"/>
      <style:text-properties fo:color="#228833" loext:opacity="100%" style:font-name="Palatino LT Std" fo:font-size="22pt" fo:font-style="normal" style:font-size-asian="20pt" style:font-size-complex="20pt"/>
    </style:style>
    <style:style style:name="P26" style:family="paragraph">
      <loext:graphic-properties draw:fill="none" draw:fill-color="#ffffff"/>
      <style:text-properties style:font-name="Palatino LT Std" fo:font-size="24pt" fo:font-style="normal" style:font-size-asian="21pt" style:font-size-complex="21pt"/>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style:paragraph-properties fo:margin-left="0cm" fo:margin-right="0cm" fo:margin-top="0cm" fo:margin-bottom="0cm" fo:line-height="100%" fo:text-align="center" fo:text-indent="0cm"/>
      <style:text-properties fo:color="#228833" loext:opacity="100%" style:font-name="Palatino LT Std"/>
    </style:style>
    <style:style style:name="P29" style:family="paragraph">
      <loext:graphic-properties draw:fill-color="#bbbbbb"/>
      <style:paragraph-properties fo:text-align="center"/>
    </style:style>
    <style:style style:name="P30" style:family="paragraph">
      <loext:graphic-properties draw:fill="none" draw:fill-color="#ffffff"/>
      <style:text-properties fo:color="#228833" loext:opacity="100%" style:font-name="Palatino LT Std"/>
    </style:style>
    <style:style style:name="P31" style:family="paragraph">
      <loext:graphic-properties draw:fill-color="#bbbbbb" draw:opacity="25%"/>
      <style:paragraph-properties fo:text-align="center"/>
    </style:style>
    <style:style style:name="P32" style:family="paragraph">
      <style:paragraph-properties fo:text-align="center"/>
      <style:text-properties fo:color="#bbbbbb" loext:opacity="100%"/>
    </style:style>
    <style:style style:name="P33" style:family="paragraph">
      <loext:graphic-properties draw:fill="none" draw:fill-color="#ffffff"/>
      <style:text-properties fo:color="#bbbbbb" loext:opacity="100%" style:font-name="Palatino LT Std" fo:font-size="28pt" fo:font-style="italic" style:font-size-asian="24pt" style:font-style-asian="italic" style:font-size-complex="24pt" style:font-style-complex="italic"/>
    </style:style>
    <style:style style:name="P34" style:family="paragraph">
      <style:paragraph-properties fo:text-align="center"/>
    </style:style>
    <style:style style:name="P35" style:family="paragraph">
      <loext:graphic-properties draw:fill="none" draw:fill-color="#ffffff"/>
      <style:paragraph-properties fo:text-align="center"/>
      <style:text-properties fo:color="#777777" loext:opacity="100%" style:font-name="Palatino LT Std" fo:font-size="16pt" style:font-size-asian="14pt" style:font-size-complex="14pt"/>
    </style:style>
    <style:style style:name="P36" style:family="paragraph">
      <loext:graphic-properties draw:fill-color="#66ccee" draw:opacity="50%"/>
      <style:paragraph-properties fo:text-align="center"/>
    </style:style>
    <style:style style:name="P37" style:family="paragraph">
      <style:paragraph-properties fo:margin-left="0cm" fo:margin-right="0cm" fo:margin-top="0cm" fo:margin-bottom="0cm" fo:line-height="115%" fo:text-align="center" fo:text-indent="0cm"/>
    </style:style>
    <style:style style:name="P38" style:family="paragraph">
      <loext:graphic-properties draw:fill="none" draw:fill-color="#ffffff"/>
      <style:paragraph-properties fo:text-align="center"/>
      <style:text-properties fo:color="#ee6677" loext:opacity="100%" style:font-name="Palatino LT Std" fo:font-size="18pt" style:text-underline-style="none" style:font-size-asian="15pt" style:font-size-complex="15pt"/>
    </style:style>
    <style:style style:name="P39" style:family="paragraph">
      <loext:graphic-properties draw:fill-color="#bbbbbb" draw:opacity="50%"/>
      <style:paragraph-properties fo:text-align="center"/>
    </style:style>
    <style:style style:name="P40" style:family="paragraph">
      <loext:graphic-properties draw:fill-color="#228833" draw:opacity="50%"/>
      <style:paragraph-properties fo:text-align="center"/>
    </style:style>
    <style:style style:name="P41" style:family="paragraph">
      <loext:graphic-properties draw:fill="hatch" draw:fill-color="#ee6677" draw:fill-hatch-name="Red_20_-45_20_Degrees_20_Triple" draw:opacity="50%"/>
      <style:paragraph-properties fo:text-align="center"/>
    </style:style>
    <style:style style:name="P42" style:family="paragraph">
      <loext:graphic-properties draw:fill="hatch" draw:fill-hatch-name="Green_20_90_20_Degrees_20_Triple"/>
      <style:paragraph-properties fo:text-align="center"/>
    </style:style>
    <style:style style:name="P43" style:family="paragraph">
      <loext:graphic-properties draw:fill="solid" draw:fill-color="#ee6677"/>
      <style:paragraph-properties fo:text-align="center"/>
    </style:style>
    <style:style style:name="P44" style:family="paragraph">
      <loext:graphic-properties draw:fill="solid" draw:fill-color="#aa3377"/>
      <style:paragraph-properties fo:text-align="center"/>
    </style:style>
    <style:style style:name="P45" style:family="paragraph">
      <style:paragraph-properties fo:text-align="center"/>
      <style:text-properties fo:color="#555555" loext:opacity="100%"/>
    </style:style>
    <style:style style:name="P46" style:family="paragraph">
      <loext:graphic-properties draw:fill-color="#aa3377" draw:opacity="50%"/>
      <style:paragraph-properties fo:text-align="center"/>
    </style:style>
    <style:style style:name="P47" style:family="paragraph">
      <loext:graphic-properties draw:fill="none" draw:fill-color="#ffffff"/>
      <style:text-properties fo:color="#4477aa" loext:opacity="100%" fo:font-size="15pt" style:font-size-asian="13pt" style:font-size-complex="13pt"/>
    </style:style>
    <style:style style:name="P48" style:family="paragraph">
      <loext:graphic-properties draw:fill="none" draw:fill-color="#ffffff"/>
      <style:text-properties style:font-name="Palatino LT Std"/>
    </style:style>
    <style:style style:name="P49" style:family="paragraph">
      <style:paragraph-properties fo:line-height="100%" fo:text-align="center"/>
    </style:style>
    <style:style style:name="P50"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51" style:family="paragraph">
      <loext:graphic-properties draw:fill="none" draw:fill-color="#ffffff"/>
      <style:text-properties fo:color="#aa3377" loext:opacity="100%" fo:font-size="15pt" style:font-size-asian="13pt" style:font-size-complex="13pt"/>
    </style:style>
    <style:style style:name="P52"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3" style:family="paragraph">
      <loext:graphic-properties draw:fill-color="#ffffff"/>
      <style:paragraph-properties fo:text-align="center"/>
    </style:style>
    <style:style style:name="P54" style:family="paragraph">
      <loext:graphic-properties draw:fill-color="#ee6677" draw:opacity="50%"/>
      <style:paragraph-properties fo:text-align="center"/>
    </style:style>
    <style:style style:name="P55" style:family="paragraph">
      <loext:graphic-properties draw:fill-color="#ee6677" draw:opacity="75%"/>
      <style:paragraph-properties fo:text-align="center"/>
    </style:style>
    <style:style style:name="P56" style:family="paragraph">
      <loext:graphic-properties draw:fill-color="#aa3377" draw:opacity="75%"/>
      <style:paragraph-properties fo:text-align="center"/>
    </style:style>
    <style:style style:name="P57" style:family="paragraph">
      <style:paragraph-properties fo:text-align="end"/>
    </style:style>
    <style:style style:name="P58" style:family="paragraph">
      <loext:graphic-properties draw:fill="none" draw:fill-color="#ffffff"/>
      <style:paragraph-properties fo:text-align="end"/>
      <style:text-properties fo:color="#aa3377" loext:opacity="100%" style:font-name="Palatino LT Std" fo:font-size="32pt" style:font-size-asian="26pt" style:font-size-complex="26pt"/>
    </style:style>
    <style:style style:name="P59"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60"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61" style:family="paragraph">
      <loext:graphic-properties draw:fill="none" draw:fill-color="#ffffff"/>
      <style:paragraph-properties fo:text-align="end"/>
      <style:text-properties fo:color="#777777" loext:opacity="100%" style:font-name="Palatino LT Std" fo:font-size="40pt" style:font-size-asian="32pt" style:font-size-complex="32pt"/>
    </style:style>
    <style:style style:name="P6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ffffff"/>
      <style:paragraph-properties fo:text-align="end"/>
      <style:text-properties fo:color="#4477aa" loext:opacity="100%" style:font-name="Palatino LT Std" fo:font-size="40pt" style:font-size-asian="32pt" style:font-size-complex="32pt"/>
    </style:style>
    <style:style style:name="P66"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7" style:family="paragraph">
      <loext:graphic-properties draw:fill="none" draw:fill-color="#ffffff"/>
      <style:paragraph-properties fo:text-align="end"/>
      <style:text-properties fo:color="#228833" loext:opacity="100%" style:font-name="Palatino LT Std" fo:font-size="40pt" style:font-size-asian="32pt" style:font-size-complex="32pt"/>
    </style:style>
    <style:style style:name="P68" style:family="paragraph">
      <loext:graphic-properties draw:fill="none" draw:fill-color="#ffffff"/>
      <style:paragraph-properties fo:text-align="end"/>
      <style:text-properties fo:color="#ccbb44" loext:opacity="100%" style:font-name="Palatino LT Std" fo:font-size="32pt" style:font-size-asian="26pt" style:font-size-complex="26pt"/>
    </style:style>
    <style:style style:name="P69" style:family="paragraph">
      <loext:graphic-properties draw:fill="none" draw:fill-color="#ffffff"/>
      <style:paragraph-properties fo:text-align="end"/>
      <style:text-properties fo:color="#ccbb44" loext:opacity="100%" style:font-name="Palatino LT Std" fo:font-size="40pt" style:font-size-asian="32pt" style:font-size-complex="32pt"/>
    </style:style>
    <style:style style:name="P70" style:family="paragraph">
      <loext:graphic-properties draw:fill="hatch" draw:fill-hatch-name="Green_20_30_20_Degrees"/>
      <style:paragraph-properties fo:text-align="center"/>
    </style:style>
    <style:style style:name="P71" style:family="paragraph">
      <loext:graphic-properties draw:fill-color="#4477aa"/>
      <style:paragraph-properties fo:text-align="center"/>
    </style:style>
    <style:style style:name="P72" style:family="paragraph">
      <loext:graphic-properties draw:fill="solid" draw:fill-color="#66ccee" draw:opacity="50%"/>
      <style:paragraph-properties fo:text-align="center"/>
    </style:style>
    <style:style style:name="P73" style:family="paragraph">
      <loext:graphic-properties draw:fill="solid" draw:fill-color="#66ccee"/>
      <style:paragraph-properties fo:text-align="center"/>
    </style:style>
    <style:style style:name="P74" style:family="paragraph">
      <loext:graphic-properties draw:fill="solid" draw:fill-color="#66ccee" draw:opacity="25%"/>
      <style:paragraph-properties fo:text-align="center"/>
    </style:style>
    <style:style style:name="P75" style:family="paragraph">
      <loext:graphic-properties draw:fill="none" draw:fill-color="#ffffff"/>
      <style:text-properties fo:color="#ccbb44" loext:opacity="100%" fo:font-size="42pt" style:font-size-asian="36pt" style:font-size-complex="36pt"/>
    </style:style>
    <style:style style:name="P76" style:family="paragraph">
      <loext:graphic-properties draw:fill="none" draw:fill-color="#ffffff"/>
      <style:text-properties fo:color="#ccbb44" loext:opacity="100%" fo:font-size="36pt" style:font-size-asian="28pt" style:font-size-complex="28pt"/>
    </style:style>
    <style:style style:name="P77"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8" style:family="paragraph">
      <loext:graphic-properties draw:fill-color="#777777"/>
      <style:paragraph-properties fo:text-align="center"/>
    </style:style>
    <style:style style:name="P79" style:family="paragraph">
      <loext:graphic-properties draw:fill="none" draw:fill-color="#ffffff"/>
      <style:text-properties fo:color="#777777" loext:opacity="100%" fo:font-style="italic" style:font-style-asian="italic" style:font-style-complex="italic"/>
    </style:style>
    <style:style style:name="P80" style:family="paragraph">
      <loext:graphic-properties draw:fill="none" draw:fill-color="#ffffff"/>
      <style:text-properties fo:color="#000000" loext:opacity="100%" fo:font-style="italic" style:font-style-asian="italic" style:font-style-complex="italic"/>
    </style:style>
    <style:style style:name="P81" style:family="paragraph">
      <loext:graphic-properties draw:fill="none" draw:fill-color="#ffffff"/>
      <style:text-properties fo:color="#ee6677" loext:opacity="100%" fo:font-style="italic" style:font-style-asian="italic" style:font-style-complex="italic"/>
    </style:style>
    <style:style style:name="P82" style:family="paragraph">
      <loext:graphic-properties draw:fill="none" draw:fill-color="#ffffff"/>
      <style:text-properties fo:color="#4477aa" loext:opacity="100%" fo:font-style="italic" style:font-style-asian="italic" style:font-style-complex="italic"/>
    </style:style>
    <style:style style:name="P83" style:family="paragraph">
      <loext:graphic-properties draw:fill="solid" draw:fill-color="#e7fdff"/>
      <style:paragraph-properties fo:text-align="center"/>
    </style:style>
    <style:style style:name="P84" style:family="paragraph">
      <loext:graphic-properties draw:fill="bitmap" draw:fill-color="#66ccee" draw:fill-image-name="Pool" draw:opacity="25%"/>
      <style:paragraph-properties fo:text-align="center"/>
    </style:style>
    <style:style style:name="P85" style:family="paragraph">
      <loext:graphic-properties draw:fill="solid" draw:fill-color="#228833"/>
      <style:paragraph-properties fo:text-align="center"/>
      <style:text-properties fo:color="#228833" loext:opacity="100%"/>
    </style:style>
    <style:style style:name="P86" style:family="paragraph">
      <loext:graphic-properties draw:fill="none"/>
      <style:text-properties fo:color="#228833" loext:opacity="100%"/>
    </style:style>
    <style:style style:name="P87" style:family="paragraph">
      <loext:graphic-properties draw:fill="none"/>
      <style:text-properties fo:color="#aa3377" loext:opacity="100%"/>
    </style:style>
    <style:style style:name="P88" style:family="paragraph">
      <loext:graphic-properties draw:fill="solid" draw:fill-color="#555555" draw:opacity="25%"/>
      <style:paragraph-properties fo:text-align="center"/>
    </style:style>
    <style:style style:name="P89" style:family="paragraph">
      <loext:graphic-properties draw:fill-color="#ee6677"/>
      <style:paragraph-properties fo:text-align="center"/>
    </style:style>
    <style:style style:name="P90" style:family="paragraph">
      <loext:graphic-properties draw:fill="solid" draw:fill-color="#bbbbbb" draw:opacity="25%"/>
      <style:paragraph-properties fo:text-align="center"/>
    </style:style>
    <style:style style:name="P91" style:family="paragraph">
      <loext:graphic-properties draw:fill="solid" draw:fill-color="#4477aa"/>
      <style:paragraph-properties fo:text-align="center"/>
    </style:style>
    <style:style style:name="P92" style:family="paragraph">
      <loext:graphic-properties draw:fill="none" draw:fill-color="#ffffff"/>
      <style:text-properties fo:color="#aa3377" loext:opacity="100%" style:font-name="Palatino LT Std"/>
    </style:style>
    <style:style style:name="P93" style:family="paragraph">
      <style:paragraph-properties fo:text-align="center"/>
      <style:text-properties fo:color="#4477aa" loext:opacity="100%"/>
    </style:style>
    <style:style style:name="P94" style:family="paragraph">
      <loext:graphic-properties draw:fill-color="#ccbb44" draw:opacity="80%"/>
      <style:paragraph-properties fo:text-align="center" style:writing-mode="lr-tb"/>
    </style:style>
    <style:style style:name="P95" style:family="paragraph">
      <loext:graphic-properties draw:fill="none" draw:fill-color="#ffffff"/>
      <style:text-properties fo:color="#4477aa" loext:opacity="100%" style:font-name="Palatino LT Std" fo:font-weight="bold" style:font-weight-asian="bold" style:font-weight-complex="bold"/>
    </style:style>
    <style:style style:name="P96" style:family="paragraph">
      <loext:graphic-properties draw:fill-color="#aa3377"/>
      <style:paragraph-properties fo:text-align="center"/>
    </style:style>
    <style:style style:name="P97" style:family="paragraph">
      <loext:graphic-properties draw:fill="none" draw:fill-color="#ffffff"/>
      <style:text-properties fo:color="#aa3377" loext:opacity="100%" style:font-name="Palatino LT Std" fo:font-weight="bold" style:font-weight-asian="bold" style:font-weight-complex="bold"/>
    </style:style>
    <style:style style:name="P98" style:family="paragraph">
      <loext:graphic-properties draw:fill="none" draw:fill-color="#ffffff"/>
      <style:text-properties fo:color="#aa3377" loext:opacity="100%" style:font-name="Palatino LT Std" fo:font-size="21pt"/>
    </style:style>
    <style:style style:name="P99" style:family="paragraph">
      <loext:graphic-properties draw:fill="none" draw:fill-color="#ffffff"/>
      <style:text-properties fo:color="#4477aa" loext:opacity="100%" style:font-name="Palatino LT Std" fo:font-style="normal" style:font-style-asian="normal" style:font-style-complex="normal"/>
    </style:style>
    <style:style style:name="P100" style:family="paragraph">
      <loext:graphic-properties draw:fill="none" draw:fill-color="#ffffff"/>
      <style:text-properties fo:color="#aa3377" loext:opacity="100%" style:font-name="Palatino LT Std" fo:font-style="normal" style:font-style-asian="normal" style:font-style-complex="normal"/>
    </style:style>
    <style:style style:name="P101" style:family="paragraph">
      <loext:graphic-properties draw:fill="none" draw:fill-color="#ffffff"/>
      <style:paragraph-properties fo:text-align="center"/>
      <style:text-properties fo:color="#777777" loext:opacity="100%" style:font-name="Palatino LT Std"/>
    </style:style>
    <style:style style:name="P102" style:family="paragraph">
      <style:paragraph-properties fo:text-align="center"/>
      <style:text-properties fo:color="#66ccee" loext:opacity="100%"/>
    </style:style>
    <style:style style:name="P103" style:family="paragraph">
      <loext:graphic-properties draw:fill="none" draw:fill-color="#ffffff"/>
      <style:text-properties fo:color="#66ccee" loext:opacity="100%" style:font-name="Palatino LT Std" fo:font-size="22pt" style:font-size-asian="20pt" style:font-size-complex="20pt"/>
    </style:style>
    <style:style style:name="P104" style:family="paragraph">
      <loext:graphic-properties draw:fill="none" draw:fill-color="#ffffff"/>
      <style:text-properties fo:color="#4477aa" loext:opacity="100%" style:font-name="Palatino LT Std" fo:font-size="22pt" style:font-size-asian="20pt" style:font-size-complex="20pt"/>
    </style:style>
    <style:style style:name="P105" style:family="paragraph">
      <loext:graphic-properties draw:fill="solid" draw:fill-color="#555555" draw:opacity="50%"/>
      <style:paragraph-properties fo:text-align="center"/>
    </style:style>
    <style:style style:name="P106" style:family="paragraph">
      <loext:graphic-properties draw:fill="none" draw:fill-color="#ffffff"/>
      <style:text-properties fo:color="#bbbbbb" loext:opacity="100%" style:font-name="Palatino LT Std" fo:font-size="16pt" fo:font-style="italic" style:font-size-asian="14pt" style:font-style-asian="italic" style:font-size-complex="14pt" style:font-style-complex="italic"/>
    </style:style>
    <style:style style:name="P107" style:family="paragraph">
      <loext:graphic-properties draw:fill="none" draw:fill-color="#ffffff"/>
      <style:text-properties fo:color="#555555" loext:opacity="100%" style:font-name="Palatino LT Std" fo:font-size="20pt" fo:font-style="italic" style:font-size-asian="16pt" style:font-style-asian="italic" style:font-size-complex="16pt" style:font-style-complex="italic"/>
    </style:style>
    <style:style style:name="P108" style:family="paragraph">
      <loext:graphic-properties draw:fill="none" draw:fill-color="#ffffff"/>
      <style:text-properties fo:color="#4477aa" loext:opacity="100%"/>
    </style:style>
    <style:style style:name="P109" style:family="paragraph">
      <loext:graphic-properties draw:fill="none" draw:fill-color="#ffffff"/>
      <style:text-properties fo:color="#aa3377" loext:opacity="100%"/>
    </style:style>
    <style:style style:name="P110" style:family="paragraph">
      <loext:graphic-properties draw:fill="none" draw:fill-color="#ffffff"/>
      <style:text-properties fo:color="#4477aa" loext:opacity="100%" style:font-name="Palatino LT Std" fo:font-size="24pt" style:font-size-asian="21pt" style:font-size-complex="21pt"/>
    </style:style>
    <style:style style:name="P111" style:family="paragraph">
      <loext:graphic-properties draw:fill="none" draw:fill-color="#ffffff"/>
      <style:text-properties fo:color="#aa3377" loext:opacity="100%" style:font-name="Palatino LT Std" fo:font-size="24pt" style:font-size-asian="21pt" style:font-size-complex="21pt"/>
    </style:style>
    <style:style style:name="P112" style:family="paragraph">
      <loext:graphic-properties draw:fill="solid" draw:fill-color="#aa3377" draw:opacity="100%"/>
      <style:paragraph-properties fo:text-align="center"/>
    </style:style>
    <style:style style:name="P113" style:family="paragraph">
      <loext:graphic-properties draw:fill="none" draw:fill-color="#ffffff"/>
      <style:text-properties fo:color="#66ccee" loext:opacity="100%" style:font-name="Palatino LT Std" fo:font-style="normal" style:font-style-asian="normal" style:font-style-complex="normal"/>
    </style:style>
    <style:style style:name="P114" style:family="paragraph">
      <loext:graphic-properties draw:fill="none" draw:fill-color="#ffffff"/>
      <style:text-properties fo:color="#ee6677" loext:opacity="100%" style:font-name="Palatino LT Std" fo:font-style="normal" style:font-style-asian="normal" style:font-style-complex="normal"/>
    </style:style>
    <style:style style:name="P115" style:family="paragraph">
      <loext:graphic-properties draw:fill="none"/>
      <style:paragraph-properties fo:text-align="center"/>
      <style:text-properties fo:font-size="20pt" style:font-size-asian="16pt" style:font-size-complex="16pt"/>
    </style:style>
    <style:style style:name="P116" style:family="paragraph">
      <loext:graphic-properties draw:fill="solid" draw:fill-color="#aa3377" draw:opacity="100%"/>
      <style:paragraph-properties fo:text-align="center"/>
      <style:text-properties fo:font-size="20pt" style:font-size-asian="16pt" style:font-size-complex="16pt"/>
    </style:style>
    <style:style style:name="P117" style:family="paragraph">
      <loext:graphic-properties draw:fill="none" draw:fill-color="#ffffff"/>
      <style:text-properties fo:color="#4477aa" loext:opacity="100%" style:font-name="Palatino LT Std" fo:font-size="20pt" fo:font-style="normal" style:font-size-asian="16pt" style:font-style-asian="normal" style:font-size-complex="16pt" style:font-style-complex="normal"/>
    </style:style>
    <style:style style:name="P118" style:family="paragraph">
      <loext:graphic-properties draw:fill="none" draw:fill-color="#ffffff"/>
      <style:text-properties fo:color="#66ccee" loext:opacity="100%" style:font-name="Palatino LT Std" fo:font-size="20pt" fo:font-style="normal" style:font-size-asian="16pt" style:font-style-asian="normal" style:font-size-complex="16pt" style:font-style-complex="normal"/>
    </style:style>
    <style:style style:name="P119" style:family="paragraph">
      <loext:graphic-properties draw:fill="none" draw:fill-color="#ffffff"/>
      <style:text-properties fo:color="#aa3377" loext:opacity="100%" style:font-name="Palatino LT Std" fo:font-size="20pt" fo:font-style="normal" style:font-size-asian="16pt" style:font-style-asian="normal" style:font-size-complex="16pt" style:font-style-complex="normal"/>
    </style:style>
    <style:style style:name="P120" style:family="paragraph">
      <loext:graphic-properties draw:fill="none" draw:fill-color="#ffffff"/>
      <style:text-properties fo:color="#ee6677" loext:opacity="100%" style:font-name="Palatino LT Std" fo:font-size="20pt" fo:font-style="normal" style:font-size-asian="16pt" style:font-style-asian="normal" style:font-size-complex="16pt" style:font-style-complex="normal"/>
    </style:style>
    <style:style style:name="P121"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3" style:family="paragraph">
      <loext:graphic-properties draw:fill="none" draw:fill-color="#ffffff"/>
      <style:text-properties style:font-name="Palatino LT Std" fo:font-size="28pt" style:font-size-asian="28pt" style:font-size-complex="28pt"/>
    </style:style>
    <style:style style:name="P124" style:family="paragraph">
      <loext:graphic-properties draw:fill="none" draw:fill-color="#ffffff"/>
      <style:text-properties fo:color="#4477aa" loext:opacity="100%" style:font-name="Palatino LT Std" fo:font-size="21pt" fo:font-weight="bold" style:font-weight-asian="bold" style:font-weight-complex="bold"/>
    </style:style>
    <style:style style:name="P125" style:family="paragraph">
      <loext:graphic-properties draw:fill="none" draw:fill-color="#bbbbbb" draw:opacity="25%"/>
      <style:paragraph-properties fo:text-align="center"/>
    </style:style>
    <style:style style:name="P126" style:family="paragraph">
      <loext:graphic-properties draw:fill-color="#4477aa" draw:opacity="95%"/>
      <style:paragraph-properties fo:text-align="center"/>
    </style:style>
    <style:style style:name="P127" style:family="paragraph">
      <loext:graphic-properties draw:fill-color="#404042"/>
      <style:paragraph-properties fo:text-align="center"/>
    </style:style>
    <style:style style:name="P128" style:family="paragraph">
      <loext:graphic-properties draw:fill="none"/>
      <style:paragraph-properties fo:text-align="center"/>
      <style:text-properties fo:font-weight="bold"/>
    </style:style>
    <style:style style:name="P129" style:family="paragraph">
      <loext:graphic-properties draw:fill-color="#404042"/>
      <style:paragraph-properties fo:text-align="center"/>
      <style:text-properties fo:font-weight="bold"/>
    </style:style>
    <style:style style:name="P130" style:family="paragraph">
      <loext:graphic-properties draw:fill-color="#ee6677"/>
      <style:paragraph-properties fo:text-align="center"/>
      <style:text-properties fo:font-weight="bold"/>
    </style:style>
    <style:style style:name="P131" style:family="paragraph">
      <loext:graphic-properties draw:fill-color="#4477aa"/>
      <style:paragraph-properties fo:text-align="center"/>
      <style:text-properties fo:font-weight="bold"/>
    </style:style>
    <style:style style:name="P132" style:family="paragraph">
      <loext:graphic-properties draw:fill-color="#4477aa" draw:opacity="80%"/>
      <style:paragraph-properties fo:text-align="center"/>
    </style:style>
    <style:style style:name="P133" style:family="paragraph">
      <loext:graphic-properties draw:opacity="25%"/>
      <style:paragraph-properties fo:text-align="center"/>
    </style:style>
    <style:style style:name="P134" style:family="paragraph">
      <loext:graphic-properties draw:fill-color="#aa3377" draw:opacity="25%"/>
      <style:paragraph-properties fo:text-align="center"/>
    </style:style>
    <style:style style:name="P135" style:family="paragraph">
      <loext:graphic-properties draw:fill="none" draw:fill-color="#ffffff"/>
      <style:text-properties style:font-name="Palatino LT Std" fo:font-size="42pt" fo:font-style="italic" style:font-size-asian="36pt" style:font-style-asian="italic" style:font-size-complex="36pt" style:font-style-complex="italic"/>
    </style:style>
    <style:style style:name="P136" style:family="paragraph">
      <loext:graphic-properties draw:fill-color="#4477aa" draw:opacity="100%"/>
      <style:paragraph-properties fo:text-align="center"/>
    </style:style>
    <style:style style:name="P137" style:family="paragraph">
      <loext:graphic-properties draw:fill-color="#aa3377" draw:opacity="100%"/>
      <style:paragraph-properties fo:text-align="center"/>
    </style:style>
    <style:style style:name="P138" style:family="paragraph">
      <style:paragraph-properties fo:text-align="center"/>
      <style:text-properties fo:color="#777777" loext:opacity="100%"/>
    </style:style>
    <style:style style:name="P139" style:family="paragraph">
      <loext:graphic-properties draw:fill="none" draw:fill-color="#ffffff"/>
      <style:text-properties fo:color="#777777" loext:opacity="100%" style:font-name="Palatino LT Std" fo:font-size="32pt" fo:font-style="italic" style:font-size-asian="26pt" style:font-style-asian="italic" style:font-size-complex="26pt" style:font-style-complex="italic"/>
    </style:style>
    <style:style style:name="P140" style:family="paragraph">
      <loext:graphic-properties draw:fill="none" draw:fill-color="#4477aa"/>
      <style:paragraph-properties fo:text-align="center"/>
    </style:style>
    <style:style style:name="P141" style:family="paragraph">
      <loext:graphic-properties draw:fill-color="#4477aa" draw:opacity="100%"/>
      <style:paragraph-properties fo:text-align="center" style:writing-mode="lr-tb"/>
    </style:style>
    <style:style style:name="P142" style:family="paragraph">
      <loext:graphic-properties draw:fill-color="#66ccee" draw:opacity="100%"/>
      <style:paragraph-properties fo:text-align="center" style:writing-mode="lr-tb"/>
    </style:style>
    <style:style style:name="P143" style:family="paragraph">
      <loext:graphic-properties draw:fill-color="#ccbb44" draw:opacity="100%"/>
      <style:paragraph-properties fo:text-align="center" style:writing-mode="lr-tb"/>
    </style:style>
    <style:style style:name="P144" style:family="paragraph">
      <style:paragraph-properties fo:margin-left="0cm" fo:margin-right="0cm" fo:margin-top="0cm" fo:margin-bottom="0cm" fo:line-height="100%" fo:text-indent="0cm"/>
    </style:style>
    <style:style style:name="P145"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6" style:family="paragraph">
      <loext:graphic-properties draw:fill="none"/>
      <style:text-properties fo:color="#777777" loext:opacity="50%" fo:font-size="80pt" style:font-size-asian="66pt" style:font-size-complex="66pt"/>
    </style:style>
    <style:style style:name="P147" style:family="paragraph">
      <loext:graphic-properties draw:fill="none" draw:fill-color="#ffffff"/>
      <style:text-properties fo:color="#555555" loext:opacity="100%" style:font-name="Palatino LT Std" fo:font-size="32pt" fo:font-style="italic" style:font-size-asian="26pt" style:font-style-asian="italic" style:font-size-complex="26pt" style:font-style-complex="italic"/>
    </style:style>
    <style:style style:name="P148"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50" style:family="paragraph">
      <loext:graphic-properties draw:fill-color="#228833" draw:opacity="100%"/>
      <style:paragraph-properties fo:text-align="center" style:writing-mode="lr-tb"/>
    </style:style>
    <style:style style:name="P151"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2" style:family="paragraph">
      <loext:graphic-properties draw:fill="none"/>
      <style:paragraph-properties fo:text-align="center"/>
      <style:text-properties fo:font-style="italic" style:font-style-asian="italic" style:font-style-complex="italic"/>
    </style:style>
    <style:style style:name="P153"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4"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5"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6"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7" style:family="paragraph">
      <style:paragraph-properties fo:text-align="center"/>
      <style:text-properties fo:color="#ffffff" loext:opacity="100%" fo:font-style="italic" style:font-style-asian="italic" style:font-style-complex="italic"/>
    </style:style>
    <style:style style:name="P158"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9" style:family="paragraph">
      <loext:graphic-properties draw:fill="none" draw:fill-color="#ffffff"/>
      <style:text-properties fo:color="#228833" loext:opacity="100%" fo:font-style="italic" style:font-style-asian="italic" style:font-style-complex="italic"/>
    </style:style>
    <style:style style:name="P160" style:family="paragraph">
      <loext:graphic-properties draw:fill="none" draw:fill-color="#ffffff"/>
      <style:text-properties fo:color="#555555" loext:opacity="100%" style:font-name="Palatino LT Std" fo:font-size="20pt" fo:font-style="normal" style:font-size-asian="16pt" style:font-style-asian="normal" style:font-size-complex="16pt" style:font-style-complex="normal"/>
    </style:style>
    <style:style style:name="P161" style:family="paragraph">
      <loext:graphic-properties draw:fill-color="#555555" draw:opacity="25%"/>
      <style:paragraph-properties fo:text-align="center"/>
    </style:style>
    <style:style style:name="P162" style:family="paragraph">
      <loext:graphic-properties draw:fill="none"/>
      <style:paragraph-properties fo:margin-left="0cm" fo:margin-right="0cm" fo:margin-top="0cm" fo:margin-bottom="0cm" fo:line-height="100%" fo:text-indent="0cm"/>
      <style:text-properties fo:font-size="21pt"/>
    </style:style>
    <style:style style:name="P163" style:family="paragraph">
      <loext:graphic-properties draw:fill="solid" draw:fill-color="#729fcf"/>
      <style:paragraph-properties fo:text-align="center"/>
    </style:style>
    <style:style style:name="P164"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fo:color="#555555" loext:opacity="100%" style:font-name="Palatino LT Std" fo:font-style="italic" style:font-style-asian="italic" style:font-style-complex="italic"/>
    </style:style>
    <style:style style:name="T2" style:family="text">
      <style:text-properties fo:color="#555555" loext:opacity="100%" style:font-name="Palatino LT Std"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 fo:font-size="54pt" fo:font-style="italic" style:font-size-asian="44pt" style:font-style-asian="italic" style:font-size-complex="44pt" style:font-style-complex="italic"/>
    </style:style>
    <style:style style:name="T5" style:family="text">
      <style:text-properties style:text-position="-8% 58%" style:font-name="Palatino LT Std" fo:font-size="54pt" style:font-size-asian="44pt" style:font-size-complex="44pt"/>
    </style:style>
    <style:style style:name="T6" style:family="text">
      <style:text-properties fo:color="#228833" loext:opacity="100%" style:font-name="Palatino LT Std" fo:font-size="22pt" fo:font-style="normal" style:font-size-asian="20pt" style:font-style-asian="italic" style:font-size-complex="20pt" style:font-style-complex="italic"/>
    </style:style>
    <style:style style:name="T7" style:family="text">
      <style:text-properties fo:color="#228833" loext:opacity="100%" style:font-name="Palatino LT Std"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 fo:font-size="22pt" fo:font-style="normal" style:font-size-asian="20pt" style:font-style-asian="italic" style:font-size-complex="20pt" style:font-style-complex="italic"/>
    </style:style>
    <style:style style:name="T9" style:family="text">
      <style:text-properties style:font-name="Palatino LT Std" fo:font-size="24pt" fo:font-style="normal" style:font-size-asian="21pt" style:font-style-asian="italic" style:font-size-complex="21pt" style:font-style-complex="italic"/>
    </style:style>
    <style:style style:name="T10" style:family="text">
      <style:text-properties style:font-name="Palatino LT Std" fo:font-size="24pt" fo:font-style="italic" style:font-size-asian="21pt" style:font-style-asian="italic" style:font-size-complex="21pt" style:font-style-complex="italic"/>
    </style:style>
    <style:style style:name="T11" style:family="text">
      <style:text-properties style:text-position="-8% 58%" style:font-name="Palatino LT Std" fo:font-size="24pt" fo:font-style="normal" style:font-size-asian="21pt" style:font-style-asian="italic" style:font-size-complex="21pt" style:font-style-complex="italic"/>
    </style:style>
    <style:style style:name="T12" style:family="text">
      <style:text-properties fo:color="#228833" loext:opacity="100%" style:font-name="Palatino LT Std"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 fo:font-size="40pt" style:font-size-asian="32pt" style:font-size-complex="32pt"/>
    </style:style>
    <style:style style:name="T14" style:family="text">
      <style:text-properties fo:color="#bbbbbb" loext:opacity="100%" style:font-name="Palatino LT Std" fo:font-size="28pt" fo:font-style="italic" style:font-size-asian="24pt" style:font-style-asian="italic" style:font-size-complex="24pt" style:font-style-complex="italic"/>
    </style:style>
    <style:style style:name="T15" style:family="text">
      <style:text-properties fo:color="#777777" loext:opacity="100%" style:font-name="Palatino LT Std" fo:font-size="16pt" style:font-size-asian="14pt" style:font-size-complex="14pt"/>
    </style:style>
    <style:style style:name="T16" style:family="text">
      <style:text-properties fo:color="#ee6677" loext:opacity="100%" style:font-name="Palatino LT Std"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 fo:font-style="italic" style:font-style-asian="italic" style:font-style-complex="italic"/>
    </style:style>
    <style:style style:name="T19" style:family="text">
      <style:text-properties style:font-name="Palatino LT Std"/>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 fo:font-size="40pt" style:font-size-asian="32pt" style:font-size-complex="32pt"/>
    </style:style>
    <style:style style:name="T24" style:family="text">
      <style:text-properties fo:color="#aa3377" loext:opacity="100%" style:font-name="Palatino LT Std"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 fo:font-size="40pt" style:font-size-asian="32pt" style:font-size-complex="32pt"/>
    </style:style>
    <style:style style:name="T29" style:family="text">
      <style:text-properties fo:color="#777777" loext:opacity="100%" style:font-name="Palatino LT Std"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 fo:font-size="40pt" style:font-size-asian="32pt" style:font-size-complex="32pt"/>
    </style:style>
    <style:style style:name="T36" style:family="text">
      <style:text-properties fo:color="#4477aa" loext:opacity="100%" style:font-name="Palatino LT Std"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 fo:font-size="66pt" style:font-size-asian="54pt" style:font-size-complex="54pt"/>
    </style:style>
    <style:style style:name="T59" style:family="text">
      <style:text-properties fo:color="#4477aa" loext:opacity="100%" style:font-name="Palatino LT Std" fo:font-weight="bold" style:font-weight-asian="bold" style:font-weight-complex="bold"/>
    </style:style>
    <style:style style:name="T60" style:family="text">
      <style:text-properties fo:color="#aa3377" loext:opacity="100%" style:font-name="Palatino LT Std" fo:font-weight="bold" style:font-weight-asian="bold" style:font-weight-complex="bold"/>
    </style:style>
    <style:style style:name="T61" style:family="text">
      <style:text-properties fo:color="#4477aa" loext:opacity="100%" style:font-name="Palatino LT Std" fo:font-size="36pt" fo:font-style="normal" style:font-size-asian="28pt" style:font-style-asian="normal" style:font-size-complex="28pt" style:font-style-complex="normal"/>
    </style:style>
    <style:style style:name="T62" style:family="text">
      <style:text-properties fo:color="#aa3377" loext:opacity="100%" style:font-name="Palatino LT Std" fo:font-size="36pt" fo:font-style="normal" style:font-size-asian="28pt" style:font-style-asian="normal" style:font-size-complex="28pt" style:font-style-complex="normal"/>
    </style:style>
    <style:style style:name="T63" style:family="text">
      <style:text-properties fo:color="#66ccee" loext:opacity="100%" style:font-name="Palatino LT Std" fo:font-size="22pt" style:font-size-asian="20pt" style:font-size-complex="20pt"/>
    </style:style>
    <style:style style:name="T64" style:family="text">
      <style:text-properties fo:color="#4477aa" loext:opacity="100%" style:font-name="Palatino LT Std" fo:font-size="22pt" style:font-size-asian="20pt" style:font-size-complex="20pt"/>
    </style:style>
    <style:style style:name="T65" style:family="text">
      <style:text-properties fo:color="#bbbbbb" loext:opacity="100%" style:font-name="Palatino LT Std" fo:font-size="16pt" fo:font-style="italic" style:font-size-asian="14pt" style:font-style-asian="italic" style:font-size-complex="14pt" style:font-style-complex="italic"/>
    </style:style>
    <style:style style:name="T66" style:family="text">
      <style:text-properties fo:color="#555555" loext:opacity="100%" style:font-name="Palatino LT Std"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 fo:font-size="24pt" style:font-size-asian="21pt" style:font-size-complex="21pt"/>
    </style:style>
    <style:style style:name="T70" style:family="text">
      <style:text-properties fo:color="#aa3377" loext:opacity="100%" style:font-name="Palatino LT Std" fo:font-size="24pt" style:font-size-asian="21pt" style:font-size-complex="21pt"/>
    </style:style>
    <style:style style:name="T71" style:family="text">
      <style:text-properties fo:color="#66ccee" loext:opacity="100%" style:font-name="Palatino LT Std" fo:font-size="36pt" fo:font-style="normal" style:font-size-asian="28pt" style:font-style-asian="normal" style:font-size-complex="28pt" style:font-style-complex="normal"/>
    </style:style>
    <style:style style:name="T72" style:family="text">
      <style:text-properties fo:color="#ee6677" loext:opacity="100%" style:font-name="Palatino LT Std" fo:font-size="36pt" fo:font-style="normal" style:font-size-asian="28pt" style:font-style-asian="normal" style:font-size-complex="28pt" style:font-style-complex="normal"/>
    </style:style>
    <style:style style:name="T73" style:family="text">
      <style:text-properties fo:color="#4477aa" loext:opacity="100%" style:font-name="Palatino LT Std" fo:font-size="32pt" fo:font-style="normal" style:font-size-asian="26pt" style:font-style-asian="normal" style:font-size-complex="26pt" style:font-style-complex="normal"/>
    </style:style>
    <style:style style:name="T74" style:family="text">
      <style:text-properties fo:color="#66ccee" loext:opacity="100%" style:font-name="Palatino LT Std" fo:font-size="32pt" fo:font-style="normal" style:font-size-asian="26pt" style:font-style-asian="normal" style:font-size-complex="26pt" style:font-style-complex="normal"/>
    </style:style>
    <style:style style:name="T75" style:family="text">
      <style:text-properties fo:color="#aa3377" loext:opacity="100%" style:font-name="Palatino LT Std" fo:font-size="32pt" fo:font-style="normal" style:font-size-asian="26pt" style:font-style-asian="normal" style:font-size-complex="26pt" style:font-style-complex="normal"/>
    </style:style>
    <style:style style:name="T76" style:family="text">
      <style:text-properties fo:color="#ee6677" loext:opacity="100%" style:font-name="Palatino LT Std"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 fo:font-size="28pt" style:font-size-asian="28pt" style:font-size-complex="28pt"/>
    </style:style>
    <style:style style:name="T80" style:family="text">
      <style:text-properties fo:color="#4477aa" loext:opacity="100%" style:font-name="Palatino LT Std" fo:font-size="21pt" fo:font-weight="bold" style:font-weight-asian="bold" style:font-weight-complex="bold"/>
    </style:style>
    <style:style style:name="T81" style:family="text">
      <style:text-properties style:font-name="Palatino LT Std" fo:font-size="42pt" fo:font-style="italic" style:font-size-asian="36pt" style:font-style-asian="italic" style:font-size-complex="36pt" style:font-style-complex="italic"/>
    </style:style>
    <style:style style:name="T82" style:family="text">
      <style:text-properties fo:color="#777777" loext:opacity="100%" style:font-name="Palatino LT Std" fo:font-size="32pt" fo:font-style="italic" style:font-size-asian="26pt" style:font-style-asian="italic" style:font-size-complex="26pt" style:font-style-complex="italic"/>
    </style:style>
    <style:style style:name="T83" style:family="text">
      <style:text-properties fo:color="#000000" loext:opacity="100%" style:font-name="Palatino LT Std"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1"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 fo:font-size="20pt" fo:font-style="normal" style:font-size-asian="16pt" style:font-style-asian="normal" style:font-size-complex="16pt" style:font-style-complex="normal"/>
    </style:style>
    <style:style style:name="T104"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06"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07"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108" style:family="text">
      <style:text-properties fo:font-size="21pt" fo:font-weight="normal" style:font-weight-asian="normal" style:font-weight-complex="normal"/>
    </style:style>
    <style:style style:name="T109"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75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4" draw:text-style-name="P1" draw:layer="layout" svg:width="2.628cm" svg:height="4.82cm" draw:transform="rotate (0.770737397680696) translate (7.884cm 15cm)" svg:viewBox="0 0 2629 4821" svg:d="M0 0c0 0 1743 1693 2361 2293 648 814-85 2528-85 2528">
          <text:p/>
        </draw:path>
        <draw:line draw:style-name="gr15" draw:text-style-name="P1" draw:layer="layout" svg:x1="19.079cm" svg:y1="8.738cm" svg:x2="17.914cm" svg:y2="8.738cm">
          <text:p/>
        </draw:line>
        <draw:line draw:style-name="gr15" draw:text-style-name="P1" draw:layer="layout" svg:x1="17.027cm" svg:y1="10.813cm" svg:x2="15.507cm" svg:y2="10.813cm">
          <text:p/>
        </draw:line>
        <draw:path draw:style-name="gr15" draw:text-style-name="P1" draw:layer="layout" svg:width="2.257cm" svg:height="0.285cm" draw:transform="skewX (0.478394747971646) rotate (-1.97431644985599) translate (18.0168475820177cm 8.86264265922793cm)" svg:viewBox="0 0 2258 286" svg:d="M2258 145c-473-500-1724 495-2258-2">
          <text:p/>
        </draw:path>
        <draw:line draw:style-name="gr15" draw:text-style-name="P1" draw:layer="layout" svg:x1="10.107cm" svg:y1="8.739cm" svg:x2="11.272cm" svg:y2="8.739cm">
          <text:p/>
        </draw:line>
        <draw:line draw:style-name="gr15" draw:text-style-name="P1" draw:layer="layout" svg:x1="12.159cm" svg:y1="10.814cm" svg:x2="15.507cm" svg:y2="10.814cm">
          <text:p/>
        </draw:line>
        <draw:path draw:style-name="gr15"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16" draw:text-style-name="P4" draw:layer="layout" svg:width="14.42cm" svg:height="12cm" svg:x="12.469cm" svg:y="4.27cm">
          <text:p/>
          <draw:enhanced-geometry svg:viewBox="0 0 21600 21600" draw:type="rectangle" draw:enhanced-path="M 0 0 L 21600 0 21600 21600 0 21600 0 0 Z N"/>
        </draw:custom-shape>
        <draw:custom-shape draw:style-name="gr17"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8" draw:text-style-name="P9" draw:layer="layout" svg:width="2.392cm" svg:height="7.864cm" svg:x="20.638cm" svg:y="7.942cm">
          <text:p/>
          <draw:enhanced-geometry svg:viewBox="0 0 21600 21600" draw:type="rectangle" draw:enhanced-path="M 0 0 L 21600 0 21600 21600 0 21600 0 0 Z N"/>
        </draw:custom-shape>
        <draw:custom-shape draw:style-name="gr19" draw:text-style-name="P9" draw:layer="layout" svg:width="4.72cm" svg:height="3.091cm" svg:x="3.933cm" svg:y="10.235cm">
          <text:p/>
          <draw:enhanced-geometry svg:viewBox="0 0 21600 21600" draw:type="rectangle" draw:enhanced-path="M 0 0 L 21600 0 21600 21600 0 21600 0 0 Z N"/>
        </draw:custom-shape>
        <draw:custom-shape draw:style-name="gr20" draw:text-style-name="P10" draw:layer="layout" svg:width="2.501cm" svg:height="1.493cm" svg:x="20.584cm" svg:y="6.464cm">
          <text:p/>
          <draw:enhanced-geometry svg:viewBox="0 0 21600 21600" draw:type="rectangle" draw:enhanced-path="M 0 0 L 21600 0 21600 21600 0 21600 0 0 Z N"/>
        </draw:custom-shape>
        <draw:line draw:style-name="gr21" draw:text-style-name="P1" draw:layer="layout" svg:x1="20.532cm" svg:y1="5.944cm" svg:x2="20.532cm" svg:y2="15.909cm">
          <text:p/>
        </draw:line>
        <draw:line draw:style-name="gr21" draw:text-style-name="P1" draw:layer="layout" svg:x1="23.132cm" svg:y1="5.944cm" svg:x2="23.132cm" svg:y2="15.909cm">
          <text:p/>
        </draw:line>
        <draw:line draw:style-name="gr21" draw:text-style-name="P1" draw:layer="layout" svg:x1="20.433cm" svg:y1="15.806cm" svg:x2="23.236cm" svg:y2="15.806cm">
          <text:p/>
        </draw:line>
        <draw:g draw:style-name="gr5">
          <svg:title>TexMaths</svg:title>
          <svg:desc>28§latex§$$A$$§svg§600§TRUE§</svg:desc>
          <draw:path draw:style-name="gr22"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3" draw:text-style-name="P12" draw:layer="layout" svg:x1="21.799cm" svg:y1="4.301cm" svg:x2="21.799cm" svg:y2="1.975cm">
          <text:p/>
        </draw:line>
        <draw:g draw:style-name="gr5">
          <svg:title>TexMaths</svg:title>
          <svg:desc>28§latex§$$\yv$$§svg§600§TRUE§</svg:desc>
          <draw:path draw:style-name="gr22"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4"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5" draw:text-style-name="P15" draw:layer="layout" svg:x1="23.675cm" svg:y1="7.938cm" svg:x2="23.681cm" svg:y2="15.74cm">
          <text:p text:style-name="P14"/>
        </draw:measure>
        <draw:g draw:style-name="gr5">
          <svg:title>TexMaths</svg:title>
          <svg:desc>28§latex§$$V(t)$$§svg§600§TRUE§</svg:desc>
          <draw:path draw:style-name="gr26"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26" draw:text-style-name="P2" draw:layer="layout" svg:width="0.248cm" svg:height="0.943cm" svg:x="21.743cm" svg:y="11.02cm" svg:viewBox="0 0 249 944" svg:d="M238 0c-149 98-238 263-238 472 0 193 92 374 235 472 4-5 9-11 14-17-137-117-160-231-160-458 0-226 26-346 160-452-4-6-8-11-11-17z">
            <text:p/>
          </draw:path>
          <draw:path draw:style-name="gr26"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26"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27" draw:text-style-name="P16"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28" draw:text-style-name="P10" draw:layer="layout" svg:width="4.717cm" svg:height="2.816cm" svg:x="3.935cm" svg:y="7.447cm">
          <text:p/>
          <draw:enhanced-geometry svg:viewBox="0 0 21600 21600" draw:type="rectangle" draw:enhanced-path="M 0 0 L 21600 0 21600 21600 0 21600 0 0 Z N"/>
        </draw:custom-shape>
        <draw:line draw:style-name="gr29" draw:text-style-name="P12" draw:layer="layout" svg:x1="7.145cm" svg:y1="7.549cm" svg:x2="7.145cm" svg:y2="9.528cm">
          <text:p text:style-name="P17"/>
        </draw:line>
        <draw:line draw:style-name="gr30" draw:text-style-name="P12" draw:layer="layout" svg:x1="5.445cm" svg:y1="10.161cm" svg:x2="5.445cm" svg:y2="8.501cm">
          <text:p/>
        </draw:line>
        <draw:g draw:style-name="gr5">
          <svg:title>TexMaths</svg:title>
          <svg:desc>28§latex§$$F_{\text{atm}}$$§svg§600§TRUE§</svg:desc>
          <draw:path draw:style-name="gr26"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26"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26"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26"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26"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26"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26"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26"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26"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26"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0" draw:text-style-name="P12" draw:layer="layout" svg:x1="5.445cm" svg:y1="10.36cm" svg:x2="5.445cm" svg:y2="12.02cm">
          <text:p/>
        </draw:line>
        <draw:path draw:style-name="gr31" draw:text-style-name="P18" draw:layer="layout" svg:width="4.719cm" svg:height="1.094cm" svg:x="3.933cm" svg:y="12.331cm" svg:viewBox="0 0 4720 1095" svg:d="M0 1095v-855c0 0 759-220 1537-239 795-21 894 470 1612 449 803-18 575-257 1571-287v8 924z">
          <text:p/>
        </draw:path>
        <draw:frame draw:style-name="gr32" draw:text-style-name="P19" draw:layer="layout" svg:width="1.865cm" svg:height="0.742cm" svg:x="3.935cm" svg:y="7.447cm">
          <draw:text-box>
            <text:p><text:span text:style-name="T3">piston</text:span></text:p>
          </draw:text-box>
        </draw:frame>
        <draw:frame draw:style-name="gr32" draw:text-style-name="P19" draw:layer="layout" svg:width="1.226cm" svg:height="0.742cm" svg:x="7.427cm" svg:y="11.696cm">
          <draw:text-box>
            <text:p><text:span text:style-name="T3">gas</text:span></text:p>
          </draw:text-box>
        </draw:frame>
        <draw:custom-shape draw:style-name="gr18" draw:text-style-name="P9" draw:layer="layout" svg:width="2.392cm" svg:height="7.864cm" svg:x="13.745cm" svg:y="9.941cm">
          <text:p/>
          <draw:enhanced-geometry svg:viewBox="0 0 21600 21600" draw:type="rectangle" draw:enhanced-path="M 0 0 L 21600 0 21600 21600 0 21600 0 0 Z N"/>
        </draw:custom-shape>
        <draw:line draw:style-name="gr33" draw:text-style-name="P1" draw:layer="layout" svg:x1="13.54cm" svg:y1="9.805cm" svg:x2="16.343cm" svg:y2="9.805cm">
          <text:p/>
        </draw:line>
        <draw:line draw:style-name="gr21" draw:text-style-name="P1" draw:layer="layout" svg:x1="13.638cm" svg:y1="7.943cm" svg:x2="13.638cm" svg:y2="17.908cm">
          <text:p/>
        </draw:line>
        <draw:line draw:style-name="gr21" draw:text-style-name="P1" draw:layer="layout" svg:x1="16.238cm" svg:y1="7.943cm" svg:x2="16.238cm" svg:y2="17.908cm">
          <text:p/>
        </draw:line>
        <draw:line draw:style-name="gr21" draw:text-style-name="P1" draw:layer="layout" svg:x1="13.54cm" svg:y1="17.805cm" svg:x2="16.343cm" svg:y2="17.805cm">
          <text:p/>
        </draw:line>
        <draw:g draw:style-name="gr5">
          <svg:title>TexMaths</svg:title>
          <svg:desc>28§latex§$$V$$§svg§600§TRUE§</svg:desc>
          <draw:path draw:style-name="gr27" draw:text-style-name="P20"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4" draw:text-style-name="P21" draw:layer="layout" svg:x1="16.083cm" svg:y1="14.077cm" svg:x2="14.873cm" svg:y2="14.077cm">
          <text:p/>
        </draw:line>
        <draw:line draw:style-name="gr34" draw:text-style-name="P21" draw:layer="layout" svg:x1="13.807cm" svg:y1="13.577cm" svg:x2="15.017cm" svg:y2="13.577cm">
          <text:p/>
        </draw:line>
        <draw:line draw:style-name="gr34" draw:text-style-name="P21" draw:layer="layout" svg:x1="14.841cm" svg:y1="9.952cm" svg:x2="14.841cm" svg:y2="11.162cm">
          <text:p/>
        </draw:line>
        <draw:line draw:style-name="gr34" draw:text-style-name="P21" draw:layer="layout" svg:x1="15.041cm" svg:y1="17.642cm" svg:x2="15.041cm" svg:y2="16.432cm">
          <text:p/>
        </draw:line>
        <presentation:notes draw:style-name="dp2">
          <office:forms form:automatic-focus="false" form:apply-design-mode="false"/>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35" draw:text-style-name="P22" draw:layer="layout" svg:width="3.026cm" svg:height="1.052cm" svg:x="23.533cm" svg:y="3.098cm">
          <text:p/>
          <draw:enhanced-geometry svg:viewBox="0 0 21600 21600" draw:type="rectangle" draw:enhanced-path="M 0 0 L 21600 0 21600 21600 0 21600 0 0 Z N"/>
        </draw:custom-shape>
        <draw:custom-shape draw:style-name="gr35" draw:text-style-name="P22" draw:layer="layout" svg:width="3.026cm" svg:height="1.052cm" svg:x="17.833cm" svg:y="15.398cm">
          <text:p/>
          <draw:enhanced-geometry svg:viewBox="0 0 21600 21600" draw:type="rectangle" draw:enhanced-path="M 0 0 L 21600 0 21600 21600 0 21600 0 0 Z N"/>
        </draw:custom-shape>
        <draw:frame draw:style-name="gr36" draw:text-style-name="P23" draw:layer="layout" svg:width="1.692cm" svg:height="2.156cm" svg:x="0.644cm" svg:y="13.691cm">
          <draw:text-box>
            <text:p><text:span text:style-name="T4">t</text:span><text:span text:style-name="T5">1</text:span></text:p>
          </draw:text-box>
        </draw:frame>
        <draw:frame draw:style-name="gr36" draw:text-style-name="P23" draw:layer="layout" svg:width="1.692cm" svg:height="2.156cm" svg:x="1.659cm" svg:y="1.322cm">
          <draw:text-box>
            <text:p><text:span text:style-name="T4">t</text:span><text:span text:style-name="T5">2</text:span></text:p>
          </draw:text-box>
        </draw:frame>
        <draw:frame draw:style-name="gr37" draw:text-style-name="P24" draw:layer="layout" svg:width="7.232cm" svg:height="1.026cm" svg:x="14.602cm" svg:y="15.398cm">
          <draw:text-box>
            <text:p><text:span text:style-name="T6">control volume at </text:span><text:span text:style-name="T7">t</text:span><text:span text:style-name="T8">1</text:span></text:p>
          </draw:text-box>
        </draw:frame>
        <draw:frame draw:style-name="gr37" draw:text-style-name="P25" draw:layer="layout" svg:width="7.232cm" svg:height="1.026cm" svg:x="20.469cm" svg:y="3.343cm">
          <draw:text-box>
            <text:p><text:span text:style-name="T6">control volume at </text:span><text:span text:style-name="T7">t</text:span><text:span text:style-name="T8">2</text:span></text:p>
          </draw:text-box>
        </draw:frame>
        <draw:frame draw:style-name="gr38" draw:text-style-name="P26"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39" draw:text-style-name="P28" draw:layer="layout" svg:width="10.752cm" svg:height="0.969cm" draw:transform="rotate (1.1072368774652) translate (17.4258225715801cm 14.4444746673125cm)" svg:viewBox="0 0 10753 970" svg:d="M0 643c1387-325 4227 194 5130 275 904 82 2555 83 3271-108 717-190 625-123 2352-810">
          <text:p text:style-name="P27"><text:span text:style-name="T6">control surface evolving in time</text:span></text:p>
        </draw:path>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3d:scene draw:style-name="gr40"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1" draw:layer="layout"/>
        </dr3d:scene>
        <dr3d:scene draw:style-name="gr40"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1" draw:layer="layout"/>
        </dr3d:scen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42" draw:text-style-name="P29" draw:layer="layout" svg:width="5cm" svg:height="6.13cm" svg:x="2.467cm" svg:y="3.313cm">
          <text:p/>
          <draw:enhanced-geometry svg:viewBox="0 0 21600 21600" draw:type="rectangle" draw:enhanced-path="M 0 0 L 21600 0 21600 21600 0 21600 0 0 Z N"/>
        </draw:custom-shape>
        <draw:line draw:style-name="gr43" draw:text-style-name="P1" draw:layer="layout" svg:x1="7.466cm" svg:y1="1.271cm" svg:x2="7.466cm" svg:y2="3.109cm">
          <text:p/>
        </draw:line>
        <draw:line draw:style-name="gr43" draw:text-style-name="P1" draw:layer="layout" svg:x1="7.199cm" svg:y1="1.83cm" svg:x2="7.199cm" svg:y2="3.108cm">
          <text:p/>
        </draw:line>
        <draw:line draw:style-name="gr43" draw:text-style-name="P1" draw:layer="layout" svg:x1="6.933cm" svg:y1="2.437cm" svg:x2="6.933cm" svg:y2="3.108cm">
          <text:p/>
        </draw:line>
        <draw:line draw:style-name="gr43" draw:text-style-name="P1" draw:layer="layout" svg:x1="2.533cm" svg:y1="1.271cm" svg:x2="2.533cm" svg:y2="3.109cm">
          <text:p/>
        </draw:line>
        <draw:line draw:style-name="gr43" draw:text-style-name="P1" draw:layer="layout" svg:x1="2.8cm" svg:y1="1.83cm" svg:x2="2.8cm" svg:y2="3.108cm">
          <text:p/>
        </draw:line>
        <draw:line draw:style-name="gr43" draw:text-style-name="P1" draw:layer="layout" svg:x1="3.066cm" svg:y1="2.437cm" svg:x2="3.066cm" svg:y2="3.108cm">
          <text:p/>
        </draw:line>
        <draw:frame draw:style-name="gr44" draw:text-style-name="P30" draw:layer="layout" svg:width="1.383cm" svg:height="1.661cm" svg:x="8.509cm" svg:y="5.548cm">
          <draw:text-box>
            <text:p><text:span text:style-name="T12">t</text:span><text:span text:style-name="T13">1</text:span></text:p>
          </draw:text-box>
        </draw:frame>
        <draw:custom-shape draw:style-name="gr45"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2" draw:text-style-name="P29" draw:layer="layout" svg:width="5cm" svg:height="6.13cm" svg:x="14.447cm" svg:y="9.535cm">
          <text:p/>
          <draw:enhanced-geometry svg:viewBox="0 0 21600 21600" draw:type="rectangle" draw:enhanced-path="M 0 0 L 21600 0 21600 21600 0 21600 0 0 Z N"/>
        </draw:custom-shape>
        <draw:custom-shape draw:style-name="gr46" draw:text-style-name="P31" draw:layer="layout" svg:width="5cm" svg:height="6.13cm" svg:x="14.447cm" svg:y="3.313cm">
          <text:p/>
          <draw:enhanced-geometry svg:viewBox="0 0 21600 21600" draw:type="rectangle" draw:enhanced-path="M 0 0 L 21600 0 21600 21600 0 21600 0 0 Z N"/>
        </draw:custom-shape>
        <draw:line draw:style-name="gr43" draw:text-style-name="P1" draw:layer="layout" svg:x1="19.446cm" svg:y1="7.483cm" svg:x2="19.446cm" svg:y2="9.321cm">
          <text:p/>
        </draw:line>
        <draw:line draw:style-name="gr43" draw:text-style-name="P1" draw:layer="layout" svg:x1="19.179cm" svg:y1="8.042cm" svg:x2="19.179cm" svg:y2="9.32cm">
          <text:p/>
        </draw:line>
        <draw:line draw:style-name="gr43" draw:text-style-name="P1" draw:layer="layout" svg:x1="18.913cm" svg:y1="8.649cm" svg:x2="18.913cm" svg:y2="9.32cm">
          <text:p/>
        </draw:line>
        <draw:line draw:style-name="gr43" draw:text-style-name="P1" draw:layer="layout" svg:x1="14.513cm" svg:y1="7.483cm" svg:x2="14.513cm" svg:y2="9.321cm">
          <text:p/>
        </draw:line>
        <draw:line draw:style-name="gr43" draw:text-style-name="P1" draw:layer="layout" svg:x1="14.78cm" svg:y1="8.042cm" svg:x2="14.78cm" svg:y2="9.32cm">
          <text:p/>
        </draw:line>
        <draw:line draw:style-name="gr43" draw:text-style-name="P1" draw:layer="layout" svg:x1="15.046cm" svg:y1="8.649cm" svg:x2="15.046cm" svg:y2="9.32cm">
          <text:p/>
        </draw:line>
        <draw:frame draw:style-name="gr44" draw:text-style-name="P30" draw:layer="layout" svg:width="1.383cm" svg:height="1.661cm" svg:x="20.489cm" svg:y="5.548cm">
          <draw:text-box>
            <text:p><text:span text:style-name="T12">t</text:span><text:span text:style-name="T13">1</text:span></text:p>
          </draw:text-box>
        </draw:frame>
        <draw:custom-shape draw:style-name="gr45"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4" draw:text-style-name="P30" draw:layer="layout" svg:width="1.383cm" svg:height="1.661cm" svg:x="20.489cm" svg:y="11.77cm">
          <draw:text-box>
            <text:p><text:span text:style-name="T12">t</text:span><text:span text:style-name="T13">2</text:span></text:p>
          </draw:text-box>
        </draw:frame>
        <draw:custom-shape draw:style-name="gr45"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42" draw:text-style-name="P29"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3.059cm">
          <draw:text-box>
            <text:p><text:span text:style-name="T12">t</text:span><text:span text:style-name="T13">1</text:span></text:p>
          </draw:text-box>
        </draw:frame>
        <draw:custom-shape draw:style-name="gr42" draw:text-style-name="P29"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3.059cm">
          <draw:text-box>
            <text:p><text:span text:style-name="T12">t</text:span><text:span text:style-name="T13">2</text:span></text:p>
          </draw:text-box>
        </draw:frame>
        <draw:path draw:style-name="gr47" draw:text-style-name="P1" draw:layer="layout" svg:width="0cm" svg:height="16.319cm" svg:x="13.352cm" svg:y="2.974cm" svg:viewBox="0 0 0 16320" svg:d="M0 0c0 5440 0 10880 0 16320">
          <text:p/>
        </draw:path>
        <draw:line draw:style-name="gr48" draw:text-style-name="P32" draw:layer="layout" svg:x1="8.237cm" svg:y1="17.742cm" svg:x2="9.986cm" svg:y2="17.742cm">
          <text:p/>
        </draw:line>
        <draw:line draw:style-name="gr48" draw:text-style-name="P32" draw:layer="layout" svg:x1="8.237cm" svg:y1="17.742cm" svg:x2="8.237cm" svg:y2="15.993cm">
          <text:p/>
        </draw:line>
        <draw:frame draw:style-name="gr49" draw:text-style-name="P33" draw:layer="layout" svg:width="0.938cm" svg:height="1.237cm" svg:x="7.343cm" svg:y="15.828cm">
          <draw:text-box>
            <text:p><text:span text:style-name="T14">z</text:span></text:p>
          </draw:text-box>
        </draw:frame>
        <draw:frame draw:style-name="gr50" draw:text-style-name="P33" draw:layer="layout" svg:width="0.997cm" svg:height="1.237cm" svg:x="9.084cm" svg:y="17.605cm">
          <draw:text-box>
            <text:p><text:span text:style-name="T14">x</text:span></text:p>
          </draw:text-box>
        </draw:frame>
        <draw:frame draw:style-name="gr51" draw:text-style-name="P35" draw:layer="layout" svg:width="2.691cm" svg:height="1.377cm" svg:x="8.621cm" svg:y="1.797cm">
          <draw:text-box>
            <text:p text:style-name="P34"><text:span text:style-name="T15">initial</text:span></text:p>
            <text:p text:style-name="P34"><text:span text:style-name="T15">situation</text:span></text:p>
          </draw:text-box>
        </draw:frame>
        <draw:frame draw:style-name="gr51" draw:text-style-name="P35" draw:layer="layout" svg:width="2.691cm" svg:height="1.377cm" svg:x="15.402cm" svg:y="1.797cm">
          <draw:text-box>
            <text:p text:style-name="P34"><text:span text:style-name="T15">final</text:span></text:p>
            <text:p text:style-name="P34"><text:span text:style-name="T15">situation</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2" draw:text-style-name="P29"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2">t</text:span><text:span text:style-name="T13">1</text:span></text:p>
          </draw:text-box>
        </draw:frame>
        <draw:custom-shape draw:style-name="gr42" draw:text-style-name="P29"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2">t</text:span><text:span text:style-name="T13">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4">z</text:span></text:p>
          </draw:text-box>
        </draw:frame>
        <draw:frame draw:style-name="gr50" draw:text-style-name="P33" draw:layer="layout" svg:width="0.997cm" svg:height="1.237cm" svg:x="13.584cm" svg:y="3.505cm">
          <draw:text-box>
            <text:p><text:span text:style-name="T14">x</text:span></text:p>
          </draw:text-box>
        </draw:frame>
        <draw:frame draw:style-name="gr51" draw:text-style-name="P35" draw:layer="layout" svg:width="2.691cm" svg:height="1.377cm" svg:x="8.621cm" svg:y="1.597cm">
          <draw:text-box>
            <text:p text:style-name="P34"><text:span text:style-name="T15">initial</text:span></text:p>
            <text:p text:style-name="P34"><text:span text:style-name="T15">situation</text:span></text:p>
          </draw:text-box>
        </draw:frame>
        <draw:frame draw:style-name="gr51" draw:text-style-name="P35" draw:layer="layout" svg:width="2.691cm" svg:height="1.377cm" svg:x="15.402cm" svg:y="1.597cm">
          <draw:text-box>
            <text:p text:style-name="P34"><text:span text:style-name="T15">final</text:span></text:p>
            <text:p text:style-name="P34"><text:span text:style-name="T15">situation</text:span></text:p>
          </draw:text-box>
        </draw:frame>
        <draw:path draw:style-name="gr52"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53" draw:text-style-name="P36"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2">t</text:span><text:span text:style-name="T13">1</text:span></text:p>
          </draw:text-box>
        </draw:frame>
        <draw:custom-shape draw:style-name="gr53" draw:text-style-name="P36"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2">t</text:span><text:span text:style-name="T13">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4">z</text:span></text:p>
          </draw:text-box>
        </draw:frame>
        <draw:frame draw:style-name="gr50" draw:text-style-name="P33" draw:layer="layout" svg:width="0.997cm" svg:height="1.237cm" svg:x="13.584cm" svg:y="3.505cm">
          <draw:text-box>
            <text:p><text:span text:style-name="T14">x</text:span></text:p>
          </draw:text-box>
        </draw:frame>
        <draw:frame draw:style-name="gr51" draw:text-style-name="P35" draw:layer="layout" svg:width="2.691cm" svg:height="1.377cm" svg:x="8.621cm" svg:y="1.597cm">
          <draw:text-box>
            <text:p text:style-name="P34"><text:span text:style-name="T15">initial</text:span></text:p>
            <text:p text:style-name="P34"><text:span text:style-name="T15">situation</text:span></text:p>
          </draw:text-box>
        </draw:frame>
        <draw:frame draw:style-name="gr51" draw:text-style-name="P35" draw:layer="layout" svg:width="2.691cm" svg:height="1.377cm" svg:x="15.402cm" svg:y="1.597cm">
          <draw:text-box>
            <text:p text:style-name="P34"><text:span text:style-name="T15">final</text:span></text:p>
            <text:p text:style-name="P34"><text:span text:style-name="T15">situation</text:span></text:p>
          </draw:text-box>
        </draw:frame>
        <draw:path draw:style-name="gr52"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53" draw:text-style-name="P36"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2">t</text:span><text:span text:style-name="T13">1</text:span></text:p>
          </draw:text-box>
        </draw:frame>
        <draw:custom-shape draw:style-name="gr53" draw:text-style-name="P36"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2">t</text:span><text:span text:style-name="T13">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4">z</text:span></text:p>
          </draw:text-box>
        </draw:frame>
        <draw:frame draw:style-name="gr50" draw:text-style-name="P33" draw:layer="layout" svg:width="0.997cm" svg:height="1.237cm" svg:x="13.584cm" svg:y="3.505cm">
          <draw:text-box>
            <text:p><text:span text:style-name="T14">x</text:span></text:p>
          </draw:text-box>
        </draw:frame>
        <draw:frame draw:style-name="gr51" draw:text-style-name="P35" draw:layer="layout" svg:width="2.691cm" svg:height="1.377cm" svg:x="8.621cm" svg:y="1.597cm">
          <draw:text-box>
            <text:p text:style-name="P34"><text:span text:style-name="T15">initial</text:span></text:p>
            <text:p text:style-name="P34"><text:span text:style-name="T15">situation</text:span></text:p>
          </draw:text-box>
        </draw:frame>
        <draw:frame draw:style-name="gr51" draw:text-style-name="P35" draw:layer="layout" svg:width="2.691cm" svg:height="1.377cm" svg:x="15.402cm" svg:y="1.597cm">
          <draw:text-box>
            <text:p text:style-name="P34"><text:span text:style-name="T15">final</text:span></text:p>
            <text:p text:style-name="P34"><text:span text:style-name="T15">situation</text:span></text:p>
          </draw:text-box>
        </draw:frame>
        <draw:path draw:style-name="gr52"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4" draw:text-style-name="P38" draw:layer="layout" svg:width="11.682cm" svg:height="1.771cm" svg:x="7.778cm" svg:y="6.61cm">
          <draw:text-box>
            <text:p text:style-name="P34"><text:span text:style-name="T16">integrated flux = [0, 0, 0] N s </text:span></text:p>
            <text:p text:style-name="P37"><text:span text:style-name="T16">integrated supply = [0, 0, –4.72] N s </text:span></text:p>
          </draw:text-box>
        </draw:frame>
        <draw:path draw:style-name="gr55" draw:text-style-name="P1" draw:layer="layout" svg:width="4cm" svg:height="3.766cm" svg:x="12.784cm" svg:y="8.605cm" svg:viewBox="0 0 4001 3767" svg:d="M0 10c0 0 2639-118 3288 455 650 574 713 3302 713 3302">
          <text:p/>
        </draw:path>
        <draw:line draw:style-name="gr56" draw:text-style-name="P1" draw:layer="layout" svg:x1="24.299cm" svg:y1="6.912cm" svg:x2="24.299cm" svg:y2="2.276cm">
          <text:p/>
        </draw:line>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3" draw:text-style-name="P36" draw:layer="layout" svg:width="5cm" svg:height="6.13cm" svg:x="7.467cm" svg:y="6.513cm">
          <text:p/>
          <draw:enhanced-geometry svg:viewBox="0 0 21600 21600" draw:type="rectangle" draw:enhanced-path="M 0 0 L 21600 0 21600 21600 0 21600 0 0 Z N"/>
        </draw:custom-shape>
        <draw:line draw:style-name="gr43" draw:text-style-name="P1" draw:layer="layout" svg:x1="12.466cm" svg:y1="4.471cm" svg:x2="12.466cm" svg:y2="6.309cm">
          <text:p/>
        </draw:line>
        <draw:line draw:style-name="gr43" draw:text-style-name="P1" draw:layer="layout" svg:x1="12.199cm" svg:y1="5.03cm" svg:x2="12.199cm" svg:y2="6.308cm">
          <text:p/>
        </draw:line>
        <draw:line draw:style-name="gr43" draw:text-style-name="P1" draw:layer="layout" svg:x1="11.933cm" svg:y1="5.637cm" svg:x2="11.933cm" svg:y2="6.308cm">
          <text:p/>
        </draw:line>
        <draw:line draw:style-name="gr43" draw:text-style-name="P1" draw:layer="layout" svg:x1="7.533cm" svg:y1="4.471cm" svg:x2="7.533cm" svg:y2="6.309cm">
          <text:p/>
        </draw:line>
        <draw:line draw:style-name="gr43" draw:text-style-name="P1" draw:layer="layout" svg:x1="7.8cm" svg:y1="5.03cm" svg:x2="7.8cm" svg:y2="6.308cm">
          <text:p/>
        </draw:line>
        <draw:line draw:style-name="gr43" draw:text-style-name="P1" draw:layer="layout" svg:x1="8.066cm" svg:y1="5.637cm" svg:x2="8.066cm" svg:y2="6.308cm">
          <text:p/>
        </draw:line>
        <draw:frame draw:style-name="gr44" draw:text-style-name="P30" draw:layer="layout" svg:width="1.383cm" svg:height="1.661cm" svg:x="9.276cm" svg:y="2.859cm">
          <draw:text-box>
            <text:p><text:span text:style-name="T12">t</text:span><text:span text:style-name="T13">1</text:span></text:p>
          </draw:text-box>
        </draw:frame>
        <draw:custom-shape draw:style-name="gr53" draw:text-style-name="P36" draw:layer="layout" svg:width="5cm" svg:height="6.13cm" svg:x="14.247cm" svg:y="12.735cm">
          <text:p/>
          <draw:enhanced-geometry svg:viewBox="0 0 21600 21600" draw:type="rectangle" draw:enhanced-path="M 0 0 L 21600 0 21600 21600 0 21600 0 0 Z N"/>
        </draw:custom-shape>
        <draw:line draw:style-name="gr43" draw:text-style-name="P1" draw:layer="layout" svg:x1="19.246cm" svg:y1="10.683cm" svg:x2="19.246cm" svg:y2="12.521cm">
          <text:p/>
        </draw:line>
        <draw:line draw:style-name="gr43" draw:text-style-name="P1" draw:layer="layout" svg:x1="18.979cm" svg:y1="11.242cm" svg:x2="18.979cm" svg:y2="12.52cm">
          <text:p/>
        </draw:line>
        <draw:line draw:style-name="gr43" draw:text-style-name="P1" draw:layer="layout" svg:x1="18.713cm" svg:y1="11.849cm" svg:x2="18.713cm" svg:y2="12.52cm">
          <text:p/>
        </draw:line>
        <draw:line draw:style-name="gr43" draw:text-style-name="P1" draw:layer="layout" svg:x1="14.313cm" svg:y1="10.683cm" svg:x2="14.313cm" svg:y2="12.521cm">
          <text:p/>
        </draw:line>
        <draw:line draw:style-name="gr43" draw:text-style-name="P1" draw:layer="layout" svg:x1="14.58cm" svg:y1="11.242cm" svg:x2="14.58cm" svg:y2="12.52cm">
          <text:p/>
        </draw:line>
        <draw:line draw:style-name="gr43" draw:text-style-name="P1" draw:layer="layout" svg:x1="14.846cm" svg:y1="11.849cm" svg:x2="14.846cm" svg:y2="12.52cm">
          <text:p/>
        </draw:line>
        <draw:frame draw:style-name="gr44" draw:text-style-name="P30" draw:layer="layout" svg:width="1.383cm" svg:height="1.661cm" svg:x="16.056cm" svg:y="2.859cm">
          <draw:text-box>
            <text:p><text:span text:style-name="T12">t</text:span><text:span text:style-name="T13">2</text:span></text:p>
          </draw:text-box>
        </draw:frame>
        <draw:path draw:style-name="gr47" draw:text-style-name="P1" draw:layer="layout" svg:width="0cm" svg:height="14.752cm" svg:x="13.352cm" svg:y="4.541cm" svg:viewBox="0 0 0 14753" svg:d="M0 0c0 4918 0 9835 0 14753">
          <text:p/>
        </draw:path>
        <draw:line draw:style-name="gr48" draw:text-style-name="P32" draw:layer="layout" svg:x1="12.737cm" svg:y1="3.642cm" svg:x2="14.486cm" svg:y2="3.642cm">
          <text:p/>
        </draw:line>
        <draw:line draw:style-name="gr48" draw:text-style-name="P32" draw:layer="layout" svg:x1="12.737cm" svg:y1="3.642cm" svg:x2="12.737cm" svg:y2="1.893cm">
          <text:p/>
        </draw:line>
        <draw:frame draw:style-name="gr49" draw:text-style-name="P33" draw:layer="layout" svg:width="0.938cm" svg:height="1.237cm" svg:x="11.843cm" svg:y="1.728cm">
          <draw:text-box>
            <text:p><text:span text:style-name="T14">z</text:span></text:p>
          </draw:text-box>
        </draw:frame>
        <draw:frame draw:style-name="gr50" draw:text-style-name="P33" draw:layer="layout" svg:width="0.997cm" svg:height="1.237cm" svg:x="13.584cm" svg:y="3.505cm">
          <draw:text-box>
            <text:p><text:span text:style-name="T14">x</text:span></text:p>
          </draw:text-box>
        </draw:frame>
        <draw:frame draw:style-name="gr51" draw:text-style-name="P35" draw:layer="layout" svg:width="2.691cm" svg:height="1.377cm" svg:x="8.621cm" svg:y="1.597cm">
          <draw:text-box>
            <text:p text:style-name="P34"><text:span text:style-name="T15">initial</text:span></text:p>
            <text:p text:style-name="P34"><text:span text:style-name="T15">situation</text:span></text:p>
          </draw:text-box>
        </draw:frame>
        <draw:frame draw:style-name="gr51" draw:text-style-name="P35" draw:layer="layout" svg:width="2.691cm" svg:height="1.377cm" svg:x="15.402cm" svg:y="1.597cm">
          <draw:text-box>
            <text:p text:style-name="P34"><text:span text:style-name="T15">final</text:span></text:p>
            <text:p text:style-name="P34"><text:span text:style-name="T15">situation</text:span></text:p>
          </draw:text-box>
        </draw:frame>
        <draw:path draw:style-name="gr52"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2"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4" draw:text-style-name="P38" draw:layer="layout" svg:width="11.682cm" svg:height="1.771cm" svg:x="7.778cm" svg:y="8.61cm">
          <draw:text-box>
            <text:p text:style-name="P34"><text:span text:style-name="T16">integrated flux = [0, 0, –3.15] N s </text:span></text:p>
            <text:p text:style-name="P37"><text:span text:style-name="T16">integrated supply = [0, 0, –1.57] N s </text:span></text:p>
          </draw:text-box>
        </draw:frame>
        <draw:path draw:style-name="gr55" draw:text-style-name="P1" draw:layer="layout" svg:width="4cm" svg:height="3.766cm" draw:transform="rotate (0.770737397680696) translate (10.5199493288802cm 12.3197489092658cm)" svg:viewBox="0 0 4001 3767" svg:d="M0 10c0 0 2639-118 3288 455 650 574 713 3302 713 3302">
          <text:p/>
        </draw:path>
        <draw:line draw:style-name="gr56" draw:text-style-name="P1" draw:layer="layout" svg:x1="24.299cm" svg:y1="6.912cm" svg:x2="24.299cm" svg:y2="2.276cm">
          <text:p/>
        </draw:lin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57" draw:text-style-name="P1" draw:layer="layout" svg:x1="4.944cm" svg:y1="12.266cm" svg:x2="23.219cm" svg:y2="2.89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57" draw:text-style-name="P1" draw:layer="layout" svg:x1="0.41cm" svg:y1="15.992cm" svg:x2="25.823cm" svg:y2="2.459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58" draw:text-style-name="P39"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40"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40"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1" draw:text-style-name="P1" draw:layer="layout" svg:width="9.43cm" svg:height="9.665cm" draw:transform="skewX (8.17344921930146E-017) rotate (-0.479267412597644) translate (8.30852618193669cm 2.76807145886468cm)" svg:viewBox="0 0 9431 9666" svg:d="M0 0c8880 0 9787 2187 9339 9666">
          <text:p/>
        </draw:path>
        <draw:path draw:style-name="gr61"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2" draw:text-style-name="P39"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3" draw:text-style-name="P41"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41"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4"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4"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line draw:style-name="gr65" draw:text-style-name="P34" draw:layer="layout" svg:x1="3.982cm" svg:y1="8.88cm" svg:x2="26.262cm" svg:y2="8.88cm">
          <text:p/>
        </draw:line>
        <draw:custom-shape draw:style-name="gr66" draw:text-style-name="P42" draw:layer="layout" svg:width="6.32cm" svg:height="1.524cm" svg:x="9.817cm" svg:y="8.118cm">
          <text:p/>
          <draw:enhanced-geometry svg:viewBox="0 0 21600 21600" draw:type="rectangle" draw:enhanced-path="M 0 0 L 21600 0 21600 21600 0 21600 0 0 Z N"/>
        </draw:custom-shape>
        <draw:line draw:style-name="gr67" draw:text-style-name="P34" draw:layer="layout" svg:x1="9.817cm" svg:y1="8.505cm" svg:x2="12.689cm" svg:y2="8.505cm">
          <text:p/>
        </draw:line>
        <draw:line draw:style-name="gr68" draw:text-style-name="P34" draw:layer="layout" svg:x1="16.137cm" svg:y1="8.505cm" svg:x2="22.785cm" svg:y2="8.505cm">
          <text:p/>
        </draw:line>
        <draw:line draw:style-name="gr69" draw:text-style-name="P3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69" draw:text-style-name="P3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0" draw:text-style-name="P43"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0" draw:text-style-name="P43"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0" draw:text-style-name="P43" draw:layer="layout" svg:width="0.248cm" svg:height="0.943cm" svg:x="10.962cm" svg:y="6.872cm" svg:viewBox="0 0 249 944" svg:d="M238 0c-149 98-238 262-238 472 0 192 92 374 235 472 5-6 9-12 14-17-137-117-160-232-160-458s26-346 160-452c-4-6-8-11-11-17z">
            <text:p/>
          </draw:path>
          <draw:path draw:style-name="gr70" draw:text-style-name="P43"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0" draw:text-style-name="P43"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1" draw:text-style-name="P44"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1" draw:text-style-name="P44"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1" draw:text-style-name="P44" draw:layer="layout" svg:width="0.248cm" svg:height="0.943cm" svg:x="17.44cm" svg:y="6.872cm" svg:viewBox="0 0 249 944" svg:d="M238 0c-148 98-238 262-238 472 0 193 92 374 235 472 5-6 9-11 14-17-137-117-159-232-159-458s25-346 159-452c-4-6-7-11-11-17z">
            <text:p/>
          </draw:path>
          <draw:path draw:style-name="gr71" draw:text-style-name="P44"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1" draw:text-style-name="P44"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1" draw:text-style-name="P44"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1" draw:text-style-name="P44"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1" draw:text-style-name="P44"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line draw:style-name="gr72" draw:text-style-name="P1" draw:layer="layout" svg:x1="15.236cm" svg:y1="9.601cm" svg:x2="17.98cm" svg:y2="7.532cm">
          <text:p/>
        </draw:line>
        <draw:path draw:style-name="gr73" draw:text-style-name="P45" draw:layer="layout" svg:width="7.613cm" svg:height="1.064cm" draw:transform="skewX (0.536165146212658) rotate (-0.8309512568745) translate (9.73239346027278cm 2.25612074712957cm)" svg:viewBox="0 0 7614 1065" svg:d="M7614 1062c-4 14-3446-1123-5371-1059-1618 52-1666 853-2243 1062">
          <text:p/>
        </draw:path>
        <dr3d:scene draw:style-name="gr74"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76" draw:text-style-name="P46" draw:layer="layout" svg:width="5.369cm" svg:height="11.898cm" svg:x="15.314cm" svg:y="3.574cm" svg:viewBox="0 0 5370 11899" draw:points="4188,0 0,3078 2077,11899 5370,7351">
          <text:p/>
        </draw:polygon>
        <draw:frame draw:style-name="gr77" draw:text-style-name="P47"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78" draw:text-style-name="P48" draw:layer="layout" svg:width="4.177cm" svg:height="0.992cm" svg:x="2.973cm" svg:y="6.51cm">
          <draw:text-box>
            <text:p><text:span text:style-name="T18">t</text:span><text:span text:style-name="T19"> = 13:30:15</text:span></text:p>
          </draw:text-box>
        </draw:frame>
        <draw:frame draw:style-name="gr79" draw:text-style-name="P50" draw:layer="layout" svg:width="4.626cm" svg:height="2.914cm" svg:x="3.309cm" svg:y="0.34cm">
          <draw:text-box>
            <text:p text:style-name="P49"><text:span text:style-name="T20">matter</text:span></text:p>
            <text:p text:style-name="P49"><text:span text:style-name="T20">energy-mass</text:span></text:p>
            <text:p text:style-name="P49"><text:span text:style-name="T20">momentum</text:span></text:p>
            <text:p text:style-name="P49"><text:span text:style-name="T20">angular momentum</text:span></text:p>
            <text:p text:style-name="P49"><text:span text:style-name="T20">entropy</text:span></text:p>
          </draw:text-box>
        </draw:frame>
        <draw:custom-shape draw:style-name="gr80" draw:text-style-name="P21"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1" draw:text-style-name="P51"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79" draw:text-style-name="P52" draw:layer="layout" svg:width="4.626cm" svg:height="2.914cm" svg:x="13.41cm" svg:y="16.44cm">
          <draw:text-box>
            <text:p text:style-name="P49"><text:span text:style-name="T22">matter</text:span></text:p>
            <text:p text:style-name="P49"><text:span text:style-name="T22">energy-mass</text:span></text:p>
            <text:p text:style-name="P49"><text:span text:style-name="T22">momentum</text:span></text:p>
            <text:p text:style-name="P49"><text:span text:style-name="T22">angular momentum</text:span></text:p>
            <text:p text:style-name="P49"><text:span text:style-name="T22">entropy</text:span></text:p>
          </draw:text-box>
        </draw:frame>
        <draw:custom-shape draw:style-name="gr82"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3" draw:text-style-name="P34" draw:layer="layout" svg:width="7.798cm" svg:height="0.746cm" draw:transform="skewX (-0.0724311639577647) rotate (-1.19572507054131) translate (19.3878257340575cm 9.96049592983589cm)" svg:viewBox="0 0 7799 747" svg:d="M7799 744c-5 10-3529-787-5501-742-1657 37-1707 599-2298 745">
          <text:p/>
        </draw:path>
        <draw:line draw:style-name="gr84" draw:text-style-name="P1" draw:layer="layout" svg:x1="17.968cm" svg:y1="7.554cm" svg:x2="22.772cm" svg:y2="3.93cm">
          <text:p/>
        </draw:line>
        <draw:g draw:style-name="gr85">
          <draw:path draw:style-name="gr86"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87" draw:text-style-name="P1" draw:layer="layout" svg:x1="25.167cm" svg:y1="11.321cm" svg:x2="25.167cm" svg:y2="9.334cm">
            <text:p/>
          </draw:line>
          <draw:custom-shape draw:style-name="gr88" draw:text-style-name="P53" draw:layer="layout" svg:width="0.406cm" svg:height="0.409cm" svg:x="24.964cm" svg:y="7.895cm">
            <text:p/>
            <draw:enhanced-geometry svg:viewBox="0 0 21600 21600" draw:type="rectangle" draw:enhanced-path="M 0 0 L 21600 0 21600 21600 0 21600 0 0 Z N"/>
          </draw:custom-shape>
          <draw:line draw:style-name="gr89" draw:text-style-name="P1" draw:layer="layout" svg:x1="25.167cm" svg:y1="9.036cm" svg:x2="25.167cm" svg:y2="6.295cm">
            <text:p/>
          </draw:line>
        </draw:g>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90" draw:text-style-name="P1" draw:layer="layout" svg:x1="15.2cm" svg:y1="9.4cm" svg:x2="18.262cm" svg:y2="7.841cm">
          <text:p/>
        </draw:line>
        <draw:path draw:style-name="gr73" draw:text-style-name="P45" draw:layer="layout" svg:width="7.613cm" svg:height="1.064cm" draw:transform="skewX (0.536165146212658) rotate (-0.8309512568745) translate (9.73239346027278cm 2.25612074712957cm)" svg:viewBox="0 0 7614 1065" svg:d="M7614 1062c-4 14-3446-1123-5371-1059-1618 52-1666 853-2243 1062">
          <text:p/>
        </draw:path>
        <dr3d:scene draw:style-name="gr74"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76" draw:text-style-name="P46" draw:layer="layout" svg:width="5.369cm" svg:height="11.898cm" svg:x="15.314cm" svg:y="3.574cm" svg:viewBox="0 0 5370 11899" draw:points="4188,0 0,3078 2077,11899 5370,7351">
          <text:p/>
        </draw:polygon>
        <draw:frame draw:style-name="gr77" draw:text-style-name="P47"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78" draw:text-style-name="P48" draw:layer="layout" svg:width="4.177cm" svg:height="0.992cm" svg:x="2.973cm" svg:y="6.51cm">
          <draw:text-box>
            <text:p><text:span text:style-name="T18">t</text:span><text:span text:style-name="T19"> = 13:30:15</text:span></text:p>
          </draw:text-box>
        </draw:frame>
        <draw:frame draw:style-name="gr79" draw:text-style-name="P50" draw:layer="layout" svg:width="4.626cm" svg:height="2.914cm" svg:x="3.309cm" svg:y="0.34cm">
          <draw:text-box>
            <text:p text:style-name="P49"><text:span text:style-name="T20">matter</text:span></text:p>
            <text:p text:style-name="P49"><text:span text:style-name="T20">energy-mass</text:span></text:p>
            <text:p text:style-name="P49"><text:span text:style-name="T20">momentum</text:span></text:p>
            <text:p text:style-name="P49"><text:span text:style-name="T20">angular momentum</text:span></text:p>
            <text:p text:style-name="P49"><text:span text:style-name="T20">entropy</text:span></text:p>
          </draw:text-box>
        </draw:frame>
        <draw:custom-shape draw:style-name="gr80" draw:text-style-name="P21"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1" draw:text-style-name="P51"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79" draw:text-style-name="P52" draw:layer="layout" svg:width="4.626cm" svg:height="2.914cm" svg:x="13.41cm" svg:y="16.44cm">
          <draw:text-box>
            <text:p text:style-name="P49"><text:span text:style-name="T22">matter</text:span></text:p>
            <text:p text:style-name="P49"><text:span text:style-name="T22">energy-mass</text:span></text:p>
            <text:p text:style-name="P49"><text:span text:style-name="T22">momentum</text:span></text:p>
            <text:p text:style-name="P49"><text:span text:style-name="T22">angular momentum</text:span></text:p>
            <text:p text:style-name="P49"><text:span text:style-name="T22">entropy</text:span></text:p>
          </draw:text-box>
        </draw:frame>
        <draw:custom-shape draw:style-name="gr82"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3" draw:text-style-name="P34" draw:layer="layout" svg:width="7.798cm" svg:height="0.746cm" draw:transform="skewX (-0.0724311639577647) rotate (-1.19572507054131) translate (19.3878257340575cm 9.96049592983589cm)" svg:viewBox="0 0 7799 747" svg:d="M7799 744c-5 10-3529-787-5501-742-1657 37-1707 599-2298 745">
          <text:p/>
        </draw:path>
        <draw:g draw:style-name="gr85">
          <draw:path draw:style-name="gr91"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2" draw:text-style-name="P1" draw:layer="layout" svg:x1="18.258cm" svg:y1="7.863cm" svg:x2="20.378cm" svg:y2="6.783cm">
            <text:p/>
          </draw:line>
          <draw:custom-shape draw:style-name="gr93" draw:text-style-name="P53"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4" draw:text-style-name="P1" draw:layer="layout" svg:x1="20.696cm" svg:y1="6.621cm" svg:x2="23.621cm" svg:y2="5.131cm">
            <text:p/>
          </draw:line>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3d:scene draw:style-name="gr74"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95" draw:text-style-name="P54" draw:layer="layout" svg:width="5.468cm" svg:height="11.122cm" svg:x="12.288cm" svg:y="2.063cm" svg:viewBox="0 0 5469 11123" draw:points="4074,0 0,2853 2174,11123 5469,6874">
          <text:p/>
        </draw:polygon>
        <draw:polygon draw:style-name="gr96" draw:text-style-name="P55" draw:layer="layout" svg:width="5.069cm" svg:height="8.776cm" svg:x="12.289cm" svg:y="4.849cm" svg:viewBox="0 0 5070 8777" draw:points="3034,0 0,68 2172,8300 5070,8777">
          <text:p/>
        </draw:polygon>
        <draw:polygon draw:style-name="gr97" draw:text-style-name="P56" draw:layer="layout" svg:width="5.348cm" svg:height="11.792cm" svg:x="15.356cm" svg:y="1.816cm" svg:viewBox="0 0 5349 11793" draw:points="0,3017 4140,0 5349,7276 2035,11793">
          <text:p/>
        </draw:polygon>
        <draw:polygon draw:style-name="gr96" draw:text-style-name="P55" draw:layer="layout" svg:width="7.165cm" svg:height="3.122cm" svg:x="12.289cm" svg:y="1.804cm" svg:viewBox="0 0 7166 3123" draw:points="3046,3013 7166,0 4066,272 0,3123">
          <text:p/>
        </draw:polygon>
        <draw:line draw:style-name="gr84" draw:text-style-name="P1" draw:layer="layout" svg:x1="18.52cm" svg:y1="7.433cm" svg:x2="23.845cm" svg:y2="7.7cm">
          <text:p/>
        </draw:line>
        <draw:frame draw:style-name="gr98" draw:text-style-name="P58" draw:layer="layout" svg:width="4.494cm" svg:height="1.661cm" svg:x="18.245cm" svg:y="11.681cm">
          <draw:text-box>
            <text:p text:style-name="P57"><text:span text:style-name="T23">area </text:span><text:span text:style-name="T24">A</text:span></text:p>
          </draw:text-box>
        </draw:frame>
        <draw:frame draw:style-name="gr99" draw:text-style-name="P59" draw:layer="layout" svg:width="1.734cm" svg:height="1.805cm" svg:x="21.138cm" svg:y="6.023cm">
          <draw:text-box>
            <text:p><text:span text:style-name="T25">v</text:span><text:span text:style-name="T26">x</text:span></text:p>
          </draw:text-box>
        </draw:frame>
        <draw:frame draw:style-name="gr100" draw:text-style-name="P60" draw:layer="layout" svg:width="1.713cm" svg:height="1.805cm" svg:x="7.483cm" svg:y="10.442cm">
          <draw:text-box>
            <text:p><text:span text:style-name="T27">N</text:span></text:p>
          </draw:text-box>
        </draw:frame>
        <draw:frame draw:style-name="gr101" draw:text-style-name="P61" draw:layer="layout" svg:width="6.619cm" svg:height="1.661cm" svg:x="11.217cm" svg:y="0.739cm">
          <draw:text-box>
            <text:p text:style-name="P57"><text:span text:style-name="T28">volume </text:span><text:span text:style-name="T29">V</text:span></text:p>
          </draw:text-box>
        </draw:frame>
        <draw:g draw:style-name="gr5">
          <draw:line draw:style-name="gr102" draw:text-style-name="P1" draw:layer="layout" svg:x1="9.84cm" svg:y1="18.928cm" svg:x2="8.149cm" svg:y2="14.093cm">
            <text:p/>
          </draw:line>
          <draw:line draw:style-name="gr102" draw:text-style-name="P1" draw:layer="layout" svg:x1="9.841cm" svg:y1="18.928cm" svg:x2="14.647cm" svg:y2="19.696cm">
            <text:p/>
          </draw:line>
          <draw:line draw:style-name="gr102" draw:text-style-name="P1" draw:layer="layout" svg:x1="9.841cm" svg:y1="18.928cm" svg:x2="12.593cm" svg:y2="16.44cm">
            <text:p/>
          </draw:line>
          <draw:frame draw:style-name="gr103" draw:text-style-name="P62" draw:layer="layout" svg:width="0.692cm" svg:height="1.381cm" svg:x="14.004cm" svg:y="18.53cm">
            <draw:text-box>
              <text:p><text:span text:style-name="T30">x</text:span></text:p>
            </draw:text-box>
          </draw:frame>
          <draw:frame draw:style-name="gr103" draw:text-style-name="P62" draw:layer="layout" svg:width="0.692cm" svg:height="1.381cm" svg:x="12.421cm" svg:y="16.032cm">
            <draw:text-box>
              <text:p><text:span text:style-name="T30">y</text:span></text:p>
            </draw:text-box>
          </draw:frame>
          <draw:frame draw:style-name="gr104" draw:text-style-name="P62" draw:layer="layout" svg:width="0.65cm" svg:height="1.381cm" svg:x="8.23cm" svg:y="13.564cm">
            <draw:text-box>
              <text:p><text:span text:style-name="T30">z</text:span></text:p>
            </draw:text-box>
          </draw:frame>
        </draw:g>
        <draw:measure draw:style-name="gr105" draw:text-style-name="P64" draw:layer="measurelines" svg:x1="17.372cm" svg:y1="13.702cm" svg:x2="14.447cm" svg:y2="13.207cm">
          <text:p text:style-name="P63"/>
          <text:p text:style-name="P63"><text:span text:style-name="T31">v</text:span><text:span text:style-name="T32">x</text:span><text:span text:style-name="T31"> </text:span><text:span text:style-name="T33">Δ</text:span><text:span text:style-name="T31">t</text:span></text:p>
        </draw:measure>
        <draw:frame draw:style-name="gr106" draw:text-style-name="P60"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frame draw:style-name="gr98" draw:text-style-name="P58" draw:layer="layout" svg:width="4.494cm" svg:height="1.661cm" svg:x="10.565cm" svg:y="13.286cm">
          <draw:text-box>
            <text:p text:style-name="P57"><text:span text:style-name="T23">area </text:span><text:span text:style-name="T24">A</text:span></text:p>
          </draw:text-box>
        </draw:frame>
        <draw:frame draw:style-name="gr101" draw:text-style-name="P65" draw:layer="layout" svg:width="6.619cm" svg:height="1.661cm" svg:x="11.217cm" svg:y="0.739cm">
          <draw:text-box>
            <text:p text:style-name="P57"><text:span text:style-name="T35">volume </text:span><text:span text:style-name="T36">V</text:span></text:p>
          </draw:text-box>
        </draw:frame>
        <draw:g draw:style-name="gr5">
          <draw:line draw:style-name="gr102" draw:text-style-name="P1" draw:layer="layout" svg:x1="9.84cm" svg:y1="18.928cm" svg:x2="8.149cm" svg:y2="14.093cm">
            <text:p/>
          </draw:line>
          <draw:line draw:style-name="gr102" draw:text-style-name="P1" draw:layer="layout" svg:x1="9.841cm" svg:y1="18.928cm" svg:x2="14.647cm" svg:y2="19.696cm">
            <text:p/>
          </draw:line>
          <draw:line draw:style-name="gr102" draw:text-style-name="P1" draw:layer="layout" svg:x1="9.841cm" svg:y1="18.928cm" svg:x2="12.593cm" svg:y2="16.44cm">
            <text:p/>
          </draw:line>
          <draw:frame draw:style-name="gr103" draw:text-style-name="P62" draw:layer="layout" svg:width="0.692cm" svg:height="1.381cm" svg:x="14.004cm" svg:y="18.53cm">
            <draw:text-box>
              <text:p><text:span text:style-name="T30">x</text:span></text:p>
            </draw:text-box>
          </draw:frame>
          <draw:frame draw:style-name="gr103" draw:text-style-name="P62" draw:layer="layout" svg:width="0.692cm" svg:height="1.381cm" svg:x="12.421cm" svg:y="16.032cm">
            <draw:text-box>
              <text:p><text:span text:style-name="T30">y</text:span></text:p>
            </draw:text-box>
          </draw:frame>
          <draw:frame draw:style-name="gr104" draw:text-style-name="P62" draw:layer="layout" svg:width="0.65cm" svg:height="1.381cm" svg:x="8.23cm" svg:y="13.564cm">
            <draw:text-box>
              <text:p><text:span text:style-name="T30">z</text:span></text:p>
            </draw:text-box>
          </draw:frame>
        </draw:g>
        <draw:frame draw:style-name="gr107" draw:text-style-name="P59" draw:layer="layout" svg:width="1.903cm" svg:height="1.805cm" svg:x="20.64cm" svg:y="2.618cm">
          <draw:text-box>
            <text:p><text:span text:style-name="T25">P</text:span><text:span text:style-name="T26">x</text:span></text:p>
          </draw:text-box>
        </draw:frame>
        <dr3d:scene draw:style-name="gr10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9" draw:layer="layout"/>
        </dr3d:scene>
        <draw:line draw:style-name="gr110" draw:text-style-name="P1" draw:layer="layout" svg:x1="16.454cm" svg:y1="4.288cm" svg:x2="23.274cm" svg:y2="4.418cm">
          <text:p/>
        </draw:line>
        <draw:frame draw:style-name="gr106" draw:text-style-name="P66" draw:layer="layout" svg:width="1.471cm" svg:height="1.805cm" svg:x="17.229cm" svg:y="5.541cm">
          <draw:text-box>
            <text:p><text:span text:style-name="T37">J</text:span><text:span text:style-name="T38">x</text:span></text:p>
          </draw:text-box>
        </draw:frame>
        <draw:line draw:style-name="gr111" draw:text-style-name="P1" draw:layer="layout" svg:x1="14.583cm" svg:y1="7.219cm" svg:x2="19.51cm" svg:y2="7.313cm">
          <text:p/>
        </draw:line>
        <draw:polygon draw:style-name="gr112" draw:text-style-name="P46" draw:layer="layout" svg:width="6.194cm" svg:height="10.871cm" svg:x="10.96cm" svg:y="2.108cm" svg:viewBox="0 0 6195 10872" draw:points="4754,0 0,2839 2261,10872 6195,6776">
          <text:p/>
        </draw:polygon>
        <draw:frame draw:style-name="gr113" draw:text-style-name="P67" draw:layer="layout" svg:width="1.518cm" svg:height="1.661cm" svg:x="8.919cm" svg:y="5.548cm">
          <draw:text-box>
            <text:p text:style-name="P57"><text:span text:style-name="T12">V</text:span></text:p>
          </draw:text-box>
        </draw:frame>
        <draw:frame draw:style-name="gr114" draw:text-style-name="P68" draw:layer="layout" svg:width="1.515cm" svg:height="1.661cm" svg:x="13.133cm" svg:y="9.781cm">
          <draw:text-box>
            <text:p text:style-name="P57"><text:span text:style-name="T39">A</text:span></text:p>
          </draw:text-box>
        </draw:fram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
          <draw:line draw:style-name="gr102" draw:text-style-name="P1" draw:layer="layout" svg:x1="10.14cm" svg:y1="18.128cm" svg:x2="8.449cm" svg:y2="13.293cm">
            <text:p/>
          </draw:line>
          <draw:line draw:style-name="gr102" draw:text-style-name="P1" draw:layer="layout" svg:x1="10.141cm" svg:y1="18.128cm" svg:x2="14.947cm" svg:y2="18.896cm">
            <text:p/>
          </draw:line>
          <draw:line draw:style-name="gr102" draw:text-style-name="P1" draw:layer="layout" svg:x1="10.141cm" svg:y1="18.128cm" svg:x2="12.893cm" svg:y2="15.64cm">
            <text:p/>
          </draw:line>
          <draw:frame draw:style-name="gr103" draw:text-style-name="P62" draw:layer="layout" svg:width="0.692cm" svg:height="1.381cm" svg:x="14.304cm" svg:y="17.73cm">
            <draw:text-box>
              <text:p><text:span text:style-name="T30">x</text:span></text:p>
            </draw:text-box>
          </draw:frame>
          <draw:frame draw:style-name="gr103" draw:text-style-name="P62" draw:layer="layout" svg:width="0.692cm" svg:height="1.381cm" svg:x="12.721cm" svg:y="15.232cm">
            <draw:text-box>
              <text:p><text:span text:style-name="T30">y</text:span></text:p>
            </draw:text-box>
          </draw:frame>
          <draw:frame draw:style-name="gr104" draw:text-style-name="P62" draw:layer="layout" svg:width="0.65cm" svg:height="1.381cm" svg:x="8.53cm" svg:y="12.764cm">
            <draw:text-box>
              <text:p><text:span text:style-name="T30">z</text:span></text:p>
            </draw:text-box>
          </draw:frame>
        </draw:g>
        <draw:frame draw:style-name="gr107" draw:text-style-name="P59" draw:layer="layout" svg:width="1.903cm" svg:height="1.805cm" svg:x="20.64cm" svg:y="2.618cm">
          <draw:text-box>
            <text:p><text:span text:style-name="T25">P</text:span><text:span text:style-name="T26">x</text:span></text:p>
          </draw:text-box>
        </draw:frame>
        <dr3d:scene draw:style-name="gr108"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9" draw:layer="layout"/>
        </dr3d:scene>
        <draw:line draw:style-name="gr110" draw:text-style-name="P1" draw:layer="layout" svg:x1="16.454cm" svg:y1="4.288cm" svg:x2="23.274cm" svg:y2="4.418cm">
          <text:p/>
        </draw:line>
        <draw:frame draw:style-name="gr106" draw:text-style-name="P66" draw:layer="layout" svg:width="1.471cm" svg:height="1.805cm" svg:x="17.229cm" svg:y="5.541cm">
          <draw:text-box>
            <text:p><text:span text:style-name="T37">J</text:span><text:span text:style-name="T38">x</text:span></text:p>
          </draw:text-box>
        </draw:frame>
        <draw:line draw:style-name="gr111" draw:text-style-name="P1" draw:layer="layout" svg:x1="14.583cm" svg:y1="7.219cm" svg:x2="19.51cm" svg:y2="7.313cm">
          <text:p/>
        </draw:line>
        <draw:polygon draw:style-name="gr112" draw:text-style-name="P46" draw:layer="layout" svg:width="6.194cm" svg:height="10.871cm" svg:x="10.96cm" svg:y="2.108cm" svg:viewBox="0 0 6195 10872" draw:points="4754,0 0,2839 2261,10872 6195,6776">
          <text:p/>
        </draw:polygon>
        <draw:frame draw:style-name="gr113" draw:text-style-name="P69" draw:layer="layout" svg:width="1.518cm" svg:height="1.661cm" svg:x="8.919cm" svg:y="5.548cm">
          <draw:text-box>
            <text:p text:style-name="P57"><text:span text:style-name="T39">V</text:span></text:p>
          </draw:text-box>
        </draw:frame>
        <draw:frame draw:style-name="gr114" draw:text-style-name="P68" draw:layer="layout" svg:width="1.515cm" svg:height="1.661cm" svg:x="13.133cm" svg:y="9.781cm">
          <draw:text-box>
            <text:p text:style-name="P57"><text:span text:style-name="T39">A</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3d:scene draw:style-name="gr74"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75" draw:layer="layout"/>
        </dr3d:scene>
        <draw:polygon draw:style-name="gr95" draw:text-style-name="P54" draw:layer="layout" svg:width="6.194cm" svg:height="10.871cm" svg:x="10.96cm" svg:y="2.108cm" svg:viewBox="0 0 6195 10872" draw:points="4754,0 0,2839 2261,10872 6195,6776">
          <text:p/>
        </draw:polygon>
        <draw:line draw:style-name="gr84" draw:text-style-name="P1" draw:layer="layout" svg:x1="18.52cm" svg:y1="7.433cm" svg:x2="23.845cm" svg:y2="7.7cm">
          <text:p/>
        </draw:line>
        <draw:frame draw:style-name="gr98" draw:text-style-name="P58" draw:layer="layout" svg:width="4.494cm" svg:height="1.661cm" svg:x="18.245cm" svg:y="11.681cm">
          <draw:text-box>
            <text:p text:style-name="P57"><text:span text:style-name="T23">area </text:span><text:span text:style-name="T24">A</text:span></text:p>
          </draw:text-box>
        </draw:frame>
        <draw:frame draw:style-name="gr106" draw:text-style-name="P59" draw:layer="layout" svg:width="1.471cm" svg:height="1.805cm" svg:x="21.138cm" svg:y="6.023cm">
          <draw:text-box>
            <text:p><text:span text:style-name="T25">J</text:span><text:span text:style-name="T26">x</text:span></text:p>
          </draw:text-box>
        </draw:frame>
        <draw:frame draw:style-name="gr100" draw:text-style-name="P60" draw:layer="layout" svg:width="1.713cm" svg:height="1.805cm" svg:x="7.483cm" svg:y="10.442cm">
          <draw:text-box>
            <text:p><text:span text:style-name="T27">N</text:span></text:p>
          </draw:text-box>
        </draw:frame>
        <draw:frame draw:style-name="gr101" draw:text-style-name="P61" draw:layer="layout" svg:width="6.619cm" svg:height="1.661cm" svg:x="11.217cm" svg:y="0.739cm">
          <draw:text-box>
            <text:p text:style-name="P57"><text:span text:style-name="T28">volume </text:span><text:span text:style-name="T29">V</text:span></text:p>
          </draw:text-box>
        </draw:frame>
        <draw:g draw:style-name="gr5">
          <draw:line draw:style-name="gr102" draw:text-style-name="P1" draw:layer="layout" svg:x1="9.84cm" svg:y1="18.928cm" svg:x2="8.149cm" svg:y2="14.093cm">
            <text:p/>
          </draw:line>
          <draw:line draw:style-name="gr102" draw:text-style-name="P1" draw:layer="layout" svg:x1="9.841cm" svg:y1="18.928cm" svg:x2="14.647cm" svg:y2="19.696cm">
            <text:p/>
          </draw:line>
          <draw:line draw:style-name="gr102" draw:text-style-name="P1" draw:layer="layout" svg:x1="9.841cm" svg:y1="18.928cm" svg:x2="12.593cm" svg:y2="16.44cm">
            <text:p/>
          </draw:line>
          <draw:frame draw:style-name="gr103" draw:text-style-name="P62" draw:layer="layout" svg:width="0.692cm" svg:height="1.381cm" svg:x="14.004cm" svg:y="18.53cm">
            <draw:text-box>
              <text:p><text:span text:style-name="T30">x</text:span></text:p>
            </draw:text-box>
          </draw:frame>
          <draw:frame draw:style-name="gr103" draw:text-style-name="P62" draw:layer="layout" svg:width="0.692cm" svg:height="1.381cm" svg:x="12.421cm" svg:y="16.032cm">
            <draw:text-box>
              <text:p><text:span text:style-name="T30">y</text:span></text:p>
            </draw:text-box>
          </draw:frame>
          <draw:frame draw:style-name="gr104" draw:text-style-name="P62" draw:layer="layout" svg:width="0.65cm" svg:height="1.381cm" svg:x="8.23cm" svg:y="13.564cm">
            <draw:text-box>
              <text:p><text:span text:style-name="T30">z</text:span></text:p>
            </draw:text-box>
          </draw:frame>
        </draw:g>
        <draw:measure draw:style-name="gr115" draw:text-style-name="P64" draw:layer="measurelines" svg:x1="17.372cm" svg:y1="13.702cm" svg:x2="14.447cm" svg:y2="13.207cm">
          <text:p text:style-name="P63"/>
          <text:p text:style-name="P63"><text:span text:style-name="T31">v</text:span><text:span text:style-name="T32">x</text:span><text:span text:style-name="T31"> </text:span><text:span text:style-name="T33">Δ</text:span><text:span text:style-name="T31">t</text:span></text:p>
        </draw:measure>
        <draw:frame draw:style-name="gr106" draw:text-style-name="P60" draw:layer="layout" svg:width="1.471cm" svg:height="1.805cm" svg:x="20.038cm" svg:y="9.824cm">
          <draw:text-box>
            <text:p><text:span text:style-name="T27">J</text:span><text:span text:style-name="T34">x</text:span></text:p>
          </draw:text-box>
        </draw:frame>
        <draw:line draw:style-name="gr116" draw:text-style-name="P1" draw:layer="layout" svg:x1="13.67cm" svg:y1="3.398cm" svg:x2="15.456cm" svg:y2="10.626cm">
          <text:p/>
        </draw:line>
        <draw:line draw:style-name="gr116" draw:text-style-name="P1" draw:layer="layout" svg:x1="11.261cm" svg:y1="7.141cm" svg:x2="18.424cm" svg:y2="7.292cm">
          <text:p/>
        </draw:line>
        <draw:line draw:style-name="gr116" draw:text-style-name="P1" draw:layer="layout" svg:x1="16.488cm" svg:y1="5.657cm" svg:x2="12.207cm" svg:y2="9.163cm">
          <text:p/>
        </draw:line>
        <draw:frame draw:style-name="gr117" draw:text-style-name="P59"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18" draw:text-style-name="P70" draw:layer="layout" svg:width="4.238cm" svg:height="3.328cm" svg:x="13.422cm" svg:y="16.068cm">
          <text:p/>
          <draw:enhanced-geometry svg:viewBox="0 0 21600 21600" draw:type="rectangle" draw:enhanced-path="M 0 0 L 21600 0 21600 21600 0 21600 0 0 Z N"/>
        </draw:custom-shape>
        <draw:custom-shape draw:style-name="gr119" draw:text-style-name="P70"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0" draw:text-style-name="P1" draw:layer="layout" svg:x1="13.53cm" svg:y1="16.047cm" svg:x2="17.596cm" svg:y2="16.047cm">
          <text:p/>
        </draw:line>
        <draw:line draw:style-name="gr120" draw:text-style-name="P1" draw:layer="layout" svg:x1="14.068cm" svg:y1="20.203cm" svg:x2="17.058cm" svg:y2="20.203cm">
          <text:p/>
        </draw:line>
        <draw:frame draw:style-name="gr121" draw:text-style-name="P19"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22" draw:text-style-name="P71"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23" draw:text-style-name="P72" draw:layer="layout" svg:width="1.103cm" svg:height="2.088cm" draw:transform="rotate (1.5707963267949) translate (15.185cm 15.3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4" draw:text-style-name="P73"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1.775cm" svg:height="3.356cm" draw:transform="rotate (1.5707963267949) translate (12.095cm 2.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6" draw:text-style-name="P1" draw:layer="layout" svg:width="0.897cm" svg:height="1.695cm" draw:transform="rotate (1.5707963267949) translate (13.99cm 19.2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7" draw:text-style-name="P74"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28" draw:text-style-name="P74"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29" draw:text-style-name="P1" draw:layer="layout" svg:width="14.036cm" svg:height="10.436cm" draw:transform="skewX (0.000523598775598322) rotate (1.03550384520824) translate (5.03144718644599cm 13.3874665483863cm)" svg:viewBox="0 0 14037 10437" svg:d="M14037 0c-6183 0-6118 5746-6705 7217-587 1470-5003 3032-7332 3220">
          <text:p/>
        </draw:path>
        <draw:path draw:style-name="gr129" draw:text-style-name="P1" draw:layer="layout" svg:width="14.46cm" svg:height="8.946cm" draw:transform="skewX (0.00034906585039891) rotate (1.03550384520824) translate (7.9653555090484cm 14.3660844795439cm)" svg:viewBox="0 0 14461 8947" svg:d="M14461 7c-4907-186-4777 3359-5689 5725-912 2367-6443 3027-8772 3215">
          <text:p/>
        </draw:path>
        <draw:path draw:style-name="gr130"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1" draw:text-style-name="P75" draw:layer="layout" svg:width="1.429cm" svg:height="1.733cm" svg:x="13.402cm" svg:y="6.811cm">
          <draw:text-box>
            <text:p><text:span text:style-name="T44">J</text:span><text:span text:style-name="T45">1</text:span></text:p>
          </draw:text-box>
        </draw:frame>
        <draw:frame draw:style-name="gr132" draw:text-style-name="P75" draw:layer="layout" svg:width="1.924cm" svg:height="1.733cm" svg:x="12.81cm" svg:y="16.176cm">
          <draw:text-box>
            <text:p><text:span text:style-name="T46">-</text:span><text:span text:style-name="T44">J</text:span><text:span text:style-name="T45">2</text:span></text:p>
          </draw:text-box>
        </draw:frame>
        <draw:path draw:style-name="gr122" draw:text-style-name="P71"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33" draw:text-style-name="P76"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23" draw:text-style-name="P72"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4" draw:text-style-name="P71" draw:layer="layout" svg:width="1.721cm" svg:height="0.199cm" draw:transform="skewX (-0.00191986217719373) rotate (2.19265713928048) translate (18.595934574571cm 11.3468875077116cm)" svg:viewBox="0 0 1722 200" svg:d="M1722 98c-364-2-284-100-576-98-262-1-293 198-582 200-284 0-204-90-564-94">
          <text:p/>
        </draw:path>
        <draw:path draw:style-name="gr134" draw:text-style-name="P71"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35" draw:text-style-name="P43" draw:layer="layout" svg:width="1.33cm" svg:height="2.512cm" draw:transform="rotate (0.152541776624304) translate (15.215cm 7.9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6" draw:text-style-name="P72"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6" draw:text-style-name="P1" draw:layer="layout" svg:width="0.897cm" svg:height="1.695cm" draw:transform="rotate (0.76340701482232) translate (20.198cm 15.5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27" draw:text-style-name="P74"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28" draw:text-style-name="P74"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29"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29"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30"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7" draw:text-style-name="P77" draw:layer="layout" svg:width="1.209cm" svg:height="1.521cm" svg:x="13.605cm" svg:y="8.742cm">
          <draw:text-box>
            <text:p><text:span text:style-name="T48">v</text:span></text:p>
          </draw:text-box>
        </draw:frame>
        <draw:line draw:style-name="gr138" draw:text-style-name="P12" draw:layer="layout" svg:x1="15.897cm" svg:y1="9.043cm" svg:x2="13.578cm" svg:y2="8.863cm">
          <text:p/>
        </draw:lin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39" draw:text-style-name="P9" draw:layer="layout" svg:width="2.516cm" svg:height="8.583cm" svg:x="14.531cm" svg:y="9.787cm">
          <text:p/>
          <draw:enhanced-geometry svg:viewBox="0 0 21600 21600" draw:type="rectangle" draw:enhanced-path="M 0 0 L 21600 0 21600 21600 0 21600 0 0 Z N"/>
        </draw:custom-shape>
        <draw:custom-shape draw:style-name="gr140" draw:text-style-name="P78" draw:layer="layout" svg:width="1.963cm" svg:height="3.228cm" svg:x="14.786cm" svg:y="5.864cm">
          <text:p/>
          <draw:enhanced-geometry svg:viewBox="0 0 21600 21600" draw:type="rectangle" draw:enhanced-path="M 0 0 L 21600 0 21600 21600 0 21600 0 0 Z N"/>
        </draw:custom-shape>
        <draw:custom-shape draw:style-name="gr141" draw:text-style-name="P78"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2"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43" draw:text-style-name="P12" draw:layer="layout" svg:x1="15.761cm" svg:y1="9.912cm" svg:x2="15.8cm" svg:y2="14.547cm">
          <text:p/>
        </draw:lin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8" draw:text-style-name="P9" draw:layer="layout" svg:width="2.392cm" svg:height="7.864cm" svg:x="8.768cm" svg:y="5.178cm">
          <text:p/>
          <draw:enhanced-geometry svg:viewBox="0 0 21600 21600" draw:type="rectangle" draw:enhanced-path="M 0 0 L 21600 0 21600 21600 0 21600 0 0 Z N"/>
        </draw:custom-shape>
        <draw:line draw:style-name="gr33" draw:text-style-name="P1" draw:layer="layout" svg:x1="8.586cm" svg:y1="5.042cm" svg:x2="11.389cm" svg:y2="5.042cm">
          <text:p/>
        </draw:line>
        <draw:line draw:style-name="gr21" draw:text-style-name="P1" draw:layer="layout" svg:x1="8.684cm" svg:y1="3.18cm" svg:x2="8.684cm" svg:y2="13.145cm">
          <text:p/>
        </draw:line>
        <draw:line draw:style-name="gr21" draw:text-style-name="P1" draw:layer="layout" svg:x1="11.284cm" svg:y1="3.18cm" svg:x2="11.284cm" svg:y2="13.145cm">
          <text:p/>
        </draw:line>
        <draw:line draw:style-name="gr21" draw:text-style-name="P1" draw:layer="layout" svg:x1="8.585cm" svg:y1="13.042cm" svg:x2="11.388cm" svg:y2="13.042cm">
          <text:p/>
        </draw:line>
        <draw:g draw:style-name="gr5">
          <svg:title>TexMaths</svg:title>
          <svg:desc>28§latex§$$A$$§svg§600§TRUE§</svg:desc>
          <draw:path draw:style-name="gr22"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3" draw:text-style-name="P12" draw:layer="layout" svg:x1="9.951cm" svg:y1="5.037cm" svg:x2="9.951cm" svg:y2="2.711cm">
          <text:p/>
        </draw:line>
        <draw:g draw:style-name="gr5">
          <svg:title>TexMaths</svg:title>
          <svg:desc>28§latex§$$V$$§svg§600§TRUE§</svg:desc>
          <draw:path draw:style-name="gr27" draw:text-style-name="P20"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2"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line draw:style-name="gr144" draw:text-style-name="P1" draw:layer="layout" svg:x1="5.08cm" svg:y1="6.596cm" svg:x2="5.08cm" svg:y2="1.162cm">
          <text:p/>
        </draw:line>
        <draw:line draw:style-name="gr145" draw:text-style-name="P1" draw:layer="layout" svg:x1="1.309cm" svg:y1="7.377cm" svg:x2="9.14cm" svg:y2="7.377cm">
          <text:p/>
        </draw:line>
        <draw:frame draw:style-name="gr146" draw:text-style-name="P79" draw:layer="layout" svg:width="0.875cm" svg:height="0.992cm" svg:x="7.881cm" svg:y="7.27cm">
          <draw:text-box>
            <text:p><text:span text:style-name="T49">x</text:span></text:p>
          </draw:text-box>
        </draw:frame>
        <draw:custom-shape draw:style-name="gr147"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8" draw:text-style-name="P80" draw:layer="layout" svg:width="1.121cm" svg:height="1.17cm" svg:x="7.636cm" svg:y="4.282cm">
          <draw:text-box>
            <text:p><text:span text:style-name="T50">x</text:span><text:span text:style-name="T51">b</text:span></text:p>
          </draw:text-box>
        </draw:frame>
        <draw:frame draw:style-name="gr149" draw:text-style-name="P80" draw:layer="layout" svg:width="1.112cm" svg:height="1.17cm" svg:x="1.644cm" svg:y="4.282cm">
          <draw:text-box>
            <text:p><text:span text:style-name="T50">x</text:span><text:span text:style-name="T51">a</text:span></text:p>
          </draw:text-box>
        </draw:frame>
        <draw:frame draw:style-name="gr150" draw:text-style-name="P81" draw:layer="layout" svg:width="1.192cm" svg:height="1.17cm" svg:x="1.457cm" svg:y="2.792cm">
          <draw:text-box>
            <text:p><text:span text:style-name="T52">T</text:span><text:span text:style-name="T53">a</text:span></text:p>
          </draw:text-box>
        </draw:frame>
        <draw:frame draw:style-name="gr151" draw:text-style-name="P81" draw:layer="layout" svg:width="1.201cm" svg:height="1.17cm" svg:x="7.478cm" svg:y="2.792cm">
          <draw:text-box>
            <text:p><text:span text:style-name="T52">T</text:span><text:span text:style-name="T53">b</text:span></text:p>
          </draw:text-box>
        </draw:frame>
        <draw:frame draw:style-name="gr152" draw:text-style-name="P82" draw:layer="layout" svg:width="1.078cm" svg:height="0.992cm" svg:x="5.379cm" svg:y="3.792cm">
          <draw:text-box>
            <text:p><text:span text:style-name="T54">Q</text:span></text:p>
          </draw:text-box>
        </draw:frame>
        <draw:frame draw:style-name="gr153" draw:text-style-name="P82" draw:layer="layout" svg:width="1.451cm" svg:height="0.992cm" svg:x="3.379cm" svg:y="3.792cm">
          <draw:text-box>
            <text:p><text:span text:style-name="T54">–</text:span><text:span text:style-name="T54">Q</text:span></text:p>
          </draw:text-box>
        </draw:frame>
        <draw:line draw:style-name="gr144" draw:text-style-name="P1" draw:layer="layout" svg:x1="18.242cm" svg:y1="13.156cm" svg:x2="18.242cm" svg:y2="7.722cm">
          <text:p/>
        </draw:line>
        <draw:line draw:style-name="gr145" draw:text-style-name="P1" draw:layer="layout" svg:x1="14.296cm" svg:y1="14.337cm" svg:x2="22.127cm" svg:y2="14.337cm">
          <text:p/>
        </draw:line>
        <draw:frame draw:style-name="gr146" draw:text-style-name="P79" draw:layer="layout" svg:width="0.875cm" svg:height="0.992cm" svg:x="20.868cm" svg:y="14.23cm">
          <draw:text-box>
            <text:p><text:span text:style-name="T49">x</text:span></text:p>
          </draw:text-box>
        </draw:frame>
        <draw:frame draw:style-name="gr150" draw:text-style-name="P81" draw:layer="layout" svg:width="1.192cm" svg:height="1.17cm" svg:x="15.793cm" svg:y="9.2cm">
          <draw:text-box>
            <text:p><text:span text:style-name="T52">T</text:span><text:span text:style-name="T53">a</text:span></text:p>
          </draw:text-box>
        </draw:frame>
        <draw:frame draw:style-name="gr151" draw:text-style-name="P81" draw:layer="layout" svg:width="1.201cm" svg:height="1.17cm" svg:x="19.365cm" svg:y="9.2cm">
          <draw:text-box>
            <text:p><text:span text:style-name="T52">T</text:span><text:span text:style-name="T53">b</text:span></text:p>
          </draw:text-box>
        </draw:frame>
        <draw:frame draw:style-name="gr152" draw:text-style-name="P82" draw:layer="layout" svg:width="1.078cm" svg:height="0.992cm" svg:x="17.722cm" svg:y="10.352cm">
          <draw:text-box>
            <text:p><text:span text:style-name="T54">Q</text:span></text:p>
          </draw:text-box>
        </draw:frame>
        <draw:frame draw:style-name="gr153" draw:text-style-name="P82"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54" draw:text-style-name="P71"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55" draw:text-style-name="P1" draw:layer="layout" svg:x1="13.016cm" svg:y1="6.066cm" svg:x2="17.322cm" svg:y2="3.58cm">
          <text:p/>
        </draw:line>
        <draw:g draw:style-name="gr85">
          <draw:path draw:style-name="gr86"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56" draw:text-style-name="P1" draw:layer="layout" svg:x1="17.992cm" svg:y1="6.086cm" svg:x2="19.713cm" svg:y2="5.092cm">
            <text:p/>
          </draw:line>
          <draw:custom-shape draw:style-name="gr88" draw:text-style-name="P53"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57" draw:text-style-name="P1" draw:layer="layout" svg:x1="20.019cm" svg:y1="4.916cm" svg:x2="22.344cm" svg:y2="3.573cm">
            <text:p/>
          </draw:line>
        </draw:g>
        <draw:line draw:style-name="gr158" draw:text-style-name="P1" draw:layer="layout" svg:x1="9.683cm" svg:y1="11.025cm" svg:x2="14.655cm" svg:y2="11.025cm">
          <text:p/>
        </draw:line>
        <draw:g draw:style-name="gr85">
          <draw:path draw:style-name="gr86"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56" draw:text-style-name="P1" draw:layer="layout" svg:x1="15.555cm" svg:y1="11.019cm" svg:x2="17.542cm" svg:y2="11.019cm">
            <text:p/>
          </draw:line>
          <draw:custom-shape draw:style-name="gr88" draw:text-style-name="P53"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57" draw:text-style-name="P1" draw:layer="layout" svg:x1="17.896cm" svg:y1="11.019cm" svg:x2="20.581cm" svg:y2="11.019cm">
            <text:p/>
          </draw:line>
        </draw:g>
        <draw:line draw:style-name="gr158" draw:text-style-name="P1" draw:layer="layout" svg:x1="9.683cm" svg:y1="15.012cm" svg:x2="14.655cm" svg:y2="15.012cm">
          <text:p/>
        </draw:line>
        <draw:path draw:style-name="gr15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56" draw:text-style-name="P1" draw:layer="layout" svg:x1="15.555cm" svg:y1="15.018cm" svg:x2="17.542cm" svg:y2="15.018cm">
          <text:p/>
        </draw:line>
        <draw:custom-shape draw:style-name="gr160" draw:text-style-name="P83"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57" draw:text-style-name="P1" draw:layer="layout" svg:x1="17.896cm" svg:y1="15.018cm" svg:x2="20.581cm" svg:y2="15.018cm">
          <text:p/>
        </draw:line>
        <draw:line draw:style-name="gr161" draw:text-style-name="P1" draw:layer="layout" svg:x1="8.185cm" svg:y1="17.101cm" svg:x2="22.15cm" svg:y2="17.113cm">
          <text:p/>
        </draw:line>
        <draw:custom-shape draw:style-name="gr162" draw:text-style-name="P84"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g draw:style-name="gr85">
          <draw:g draw:style-name="gr85">
            <draw:path draw:style-name="gr16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4" draw:text-style-name="P1" draw:layer="layout" svg:x1="20.013cm" svg:y1="8.892cm" svg:x2="22.207cm" svg:y2="6.696cm">
              <text:p/>
            </draw:line>
            <draw:custom-shape draw:style-name="gr165" draw:text-style-name="P53"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66" draw:text-style-name="P1" draw:layer="layout" svg:x1="22.446cm" svg:y1="6.458cm" svg:x2="25.355cm" svg:y2="3.547cm">
              <text:p/>
            </draw:line>
          </draw:g>
          <draw:g draw:style-name="gr85">
            <draw:path draw:style-name="gr16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68" draw:text-style-name="P1" draw:layer="layout" svg:x1="22.526cm" svg:y1="13.244cm" svg:x2="21.532cm" svg:y2="11.523cm">
              <text:p/>
            </draw:line>
            <draw:custom-shape draw:style-name="gr169" draw:text-style-name="P53"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70" draw:text-style-name="P1" draw:layer="layout" svg:x1="21.356cm" svg:y1="11.216cm" svg:x2="20.013cm" svg:y2="8.891cm">
              <text:p/>
            </draw:line>
          </draw:g>
          <draw:g draw:style-name="gr85">
            <draw:path draw:style-name="gr17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2" draw:text-style-name="P1" draw:layer="layout" svg:x1="22.572cm" svg:y1="13.286cm" svg:x2="23.613cm" svg:y2="9.644cm">
              <text:p/>
            </draw:line>
            <draw:custom-shape draw:style-name="gr173" draw:text-style-name="P53"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74" draw:text-style-name="P1" draw:layer="layout" svg:x1="23.726cm" svg:y1="9.251cm" svg:x2="25.355cm" svg:y2="3.546cm">
              <text:p/>
            </draw:line>
          </draw:g>
        </draw:g>
        <draw:g draw:style-name="gr85">
          <draw:path draw:style-name="gr17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6" draw:text-style-name="P1" draw:layer="layout" svg:x1="10.712cm" svg:y1="11.089cm" svg:x2="12.906cm" svg:y2="8.893cm">
            <text:p/>
          </draw:line>
          <draw:custom-shape draw:style-name="gr177" draw:text-style-name="P53"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78" draw:text-style-name="P1" draw:layer="layout" svg:x1="13.145cm" svg:y1="8.655cm" svg:x2="16.054cm" svg:y2="5.744cm">
            <text:p/>
          </draw:line>
        </draw:g>
        <draw:g draw:style-name="gr85">
          <draw:path draw:style-name="gr17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80" draw:text-style-name="P1" draw:layer="layout" svg:x1="6.803cm" svg:y1="10.593cm" svg:x2="5.809cm" svg:y2="8.872cm">
            <text:p/>
          </draw:line>
          <draw:custom-shape draw:style-name="gr181" draw:text-style-name="P53"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82" draw:text-style-name="P1" draw:layer="layout" svg:x1="5.633cm" svg:y1="8.565cm" svg:x2="4.29cm" svg:y2="6.24cm">
            <text:p/>
          </draw:line>
        </draw:g>
        <draw:frame draw:style-name="gr183" draw:text-style-name="P48" draw:layer="layout" svg:width="1.357cm" svg:height="1.661cm" svg:x="8.079cm" svg:y="7.586cm">
          <draw:text-box>
            <text:p><text:span text:style-name="T55">+</text:span></text:p>
          </draw:text-box>
        </draw:frame>
        <draw:frame draw:style-name="gr183" draw:text-style-name="P48"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84" draw:text-style-name="P39"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5" draw:text-style-name="P34" draw:layer="layout" svg:x1="6.73cm" svg:y1="16.007cm" svg:x2="9.503cm" svg:y2="2.107cm">
          <text:p/>
        </draw:line>
        <draw:line draw:style-name="gr186" draw:text-style-name="P34" draw:layer="layout" svg:x1="6.739cm" svg:y1="15.998cm" svg:x2="7.323cm" svg:y2="11.62cm">
          <text:p/>
        </draw:line>
        <draw:g draw:style-name="gr5">
          <svg:title>TexMaths</svg:title>
          <svg:desc>36§display§r_{\text{e}}§svg§600§TRUE§</svg:desc>
          <draw:path draw:style-name="gr187" draw:text-style-name="P85"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87" draw:text-style-name="P85"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1" draw:text-style-name="P44"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1" draw:text-style-name="P44"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88" draw:text-style-name="P86" draw:layer="layout" svg:width="1.912cm" svg:height="1.661cm" svg:x="5.823cm" svg:y="9.959cm">
          <draw:text-box>
            <text:p><text:span text:style-name="T56"></text:span></text:p>
          </draw:text-box>
        </draw:frame>
        <draw:frame draw:style-name="gr188" draw:text-style-name="P87"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path draw:style-name="gr189" draw:text-style-name="P88"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90" draw:text-style-name="P71"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85">
          <draw:custom-shape draw:style-name="gr191" draw:text-style-name="P71"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2" draw:text-style-name="P71" draw:layer="layout" svg:width="2.286cm" svg:height="0.94cm" draw:transform="rotate (-2.99533406227267) translate (21.041cm 7.399cm)" draw:kind="arc" draw:start-angle="218.62" draw:end-angle="318.07">
            <text:p/>
          </draw:ellipse>
        </draw:g>
        <draw:g draw:style-name="gr85">
          <draw:custom-shape draw:style-name="gr191" draw:text-style-name="P71"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96304547111077) translate (21.262cm 7.94cm)" draw:kind="arc" draw:start-angle="218.62" draw:end-angle="318.07">
            <text:p/>
          </draw:ellipse>
        </draw:g>
        <draw:g draw:style-name="gr85">
          <draw:custom-shape draw:style-name="gr191" draw:text-style-name="P71"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8944540315074) translate (21.302cm 9.633cm)" draw:kind="arc" draw:start-angle="218.62" draw:end-angle="318.07">
            <text:p/>
          </draw:ellipse>
        </draw:g>
        <draw:g draw:style-name="gr85">
          <draw:custom-shape draw:style-name="gr191" draw:text-style-name="P71"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86687782932589) translate (21.816cm 9.978cm)" draw:kind="arc" draw:start-angle="218.62" draw:end-angle="318.07">
            <text:p/>
          </draw:ellipse>
        </draw:g>
        <draw:g draw:style-name="gr85">
          <draw:custom-shape draw:style-name="gr191" draw:text-style-name="P71"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97875343437872) translate (22.355cm 11.208cm)" draw:kind="arc" draw:start-angle="218.62" draw:end-angle="318.07">
            <text:p/>
          </draw:ellipse>
        </draw:g>
        <draw:g draw:style-name="gr85">
          <draw:custom-shape draw:style-name="gr191" draw:text-style-name="P71"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97718263805193) translate (22.674cm 11.427cm)" draw:kind="arc" draw:start-angle="218.62" draw:end-angle="318.07">
            <text:p/>
          </draw:ellipse>
        </draw:g>
        <draw:g draw:style-name="gr85">
          <draw:custom-shape draw:style-name="gr191" draw:text-style-name="P71"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12710642079824) translate (23.074cm 11.789cm)" draw:kind="arc" draw:start-angle="218.62" draw:end-angle="318.07">
            <text:p/>
          </draw:ellipse>
        </draw:g>
        <draw:g draw:style-name="gr85">
          <draw:custom-shape draw:style-name="gr191" draw:text-style-name="P71"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14159265358979) translate (23.256cm 12.069cm)" draw:kind="arc" draw:start-angle="218.62" draw:end-angle="318.07">
            <text:p/>
          </draw:ellipse>
        </draw:g>
        <draw:g draw:style-name="gr85">
          <draw:custom-shape draw:style-name="gr191" draw:text-style-name="P71"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03914182649773) translate (22.822cm 12.646cm)" draw:kind="arc" draw:start-angle="218.62" draw:end-angle="318.07">
            <text:p/>
          </draw:ellipse>
        </draw:g>
        <draw:g draw:style-name="gr85">
          <draw:custom-shape draw:style-name="gr191" draw:text-style-name="P71"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3.14159265358979) translate (21.629cm 14.998cm)" draw:kind="arc" draw:start-angle="218.62" draw:end-angle="318.07">
            <text:p/>
          </draw:ellipse>
        </draw:g>
        <draw:g draw:style-name="gr85">
          <draw:custom-shape draw:style-name="gr191" draw:text-style-name="P71"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38953027890544) translate (19.773cm 16.583cm)" draw:kind="arc" draw:start-angle="218.62" draw:end-angle="318.07">
            <text:p/>
          </draw:ellipse>
        </draw:g>
        <draw:g draw:style-name="gr85">
          <draw:custom-shape draw:style-name="gr191" draw:text-style-name="P71"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3" draw:text-style-name="P71" draw:layer="layout" svg:width="2.286cm" svg:height="0.94cm" draw:transform="rotate (2.59233753798718) translate (20.263cm 15.908cm)" draw:kind="arc" draw:start-angle="218.62" draw:end-angle="318.07">
            <text:p/>
          </draw:ellipse>
        </draw:g>
        <draw:path draw:style-name="gr19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89" draw:text-style-name="P88"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95" draw:text-style-name="P89"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89"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6" draw:text-style-name="P90"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97" draw:text-style-name="P91"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97" draw:text-style-name="P91"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96" draw:text-style-name="P9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1" draw:text-style-name="P44" draw:layer="layout" svg:width="1.203cm" svg:height="0.134cm" svg:x="20.96cm" svg:y="9.088cm" svg:viewBox="0 0 1204 135" svg:d="M0 0c401 0 803 0 1204 0 0 45 0 90 0 135-401 0-803 0-1204 0 0-45 0-90 0-135z">
            <text:p/>
          </draw:path>
          <draw:path draw:style-name="gr71" draw:text-style-name="P44"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1" draw:text-style-name="P44"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98" draw:text-style-name="P92"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9" draw:text-style-name="P1" draw:layer="layout" svg:width="6.451cm" svg:height="6.308cm" draw:transform="skewX (0.00174532925199428) rotate (-2.41518661890975) translate (11.2676684528665cm 5.47194917556922cm)" svg:viewBox="0 0 6452 6309" svg:d="M0 6309c848-1274 1729-2236 1650-3102s-296-2184 596-2727 4083-1048 4206 1011">
          <text:p/>
        </draw:path>
        <draw:line draw:style-name="gr200" draw:text-style-name="P93" draw:layer="layout" svg:x1="0.956cm" svg:y1="1.615cm" svg:x2="4.312cm" svg:y2="0.711cm">
          <text:p/>
        </draw:line>
        <draw:path draw:style-name="gr201" draw:text-style-name="P71"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97" draw:text-style-name="P91"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97" draw:text-style-name="P91"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97" draw:text-style-name="P91" draw:layer="layout" svg:width="0.544cm" svg:height="1.451cm" svg:x="11.677cm" svg:y="4.628cm" svg:viewBox="0 0 545 1452" svg:d="M0 1452c28 0 56 0 83 0 154-484 308-968 462-1452-29 0-59 0-88 0-152 484-305 968-457 1452z">
            <text:p/>
          </draw:path>
          <draw:path draw:style-name="gr197" draw:text-style-name="P91"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99" draw:text-style-name="P1" draw:layer="layout" svg:width="6.451cm" svg:height="6.308cm" draw:transform="skewX (0.00174532925199438) rotate (-2.41518661890975) translate (26.3686684528665cm 4.97794917556919cm)" svg:viewBox="0 0 6452 6309" svg:d="M0 6309c848-1274 1729-2236 1650-3102s-296-2184 596-2727 4083-1048 4206 1011">
          <text:p/>
        </draw:path>
        <draw:path draw:style-name="gr202" draw:text-style-name="P71"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1" draw:text-style-name="P44" draw:layer="layout" svg:width="0.825cm" svg:height="0.091cm" svg:x="18.111cm" svg:y="5.94cm" svg:viewBox="0 0 826 92" svg:d="M0 0c275 0 551 0 826 0 0 31 0 61 0 92-275 0-551 0-826 0 0-31 0-61 0-92z">
            <text:p/>
          </draw:path>
          <draw:path draw:style-name="gr71" draw:text-style-name="P44"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1" draw:text-style-name="P44"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1" draw:text-style-name="P44" draw:layer="layout" svg:width="0.544cm" svg:height="1.451cm" svg:x="20.77cm" svg:y="5.26cm" svg:viewBox="0 0 545 1452" svg:d="M0 1452c29 0 59 0 88 0 152-484 305-968 457-1452-28 0-56 0-83 0-154 484-308 968-462 1452z">
            <text:p/>
          </draw:path>
          <draw:path draw:style-name="gr71" draw:text-style-name="P44"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90" draw:text-style-name="P71"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0" draw:text-style-name="P71"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9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1" draw:text-style-name="P44" draw:layer="layout" svg:width="0.708cm" svg:height="0.078cm" svg:x="15.332cm" svg:y="16.545cm" svg:viewBox="0 0 709 79" svg:d="M0 0c236 0 473 0 709 0 0 27 0 53 0 79-236 0-473 0-709 0 0-26 0-52 0-79z">
            <text:p/>
          </draw:path>
          <draw:path draw:style-name="gr71" draw:text-style-name="P44"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1" draw:text-style-name="P44"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1" draw:text-style-name="P44" draw:layer="layout" svg:width="0.467cm" svg:height="1.249cm" svg:x="17.616cm" svg:y="15.96cm" svg:viewBox="0 0 468 1250" svg:d="M0 1250c25 0 51 0 76 0 130-417 262-833 392-1250-24 0-48 0-71 0-132 417-265 833-397 1250z">
            <text:p/>
          </draw:path>
          <draw:path draw:style-name="gr71" draw:text-style-name="P44"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97" draw:text-style-name="P91"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97" draw:text-style-name="P91"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97" draw:text-style-name="P91"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97" draw:text-style-name="P91" draw:layer="layout" svg:width="0.467cm" svg:height="1.249cm" svg:x="21.669cm" svg:y="14.629cm" svg:viewBox="0 0 468 1250" svg:d="M0 1250c25 0 50 0 75 0 131-417 262-833 393-1250-24 0-48 0-72 0-132 417-264 833-396 1250z">
            <text:p/>
          </draw:path>
          <draw:path draw:style-name="gr197" draw:text-style-name="P91"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custom-shape draw:style-name="gr203" draw:text-style-name="P71"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3" draw:text-style-name="P71"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3"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3"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6" draw:text-style-name="P71" draw:layer="layout" svg:width="2.854cm" svg:height="0.944cm" draw:transform="skewX (-0.0656243798749868) rotate (-3.02465559370617) translate (10.162cm 4.758cm)" draw:kind="arc" draw:start-angle="218.62" draw:end-angle="318.07">
          <text:p/>
        </draw:ellipse>
        <draw:ellipse draw:style-name="gr207" draw:text-style-name="P71" draw:layer="layout" svg:width="4.397cm" svg:height="0.947cm" draw:transform="skewX (-0.20315632493214) rotate (0.0757472895365539) translate (19.946cm 4.21cm)" draw:kind="arc" draw:start-angle="218.6" draw:end-angle="318.08">
          <text:p/>
        </draw:ellipse>
        <draw:frame draw:style-name="gr208" draw:text-style-name="P95" draw:layer="layout" svg:width="0.951cm" svg:height="0.992cm" svg:x="5.911cm" svg:y="3.802cm">
          <draw:text-box>
            <text:p><text:span text:style-name="T59">+</text:span></text:p>
          </draw:text-box>
        </draw:frame>
        <draw:frame draw:style-name="gr208" draw:text-style-name="P95"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09" draw:text-style-name="P96"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09" draw:text-style-name="P96"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85">
          <draw:path draw:style-name="gr199" draw:text-style-name="P1" draw:layer="layout" svg:width="5.555cm" svg:height="5.432cm" draw:transform="skewX (0.00174532925199427) rotate (-2.41518661890975) translate (22.5431562157411cm 4.73787315018631cm)" svg:viewBox="0 0 5556 5433" svg:d="M0 5433c730-1096 1489-1926 1421-2671-68-746-255-1881 513-2349 768-467 3516-902 3622 871">
            <text:p/>
          </draw:path>
          <draw:custom-shape draw:style-name="gr209" draw:text-style-name="P96"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0" draw:text-style-name="P71" draw:layer="layout" svg:width="4.879cm" svg:height="0.948cm" draw:transform="skewX (-0.235968514869633) rotate (0.0682423737529783) translate (5.265cm 2.498cm)" draw:kind="arc" draw:start-angle="220.81" draw:end-angle="315.79">
          <text:p/>
        </draw:ellipse>
        <draw:ellipse draw:style-name="gr207" draw:text-style-name="P71" draw:layer="layout" svg:width="4.397cm" svg:height="0.946cm" draw:transform="skewX (-0.203330857857339) rotate (-3.06584536405324) translate (24.75cm 5.486cm)" draw:kind="arc" draw:start-angle="220.42" draw:end-angle="315.8">
          <text:p/>
        </draw:ellipse>
        <draw:g draw:style-name="gr85">
          <draw:path draw:style-name="gr199" draw:text-style-name="P1" draw:layer="layout" svg:width="5.555cm" svg:height="5.432cm" draw:transform="skewX (0.00174532925199433) rotate (-2.41518661890975) translate (10.7031562157411cm 4.50787315018631cm)" svg:viewBox="0 0 5556 5433" svg:d="M0 5433c730-1096 1489-1926 1421-2671-68-746-255-1881 513-2349 768-467 3516-902 3622 871">
            <text:p/>
          </draw:path>
          <draw:custom-shape draw:style-name="gr209" draw:text-style-name="P96"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09" draw:text-style-name="P96"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09" draw:text-style-name="P96"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09" draw:text-style-name="P96"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09" draw:text-style-name="P96"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11" draw:text-style-name="P97" draw:layer="layout" svg:width="0.875cm" svg:height="0.992cm" svg:x="21.5cm" svg:y="2.491cm">
          <draw:text-box>
            <text:p><text:span text:style-name="T60">–</text:span></text:p>
          </draw:text-box>
        </draw:frame>
        <draw:frame draw:style-name="gr211" draw:text-style-name="P97"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09" draw:text-style-name="P96"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09" draw:text-style-name="P96"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4.73787315018629cm)" svg:viewBox="0 0 5556 5433" svg:d="M0 5433c730-1096 1489-1926 1421-2671-68-746-255-1881 513-2349 768-467 3516-902 3622 871">
            <text:p/>
          </draw:path>
          <draw:custom-shape draw:style-name="gr209" draw:text-style-name="P96"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0" draw:text-style-name="P71" draw:layer="layout" svg:width="4.879cm" svg:height="0.948cm" draw:transform="skewX (-0.235968514869633) rotate (0.0682423737529783) translate (5.265cm 2.498cm)" draw:kind="arc" draw:start-angle="220.81" draw:end-angle="315.79">
          <text:p/>
        </draw:ellipse>
        <draw:ellipse draw:style-name="gr207" draw:text-style-name="P71" draw:layer="layout" svg:width="4.397cm" svg:height="0.946cm" draw:transform="skewX (-0.203330857857339) rotate (-3.06584536405324) translate (24.75cm 5.486cm)" draw:kind="arc" draw:start-angle="220.42" draw:end-angle="315.8">
          <text:p/>
        </draw:ellipse>
        <draw:g draw:style-name="gr85">
          <draw:path draw:style-name="gr199" draw:text-style-name="P1" draw:layer="layout" svg:width="5.555cm" svg:height="5.432cm" draw:transform="skewX (0.00174532925199427) rotate (-2.41518661890975) translate (10.7031562157411cm 4.50787315018629cm)" svg:viewBox="0 0 5556 5433" svg:d="M0 5433c730-1096 1489-1926 1421-2671-68-746-255-1881 513-2349 768-467 3516-902 3622 871">
            <text:p/>
          </draw:path>
          <draw:custom-shape draw:style-name="gr209" draw:text-style-name="P96"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11" draw:text-style-name="P97" draw:layer="layout" svg:width="0.875cm" svg:height="0.992cm" svg:x="21.223cm" svg:y="0.805cm">
          <draw:text-box>
            <text:p><text:span text:style-name="T60">–</text:span></text:p>
          </draw:text-box>
        </draw:frame>
        <draw:frame draw:style-name="gr211" draw:text-style-name="P97" draw:layer="layout" svg:width="0.875cm" svg:height="0.992cm" svg:x="9.524cm" svg:y="0.805cm">
          <draw:text-box>
            <text:p><text:span text:style-name="T60">–</text:span></text:p>
          </draw:text-box>
        </draw:frame>
        <draw:custom-shape draw:name="XXXtestXXX" draw:style-name="gr212" draw:text-style-name="P96"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3" draw:text-style-name="P96"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85">
          <draw:path draw:style-name="gr199"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custom-shape draw:style-name="gr209" draw:text-style-name="P96"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9" draw:text-style-name="P96"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3"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96"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3"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4"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5"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5"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5"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5"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0" draw:text-style-name="P71" draw:layer="layout" svg:width="3.898cm" svg:height="0.946cm" draw:transform="skewX (-0.159348560707082) rotate (0.0855211333477221) translate (6.076cm 2.766cm)" draw:kind="arc" draw:start-angle="221.84" draw:end-angle="314.75">
          <text:p/>
        </draw:ellipse>
        <draw:ellipse draw:style-name="gr207" draw:text-style-name="P71"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196" draw:text-style-name="P9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96" draw:text-style-name="P90"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1" draw:text-style-name="P44" draw:layer="layout" svg:width="1.203cm" svg:height="0.134cm" svg:x="20.96cm" svg:y="9.088cm" svg:viewBox="0 0 1204 135" svg:d="M0 0c401 0 803 0 1204 0 0 45 0 90 0 135-401 0-803 0-1204 0 0-45 0-90 0-135z">
            <text:p/>
          </draw:path>
          <draw:path draw:style-name="gr71" draw:text-style-name="P44"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1" draw:text-style-name="P44"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98" draw:text-style-name="P98" draw:layer="layout" svg:width="5.357cm" svg:height="2.579cm" svg:x="1.652cm" svg:y="16.707cm">
          <draw:text-box>
            <text:p><text:span text:style-name="T58">– </text:span><text:span text:style-name="T58">6 C</text:span></text:p>
          </draw:text-box>
        </draw:frame>
        <draw:line draw:style-name="gr214" draw:text-style-name="P34" draw:layer="layout" svg:x1="6.904cm" svg:y1="8.849cm" svg:x2="13.208cm" svg:y2="12.631cm">
          <text:p/>
        </draw:line>
        <draw:g draw:style-name="gr5">
          <svg:title>TexMaths</svg:title>
          <svg:desc>44§display§\qty{8}{N\cdot s}§svg§600§TRUE§</svg:desc>
          <draw:path draw:style-name="gr197" draw:text-style-name="P9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97" draw:text-style-name="P9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97" draw:text-style-name="P91" draw:layer="layout" svg:width="0.175cm" svg:height="0.174cm" svg:x="13.783cm" svg:y="10.479cm" svg:viewBox="0 0 176 175" svg:d="M176 88c0-44-44-88-88-88-48 0-88 42-88 88s40 87 88 87 88-39 88-87z">
            <text:p/>
          </draw:path>
          <draw:path draw:style-name="gr197" draw:text-style-name="P9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path draw:style-name="gr196" draw:text-style-name="P90" draw:layer="layout" svg:width="7.366cm" svg:height="8.527cm" draw:transform="skewX (5.93005045969343E-017) rotate (-0.725358837128844) translate (4.9315482127998cm -0.765192006822383cm)" svg:viewBox="0 0 7367 8528" svg:d="M5374 4381c88-956 2109-3142 1125-3741s-5001-1398-5138 873c-137 2272 712 1411-784 3105s169 2678 2116 3470c1947 791 2517 541 4241-959 1570-1196-1647-1793-1560-2748z">
          <text:p/>
        </draw:path>
        <draw:path draw:style-name="gr196" draw:text-style-name="P90"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15" draw:text-style-name="P34" draw:layer="layout" svg:x1="26.107cm" svg:y1="5.424cm" svg:x2="29.198cm" svg:y2="5.848cm">
          <text:p/>
        </draw:line>
        <draw:frame draw:style-name="gr216" draw:text-style-name="P99" draw:layer="layout" svg:width="3.956cm" svg:height="1.521cm" svg:x="6.054cm" svg:y="5.763cm">
          <draw:text-box>
            <text:p><text:span text:style-name="T61">+5 J/s</text:span></text:p>
          </draw:text-box>
        </draw:frame>
        <draw:frame draw:style-name="gr217" draw:text-style-name="P100" draw:layer="layout" svg:width="3.821cm" svg:height="1.521cm" svg:x="4.398cm" svg:y="3.975cm">
          <draw:text-box>
            <text:p><text:span text:style-name="T62">–</text:span><text:span text:style-name="T62">5 J/s</text:span></text:p>
          </draw:text-box>
        </draw:frame>
        <draw:frame draw:style-name="gr218" draw:text-style-name="P99" draw:layer="layout" svg:width="2.509cm" svg:height="1.521cm" svg:x="26.154cm" svg:y="6.064cm">
          <draw:text-box>
            <text:p><text:span text:style-name="T61">8 N</text:span></text:p>
          </draw:text-box>
        </draw:frame>
        <draw:line draw:style-name="gr219" draw:text-style-name="P34" draw:layer="layout" svg:x1="26.382cm" svg:y1="4.514cm" svg:x2="23.291cm" svg:y2="4.09cm">
          <text:p/>
        </draw:line>
        <draw:frame draw:style-name="gr220" draw:text-style-name="P101" draw:layer="layout" svg:width="3.973cm" svg:height="1.377cm" svg:x="25.417cm" svg:y="7.147cm">
          <draw:text-box>
            <text:p text:style-name="P34"><text:span text:style-name="T15">through</text:span></text:p>
            <text:p text:style-name="P34"><text:span text:style-name="T15">whole surface</text:span></text:p>
          </draw:text-box>
        </draw:frame>
        <draw:frame draw:style-name="gr220" draw:text-style-name="P101" draw:layer="layout" svg:width="3.973cm" svg:height="1.377cm" svg:x="6.218cm" svg:y="7.048cm">
          <draw:text-box>
            <text:p text:style-name="P34"><text:span text:style-name="T15">through</text:span></text:p>
            <text:p text:style-name="P34"><text:span text:style-name="T15">whole surface</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custom-shape draw:style-name="gr221" draw:text-style-name="P31"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1" draw:text-style-name="P31"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22" draw:text-style-name="P34" draw:layer="layout" svg:x1="3.169cm" svg:y1="14.368cm" svg:x2="3.168cm" svg:y2="10.768cm">
          <text:p/>
        </draw:line>
        <draw:line draw:style-name="gr222" draw:text-style-name="P102" draw:layer="layout" svg:x1="10.519cm" svg:y1="12.81cm" svg:x2="12.318cm" svg:y2="13.71cm">
          <text:p/>
        </draw:line>
        <draw:line draw:style-name="gr222" draw:text-style-name="P34" draw:layer="layout" svg:x1="9.82cm" svg:y1="18.66cm" svg:x2="8.019cm" svg:y2="19.56cm">
          <text:p/>
        </draw:line>
        <draw:line draw:style-name="gr223" draw:text-style-name="P102" draw:layer="layout" svg:x1="11.374cm" svg:y1="14.29cm" svg:x2="9.575cm" svg:y2="13.39cm">
          <text:p/>
        </draw:line>
        <draw:line draw:style-name="gr223" draw:text-style-name="P34" draw:layer="layout" svg:x1="4.619cm" svg:y1="12.395cm" svg:x2="4.62cm" svg:y2="15.995cm">
          <text:p/>
        </draw:line>
        <draw:line draw:style-name="gr223" draw:text-style-name="P34" draw:layer="layout" svg:x1="8.419cm" svg:y1="18.16cm" svg:x2="10.218cm" svg:y2="17.26cm">
          <text:p/>
        </draw:line>
        <draw:frame draw:style-name="gr224" draw:text-style-name="P103" draw:layer="layout" svg:width="3.804cm" svg:height="1.026cm" svg:x="1.418cm" svg:y="9.915cm">
          <draw:text-box>
            <text:p><text:span text:style-name="T63">(0, 4, 0) N</text:span></text:p>
          </draw:text-box>
        </draw:frame>
        <draw:frame draw:style-name="gr225" draw:text-style-name="P103" draw:layer="layout" svg:width="4.193cm" svg:height="1.026cm" svg:x="11.949cm" svg:y="12.608cm">
          <draw:text-box>
            <text:p><text:span text:style-name="T63">(2, –1, 0) N</text:span></text:p>
          </draw:text-box>
        </draw:frame>
        <draw:frame draw:style-name="gr226" draw:text-style-name="P103" draw:layer="layout" svg:width="4.583cm" svg:height="1.026cm" svg:x="3.511cm" svg:y="18.838cm">
          <draw:text-box>
            <text:p><text:span text:style-name="T63">(–2, –1, 0) N</text:span></text:p>
          </draw:text-box>
        </draw:frame>
        <draw:line draw:style-name="gr227" draw:text-style-name="P34" draw:layer="layout" svg:x1="22.917cm" svg:y1="4.551cm" svg:x2="22.916cm" svg:y2="2.751cm">
          <text:p/>
        </draw:line>
        <draw:frame draw:style-name="gr224" draw:text-style-name="P104" draw:layer="layout" svg:width="3.804cm" svg:height="1.026cm" svg:x="23.2cm" svg:y="2.716cm">
          <draw:text-box>
            <text:p><text:span text:style-name="T64">(0, 2, 0) N</text:span></text:p>
          </draw:text-box>
        </draw:frame>
        <draw:line draw:style-name="gr228" draw:text-style-name="P34" draw:layer="layout" svg:x1="21.308cm" svg:y1="5.638cm" svg:x2="21.309cm" svg:y2="7.438cm">
          <text:p/>
        </draw:line>
        <draw:frame draw:style-name="gr229" draw:text-style-name="P101" draw:layer="layout" svg:width="3.973cm" svg:height="1.377cm" svg:x="23.116cm" svg:y="3.66cm">
          <draw:text-box>
            <text:p text:style-name="P34"><text:span text:style-name="T15">through</text:span></text:p>
            <text:p text:style-name="P34"><text:span text:style-name="T15">whole surface</text:span></text:p>
          </draw:text-box>
        </draw:fram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custom-shape draw:style-name="gr230" draw:text-style-name="P31" draw:layer="layout" svg:width="7.489cm" svg:height="7.489cm" svg:x="3.191cm" svg:y="6.781cm">
          <text:p/>
          <draw:enhanced-geometry svg:viewBox="0 0 21600 21600" draw:type="rectangle" draw:enhanced-path="M 0 0 L 21600 0 21600 21600 0 21600 0 0 Z N"/>
        </draw:custom-shape>
        <draw:line draw:style-name="gr222" draw:text-style-name="P102" draw:layer="layout" svg:x1="5.929cm" svg:y1="6.325cm" svg:x2="7.941cm" svg:y2="6.325cm">
          <text:p/>
        </draw:line>
        <draw:line draw:style-name="gr222" draw:text-style-name="P102" draw:layer="layout" svg:x1="5.929cm" svg:y1="14.725cm" svg:x2="7.941cm" svg:y2="14.725cm">
          <text:p/>
        </draw:line>
        <draw:line draw:style-name="gr222" draw:text-style-name="P102" draw:layer="layout" svg:x1="0.858cm" svg:y1="10.525cm" svg:x2="2.87cm" svg:y2="10.525cm">
          <text:p/>
        </draw:line>
        <draw:line draw:style-name="gr222" draw:text-style-name="P102" draw:layer="layout" svg:x1="11.018cm" svg:y1="10.525cm" svg:x2="13.03cm" svg:y2="10.525cm">
          <text:p/>
        </draw:line>
        <draw:line draw:style-name="gr223" draw:text-style-name="P102" draw:layer="layout" svg:x1="10.39cm" svg:y1="10.525cm" svg:x2="8.378cm" svg:y2="10.525cm">
          <text:p/>
        </draw:line>
        <draw:line draw:style-name="gr223" draw:text-style-name="P102" draw:layer="layout" svg:x1="5.53cm" svg:y1="10.525cm" svg:x2="3.518cm" svg:y2="10.525cm">
          <text:p/>
        </draw:line>
        <draw:line draw:style-name="gr223" draw:text-style-name="P102" draw:layer="layout" svg:x1="7.941cm" svg:y1="13.725cm" svg:x2="5.929cm" svg:y2="13.725cm">
          <text:p/>
        </draw:line>
        <draw:line draw:style-name="gr223" draw:text-style-name="P102" draw:layer="layout" svg:x1="7.941cm" svg:y1="7.325cm" svg:x2="5.929cm" svg:y2="7.325cm">
          <text:p/>
        </draw:line>
        <draw:custom-shape draw:style-name="gr230" draw:text-style-name="P31" draw:layer="layout" svg:width="7.489cm" svg:height="7.489cm" svg:x="18.085cm" svg:y="6.785cm">
          <text:p/>
          <draw:enhanced-geometry svg:viewBox="0 0 21600 21600" draw:type="rectangle" draw:enhanced-path="M 0 0 L 21600 0 21600 21600 0 21600 0 0 Z N"/>
        </draw:custom-shape>
        <draw:line draw:style-name="gr223" draw:text-style-name="P102" draw:layer="layout" svg:x1="25.135cm" svg:y1="7.329cm" svg:x2="23.123cm" svg:y2="7.329cm">
          <text:p/>
        </draw:line>
        <draw:line draw:style-name="gr222" draw:text-style-name="P102" draw:layer="layout" svg:x1="25.872cm" svg:y1="6.329cm" svg:x2="27.884cm" svg:y2="6.329cm">
          <text:p/>
        </draw:line>
        <draw:frame draw:style-name="gr231" draw:text-style-name="P101" draw:layer="layout" svg:width="2.509cm" svg:height="1.94cm" svg:x="25.517cm" svg:y="6.559cm">
          <draw:text-box>
            <text:p text:style-name="P34"><text:span text:style-name="T15">through</text:span></text:p>
            <text:p text:style-name="P34"><text:span text:style-name="T15">whole</text:span></text:p>
            <text:p text:style-name="P34"><text:span text:style-name="T15">surface</text:span></text:p>
          </draw:text-box>
        </draw:fram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path draw:style-name="gr196" draw:text-style-name="P90"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2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6" draw:text-style-name="P2" draw:layer="layout" svg:width="0.175cm" svg:height="0.174cm" svg:x="19.621cm" svg:y="18.854cm" svg:viewBox="0 0 176 175" svg:d="M176 88c0-44-44-88-88-88-48 0-88 42-88 88s40 87 88 87 88-39 88-87z">
            <text:p/>
          </draw:path>
          <draw:path draw:style-name="gr2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6" draw:text-style-name="P2" draw:layer="layout" svg:width="0.544cm" svg:height="1.451cm" svg:x="21.723cm" svg:y="18.218cm" svg:viewBox="0 0 545 1452" svg:d="M0 1452c29 0 59 0 88 0 152-484 305-968 457-1452-28 0-55 0-83 0-154 484-308 968-462 1452z">
            <text:p/>
          </draw:path>
          <draw:path draw:style-name="gr2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32" draw:text-style-name="P98" draw:layer="layout" svg:width="5.357cm" svg:height="2.579cm" svg:x="1.652cm" svg:y="16.707cm">
          <draw:text-box>
            <text:p><text:span text:style-name="T58">– </text:span><text:span text:style-name="T58">6 C</text:span></text:p>
          </draw:text-box>
        </draw:frame>
        <draw:line draw:style-name="gr233" draw:text-style-name="P34" draw:layer="layout" svg:x1="6.904cm" svg:y1="8.849cm" svg:x2="13.208cm" svg:y2="12.631cm">
          <text:p/>
        </draw:line>
        <draw:g draw:style-name="gr5">
          <svg:title>TexMaths</svg:title>
          <svg:desc>44§display§\qty{8}{N\cdot s}§svg§600§TRUE§</svg:desc>
          <draw:path draw:style-name="gr234" draw:text-style-name="P91"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34" draw:text-style-name="P91"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34" draw:text-style-name="P91" draw:layer="layout" svg:width="0.175cm" svg:height="0.174cm" svg:x="13.783cm" svg:y="10.479cm" svg:viewBox="0 0 176 175" svg:d="M176 88c0-44-44-88-88-88-48 0-88 42-88 88s40 87 88 87 88-39 88-87z">
            <text:p/>
          </draw:path>
          <draw:path draw:style-name="gr234" draw:text-style-name="P91"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35" draw:text-style-name="P31"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6" draw:text-style-name="P34" draw:layer="layout" svg:x1="20.28cm" svg:y1="5.379cm" svg:x2="20.28cm" svg:y2="2.93cm">
          <text:p/>
        </draw:line>
        <draw:line draw:style-name="gr236" draw:text-style-name="P34" draw:layer="layout" svg:x1="21.98cm" svg:y1="5.456cm" svg:x2="21.98cm" svg:y2="7.905cm">
          <text:p/>
        </draw:line>
        <draw:line draw:style-name="gr237" draw:text-style-name="P1" draw:layer="layout" svg:x1="21.209cm" svg:y1="4.323cm" svg:x2="21.209cm" svg:y2="6.474cm">
          <text:p/>
        </draw:line>
        <presentation:notes draw:style-name="dp2">
          <draw:page-thumbnail draw:style-name="gr7" draw:layer="layout" svg:width="21.219cm" svg:height="10.476cm" svg:x="0.185cm" svg:y="2.123cm" draw:page-number="47" presentation:class="page"/>
          <draw:frame presentation:style-name="pr1" draw:text-style-name="P3"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path draw:style-name="gr238" draw:text-style-name="P31"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39" draw:text-style-name="P105"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0" draw:text-style-name="P73"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0" draw:text-style-name="P73"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0" draw:text-style-name="P73" draw:layer="layout" svg:width="0.079cm" svg:height="0.079cm" svg:x="13.574cm" svg:y="5.246cm" svg:viewBox="0 0 80 80" svg:d="M80 40c0-20-20-40-40-40-22 0-40 19-40 40s18 40 40 40 40-18 40-40z">
            <text:p/>
          </draw:path>
          <draw:path draw:style-name="gr240" draw:text-style-name="P73"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1" draw:text-style-name="P73"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1" draw:text-style-name="P73"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1" draw:text-style-name="P73" draw:layer="layout" svg:width="0.08cm" svg:height="0.079cm" svg:x="10.676cm" svg:y="9.571cm" svg:viewBox="0 0 81 80" svg:d="M81 40c0-20-20-40-40-40-23 0-41 19-41 40s18 40 41 40c22 0 40-18 40-40z">
            <text:p/>
          </draw:path>
          <draw:path draw:style-name="gr241" draw:text-style-name="P73"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2" draw:text-style-name="P32" draw:layer="layout" svg:x1="4.936cm" svg:y1="8.042cm" svg:x2="6.685cm" svg:y2="8.042cm">
          <text:p/>
        </draw:line>
        <draw:line draw:style-name="gr243" draw:text-style-name="P32" draw:layer="layout" svg:x1="4.936cm" svg:y1="8.042cm" svg:x2="4.936cm" svg:y2="6.293cm">
          <text:p/>
        </draw:line>
        <draw:frame draw:style-name="gr244" draw:text-style-name="P106" draw:layer="layout" svg:width="0.559cm" svg:height="0.814cm" svg:x="4.342cm" svg:y="6.46cm">
          <draw:text-box>
            <text:p><text:span text:style-name="T65">y</text:span></text:p>
          </draw:text-box>
        </draw:frame>
        <draw:frame draw:style-name="gr245" draw:text-style-name="P106" draw:layer="layout" svg:width="0.559cm" svg:height="0.814cm" svg:x="5.717cm" svg:y="7.905cm">
          <draw:text-box>
            <text:p><text:span text:style-name="T65">x</text:span></text:p>
          </draw:text-box>
        </draw:frame>
        <draw:line draw:style-name="gr246" draw:text-style-name="P34" draw:layer="layout" svg:x1="12.026cm" svg:y1="6.844cm" svg:x2="12.026cm" svg:y2="4.344cm">
          <text:p/>
        </draw:line>
        <draw:line draw:style-name="gr246" draw:text-style-name="P34" draw:layer="layout" svg:x1="13.664cm" svg:y1="9.172cm" svg:x2="8.664cm" svg:y2="9.172cm">
          <text:p/>
        </draw:line>
        <draw:line draw:style-name="gr247" draw:text-style-name="P45" draw:layer="layout" svg:x1="4.937cm" svg:y1="16.042cm" svg:x2="6.686cm" svg:y2="16.042cm">
          <text:p/>
        </draw:line>
        <draw:line draw:style-name="gr248" draw:text-style-name="P45" draw:layer="layout" svg:x1="4.937cm" svg:y1="16.042cm" svg:x2="4.937cm" svg:y2="14.293cm">
          <text:p/>
        </draw:line>
        <draw:frame draw:style-name="gr249" draw:text-style-name="P107" draw:layer="layout" svg:width="0.559cm" svg:height="0.958cm" svg:x="4.143cm" svg:y="14.06cm">
          <draw:text-box>
            <text:p><text:span text:style-name="T66">y</text:span></text:p>
          </draw:text-box>
        </draw:frame>
        <draw:frame draw:style-name="gr250" draw:text-style-name="P107" draw:layer="layout" svg:width="0.559cm" svg:height="0.958cm" svg:x="6.018cm" svg:y="16.005cm">
          <draw:text-box>
            <text:p><text:span text:style-name="T66">x</text:span></text:p>
          </draw:text-box>
        </draw:frame>
        <draw:path draw:style-name="gr238" draw:text-style-name="P31"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39" draw:text-style-name="P105"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0" draw:text-style-name="P73"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0" draw:text-style-name="P73"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0" draw:text-style-name="P73" draw:layer="layout" svg:width="0.079cm" svg:height="0.079cm" svg:x="24.001cm" svg:y="13.947cm" svg:viewBox="0 0 80 80" svg:d="M80 40c0-20-20-40-40-40-22 0-40 19-40 40s18 40 40 40 40-18 40-40z">
            <text:p/>
          </draw:path>
          <draw:path draw:style-name="gr240" draw:text-style-name="P73"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1" draw:text-style-name="P73"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1" draw:text-style-name="P73"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1" draw:text-style-name="P73" draw:layer="layout" svg:width="0.08cm" svg:height="0.079cm" svg:x="19.703cm" svg:y="17.572cm" svg:viewBox="0 0 81 80" svg:d="M81 40c0-20-20-40-40-40-23 0-41 19-41 40s18 40 41 40c22 0 40-18 40-40z">
            <text:p/>
          </draw:path>
          <draw:path draw:style-name="gr241" draw:text-style-name="P73"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6" draw:text-style-name="P34" draw:layer="layout" svg:x1="20.969cm" svg:y1="14.979cm" svg:x2="22.737cm" svg:y2="13.211cm">
          <text:p/>
        </draw:line>
        <draw:line draw:style-name="gr246" draw:text-style-name="P34" draw:layer="layout" svg:x1="22.691cm" svg:y1="17.173cm" svg:x2="17.691cm" svg:y2="17.173cm">
          <text:p/>
        </draw:lin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line draw:style-name="gr251" draw:text-style-name="P1" draw:layer="layout" svg:x1="16.302cm" svg:y1="7.568cm" svg:x2="14.454cm" svg:y2="0.671cm">
          <text:p/>
        </draw:line>
        <draw:line draw:style-name="gr251" draw:text-style-name="P1" draw:layer="layout" svg:x1="6.282cm" svg:y1="19.569cm" svg:x2="4.434cm" svg:y2="12.672cm">
          <text:p/>
        </draw:line>
        <draw:line draw:style-name="gr251" draw:text-style-name="P1" draw:layer="layout" svg:x1="22.282cm" svg:y1="17.569cm" svg:x2="20.434cm" svg:y2="10.672cm">
          <text:p/>
        </draw:line>
        <draw:frame draw:style-name="gr252" draw:text-style-name="P99" draw:layer="layout" svg:width="1.907cm" svg:height="1.521cm" svg:x="21.305cm" svg:y="12.46cm">
          <draw:text-box>
            <text:p><text:span text:style-name="T61">+5</text:span></text:p>
          </draw:text-box>
        </draw:frame>
        <draw:frame draw:style-name="gr253" draw:text-style-name="P100" draw:layer="layout" svg:width="1.772cm" svg:height="1.521cm" svg:x="19.351cm" svg:y="14.149cm">
          <draw:text-box>
            <text:p><text:span text:style-name="T62">–</text:span><text:span text:style-name="T62">5</text:span></text:p>
          </draw:text-box>
        </draw:frame>
        <draw:path draw:style-name="gr134" draw:text-style-name="P71" draw:layer="layout" svg:width="4.129cm" svg:height="0.473cm" draw:transform="rotate (0.261799387799149) translate (13.2207100785097cm 4.41955356275116cm)" svg:viewBox="0 0 4130 474" svg:d="M0 237c872-5 680-241 1382-237 628-4 701 474 1396 474 680 0 488-216 1352-227">
          <text:p/>
        </draw:path>
        <draw:path draw:style-name="gr254" draw:text-style-name="P71" draw:layer="layout" svg:width="4.129cm" svg:height="0.473cm" draw:transform="rotate (-2.87979326579064) translate (7.31528992149031cm 15.8194464372488cm)" svg:viewBox="0 0 4130 474" svg:d="M0 237c872-5 680-241 1382-237 628-4 701 474 1396 474 680 0 488-216 1352-227">
          <text:p/>
        </draw:path>
        <draw:frame draw:style-name="gr253" draw:text-style-name="P100" draw:layer="layout" svg:width="1.772cm" svg:height="1.521cm" svg:x="4.663cm" svg:y="16.271cm">
          <draw:text-box>
            <text:p><text:span text:style-name="T62">–</text:span><text:span text:style-name="T62">5</text:span></text:p>
          </draw:text-box>
        </draw:frame>
        <draw:frame draw:style-name="gr252" draw:text-style-name="P99"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line draw:style-name="gr251" draw:text-style-name="P1" draw:layer="layout" svg:x1="16.302cm" svg:y1="7.568cm" svg:x2="14.454cm" svg:y2="0.671cm">
          <text:p/>
        </draw:line>
        <draw:line draw:style-name="gr251" draw:text-style-name="P1" draw:layer="layout" svg:x1="6.282cm" svg:y1="19.569cm" svg:x2="4.434cm" svg:y2="12.672cm">
          <text:p/>
        </draw:line>
        <draw:line draw:style-name="gr251" draw:text-style-name="P1" draw:layer="layout" svg:x1="23.776cm" svg:y1="8.146cm" svg:x2="21.928cm" svg:y2="1.249cm">
          <text:p/>
        </draw:line>
        <draw:path draw:style-name="gr134" draw:text-style-name="P71" draw:layer="layout" svg:width="4.129cm" svg:height="0.473cm" draw:transform="rotate (0.261799387799149) translate (13.2207100785097cm 4.41955356275116cm)" svg:viewBox="0 0 4130 474" svg:d="M0 237c872-5 680-241 1382-237 628-4 701 474 1396 474 680 0 488-216 1352-227">
          <text:p/>
        </draw:path>
        <draw:path draw:style-name="gr254" draw:text-style-name="P71" draw:layer="layout" svg:width="4.129cm" svg:height="0.473cm" draw:transform="rotate (-2.87979326579064) translate (7.31528992149031cm 15.8194464372488cm)" svg:viewBox="0 0 4130 474" svg:d="M0 237c872-5 680-241 1382-237 628-4 701 474 1396 474 680 0 488-216 1352-227">
          <text:p/>
        </draw:path>
        <draw:frame draw:style-name="gr253" draw:text-style-name="P100" draw:layer="layout" svg:width="1.772cm" svg:height="1.521cm" svg:x="4.663cm" svg:y="16.271cm">
          <draw:text-box>
            <text:p><text:span text:style-name="T62">–</text:span><text:span text:style-name="T62">5</text:span></text:p>
          </draw:text-box>
        </draw:frame>
        <draw:frame draw:style-name="gr252" draw:text-style-name="P99" draw:layer="layout" svg:width="1.907cm" svg:height="1.521cm" svg:x="14.225cm" svg:y="2.559cm">
          <draw:text-box>
            <text:p><text:span text:style-name="T61">+5</text:span></text:p>
          </draw:text-box>
        </draw:frame>
        <draw:line draw:style-name="gr255" draw:text-style-name="P34" draw:layer="layout" svg:x1="7.287cm" svg:y1="7.953cm" svg:x2="5.067cm" svg:y2="5.489cm">
          <text:p/>
        </draw:line>
        <draw:line draw:style-name="gr256" draw:text-style-name="P34" draw:layer="layout" svg:x1="2.748cm" svg:y1="8.653cm" svg:x2="4.968cm" svg:y2="11.117cm">
          <text:p/>
        </draw:line>
        <draw:g draw:style-name="gr5">
          <svg:title>TexMaths</svg:title>
          <svg:desc>44§display§\qty{6}{N}§svg§600§TRUE§</svg:desc>
          <draw:path draw:style-name="gr234" draw:text-style-name="P91"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4" draw:text-style-name="P91"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57" draw:text-style-name="P44"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57" draw:text-style-name="P44"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58" draw:text-style-name="P34" draw:layer="layout" svg:x1="25.093cm" svg:y1="4.568cm" svg:x2="22.961cm" svg:y2="2.027cm">
          <text:p/>
        </draw:line>
        <draw:line draw:style-name="gr259" draw:text-style-name="P34" draw:layer="layout" svg:x1="20.532cm" svg:y1="4.827cm" svg:x2="22.664cm" svg:y2="7.368cm">
          <text:p/>
        </draw:line>
        <draw:line draw:style-name="gr251" draw:text-style-name="P1" draw:layer="layout" svg:x1="18.777cm" svg:y1="19.147cm" svg:x2="16.929cm" svg:y2="12.25cm">
          <text:p/>
        </draw:line>
        <draw:line draw:style-name="gr258" draw:text-style-name="P34" draw:layer="layout" svg:x1="20.094cm" svg:y1="15.569cm" svg:x2="17.962cm" svg:y2="13.028cm">
          <text:p/>
        </draw:line>
        <draw:line draw:style-name="gr259" draw:text-style-name="P34" draw:layer="layout" svg:x1="15.533cm" svg:y1="15.828cm" svg:x2="17.665cm" svg:y2="18.369cm">
          <text:p/>
        </draw:line>
        <draw:frame draw:style-name="gr260" draw:text-style-name="P108" draw:layer="layout" svg:width="4.875cm" svg:height="1.111cm" svg:x="18.467cm" svg:y="12.872cm">
          <draw:text-box>
            <text:p><text:span text:style-name="T67">(–21, +25, 0)</text:span></text:p>
          </draw:text-box>
        </draw:frame>
        <draw:frame draw:style-name="gr260" draw:text-style-name="P109"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51" draw:text-style-name="P1" draw:layer="layout" svg:x1="21.052cm" svg:y1="16.472cm" svg:x2="21.052cm" svg:y2="9.332cm">
          <text:p/>
        </draw:line>
        <draw:line draw:style-name="gr258" draw:text-style-name="P34" draw:layer="layout" svg:x1="21.702cm" svg:y1="11.702cm" svg:x2="24.401cm" svg:y2="13.502cm">
          <text:p/>
        </draw:line>
        <draw:line draw:style-name="gr259" draw:text-style-name="P34" draw:layer="layout" svg:x1="20.577cm" svg:y1="4.233cm" svg:x2="21.979cm" svg:y2="7.239cm">
          <text:p/>
        </draw:line>
        <draw:line draw:style-name="gr261" draw:text-style-name="P34" draw:layer="layout" svg:x1="20.401cm" svg:y1="14.102cm" svg:x2="17.702cm" svg:y2="12.302cm">
          <text:p/>
        </draw:line>
        <draw:line draw:style-name="gr251" draw:text-style-name="P1" draw:layer="layout" svg:x1="2.482cm" svg:y1="12.846cm" svg:x2="9.622cm" svg:y2="12.846cm">
          <text:p/>
        </draw:line>
        <draw:line draw:style-name="gr258" draw:text-style-name="P34" draw:layer="layout" svg:x1="6.352cm" svg:y1="11.396cm" svg:x2="4.552cm" svg:y2="12.296cm">
          <text:p/>
        </draw:line>
        <draw:line draw:style-name="gr261" draw:text-style-name="P34" draw:layer="layout" svg:x1="5.752cm" svg:y1="14.296cm" svg:x2="7.552cm" svg:y2="13.396cm">
          <text:p/>
        </draw:line>
        <draw:custom-shape draw:style-name="gr262"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2"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3" draw:text-style-name="P110" draw:layer="layout" svg:width="3.61cm" svg:height="1.098cm" svg:x="22.581cm" svg:y="13.524cm">
          <draw:text-box>
            <text:p><text:span text:style-name="T69">(9, –6, 0)</text:span></text:p>
          </draw:text-box>
        </draw:frame>
        <draw:frame draw:style-name="gr264" draw:text-style-name="P111" draw:layer="layout" svg:width="3.609cm" svg:height="1.098cm" svg:x="15.981cm" svg:y="11.224cm">
          <draw:text-box>
            <text:p><text:span text:style-name="T70">(–9, 6, 0)</text:span></text:p>
          </draw:text-box>
        </draw:frame>
        <draw:frame draw:style-name="gr265" draw:text-style-name="P110" draw:layer="layout" svg:width="4.033cm" svg:height="1.098cm" svg:x="2.281cm" svg:y="10.624cm">
          <draw:text-box>
            <text:p><text:span text:style-name="T69">(–6, –3, 0)</text:span></text:p>
          </draw:text-box>
        </draw:frame>
        <draw:frame draw:style-name="gr266" draw:text-style-name="P111" draw:layer="layout" svg:width="3.186cm" svg:height="1.098cm" svg:x="6.582cm" svg:y="13.924cm">
          <draw:text-box>
            <text:p><text:span text:style-name="T70">(6, 3, 0)</text:span></text:p>
          </draw:text-box>
        </draw:frame>
        <draw:frame draw:style-name="gr267" draw:text-style-name="P13" draw:layer="layout" svg:width="0.955cm" svg:height="0.992cm" svg:x="6.145cm" svg:y="11.854cm">
          <draw:text-box>
            <text:p><text:span text:style-name="T1">P</text:span></text:p>
          </draw:text-box>
        </draw:frame>
        <draw:frame draw:style-name="gr267"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68" draw:text-style-name="P1" draw:layer="layout" svg:x1="9.964cm" svg:y1="19.914cm" svg:x2="7.692cm" svg:y2="11.535cm">
          <text:p/>
        </draw:line>
        <draw:path draw:style-name="gr269" draw:text-style-name="P112"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0" draw:text-style-name="P99" draw:layer="layout" svg:width="3.956cm" svg:height="1.521cm" draw:transform="rotate (-1.30602987926736) translate (10.514cm 15.492cm)">
          <draw:text-box>
            <text:p><text:span text:style-name="T61">+5 J/s</text:span></text:p>
          </draw:text-box>
        </draw:frame>
        <draw:frame draw:style-name="gr271" draw:text-style-name="P113" draw:layer="layout" svg:width="3.609cm" svg:height="1.521cm" draw:transform="rotate (-1.30602987926736) translate (8.792cm 16.248cm)">
          <draw:text-box>
            <text:p><text:span text:style-name="T71">-5 J/s</text:span></text:p>
          </draw:text-box>
        </draw:frame>
        <draw:frame draw:style-name="gr272" draw:text-style-name="P100" draw:layer="layout" svg:width="3.821cm" svg:height="1.521cm" draw:transform="rotate (-0.135263017029561) translate (2.726cm 11.378cm)">
          <draw:text-box>
            <text:p><text:span text:style-name="T62">–</text:span><text:span text:style-name="T62">1 J/s</text:span></text:p>
          </draw:text-box>
        </draw:frame>
        <draw:frame draw:style-name="gr273" draw:text-style-name="P114" draw:layer="layout" svg:width="3.956cm" svg:height="1.521cm" draw:transform="rotate (-0.135263017029561) translate (2.43cm 13.058cm)">
          <draw:text-box>
            <text:p><text:span text:style-name="T72">+1 J/s</text:span></text:p>
          </draw:text-box>
        </draw:frame>
        <draw:line draw:style-name="gr268" draw:text-style-name="P1" draw:layer="layout" svg:x1="22.916cm" svg:y1="19.917cm" svg:x2="22.916cm" svg:y2="11.235cm">
          <text:p/>
        </draw:line>
        <draw:path draw:style-name="gr269" draw:text-style-name="P112"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0" draw:text-style-name="P99" draw:layer="layout" svg:width="3.956cm" svg:height="1.521cm" draw:transform="rotate (-1.5707963267949) translate (24.604cm 15.793cm)">
          <draw:text-box>
            <text:p><text:span text:style-name="T61">+3 J/s</text:span></text:p>
          </draw:text-box>
        </draw:frame>
        <draw:frame draw:style-name="gr274" draw:text-style-name="P113" draw:layer="layout" svg:width="3.609cm" svg:height="1.521cm" draw:transform="rotate (-1.5707963267949) translate (22.746cm 15.967cm)">
          <draw:text-box>
            <text:p><text:span text:style-name="T71">-3 J/s</text:span></text:p>
          </draw:text-box>
        </draw:frame>
        <draw:frame draw:style-name="gr272" draw:text-style-name="P100" draw:layer="layout" svg:width="3.956cm" svg:height="1.521cm" svg:x="16.522cm" svg:y="11.995cm">
          <draw:text-box>
            <text:p><text:span text:style-name="T62">+3 J/s</text:span></text:p>
          </draw:text-box>
        </draw:frame>
        <draw:frame draw:style-name="gr273" draw:text-style-name="P114" draw:layer="layout" svg:width="3.956cm" svg:height="1.521cm" svg:x="16.522cm" svg:y="13.699cm">
          <draw:text-box>
            <text:p><text:span text:style-name="T72">–</text:span><text:span text:style-name="T72">3 J/s</text:span></text:p>
          </draw:text-box>
        </draw:frame>
        <draw:line draw:style-name="gr268" draw:text-style-name="P115" draw:layer="layout" svg:x1="15.406cm" svg:y1="5.482cm" svg:x2="7.25cm" svg:y2="2.507cm">
          <text:p/>
        </draw:line>
        <draw:path draw:style-name="gr269" draw:text-style-name="P116"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5" draw:text-style-name="P117" draw:layer="layout" svg:width="3.58cm" svg:height="1.381cm" draw:transform="rotate (-0.349763982099663) translate (12.456cm 2.905cm)">
          <draw:text-box>
            <text:p><text:span text:style-name="T73">+5 J/s</text:span></text:p>
          </draw:text-box>
        </draw:frame>
        <draw:frame draw:style-name="gr276" draw:text-style-name="P118" draw:layer="layout" svg:width="3.461cm" svg:height="1.521cm" draw:transform="rotate (-0.349763982099663) translate (12.009cm 4.333cm)">
          <draw:text-box>
            <text:p><text:span text:style-name="T74">–</text:span><text:span text:style-name="T74">5 J/s</text:span></text:p>
          </draw:text-box>
        </draw:frame>
        <draw:frame draw:style-name="gr277" draw:text-style-name="P119" draw:layer="layout" svg:width="3.81cm" svg:height="1.381cm" draw:transform="rotate (0.198269403026556) translate (2.363cm 3.174cm)">
          <draw:text-box>
            <text:p><text:span text:style-name="T75">–</text:span><text:span text:style-name="T75">1 J/s</text:span></text:p>
          </draw:text-box>
        </draw:frame>
        <draw:frame draw:style-name="gr278" draw:text-style-name="P120"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path draw:style-name="gr279" draw:text-style-name="P90"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34" draw:text-style-name="P91" draw:layer="layout" svg:width="0.9cm" svg:height="0.095cm" svg:x="15.204cm" svg:y="9.563cm" svg:viewBox="0 0 901 96" svg:d="M0 0c300 0 601 0 901 0 0 32 0 64 0 96-300 0-601 0-901 0 0-32 0-64 0-96z">
            <text:p/>
          </draw:path>
          <draw:path draw:style-name="gr234" draw:text-style-name="P91"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34" draw:text-style-name="P91"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0" draw:text-style-name="P1" draw:layer="layout" svg:x1="6.467cm" svg:y1="14.808cm" svg:x2="6.467cm" svg:y2="2.07cm">
          <text:p/>
        </draw:line>
        <draw:line draw:style-name="gr281" draw:text-style-name="P34" draw:layer="layout" svg:x1="4.986cm" svg:y1="15.165cm" svg:x2="10.178cm" svg:y2="15.165cm">
          <text:p/>
        </draw:line>
        <draw:measure draw:style-name="gr282" draw:text-style-name="P122" draw:layer="measurelines" svg:x1="6.487cm" svg:y1="2.021cm" svg:x2="23.3cm" svg:y2="2.021cm">
          <text:p text:style-name="P121"><text:span text:style-name="T77">1 m</text:span></text:p>
          <text:p text:style-name="P121"><text:span text:style-name="T78"/></text:p>
        </draw:measure>
        <draw:frame draw:style-name="gr283" draw:text-style-name="P123" draw:layer="layout" svg:width="3.131cm" svg:height="1.237cm" svg:x="6.956cm" svg:y="13.984cm">
          <draw:text-box>
            <text:p><text:span text:style-name="T79">1 m/s</text:span></text:p>
          </draw:text-box>
        </draw:frame>
        <draw:line draw:style-name="gr284" draw:text-style-name="P1" draw:layer="layout" svg:x1="4.118cm" svg:y1="14.757cm" svg:x2="6.187cm" svg:y2="14.757cm">
          <text:p/>
        </draw:line>
        <draw:line draw:style-name="gr284" draw:text-style-name="P1" draw:layer="layout" svg:x1="4.747cm" svg:y1="14.457cm" svg:x2="6.186cm" svg:y2="14.457cm">
          <text:p/>
        </draw:line>
        <draw:line draw:style-name="gr284" draw:text-style-name="P1" draw:layer="layout" svg:x1="5.43cm" svg:y1="14.157cm" svg:x2="6.185cm" svg:y2="14.157cm">
          <text:p/>
        </draw:line>
        <draw:line draw:style-name="gr284" draw:text-style-name="P1" draw:layer="layout" svg:x1="4.119cm" svg:y1="2.157cm" svg:x2="6.188cm" svg:y2="2.157cm">
          <text:p/>
        </draw:line>
        <draw:line draw:style-name="gr284" draw:text-style-name="P1" draw:layer="layout" svg:x1="4.748cm" svg:y1="2.457cm" svg:x2="6.187cm" svg:y2="2.457cm">
          <text:p/>
        </draw:line>
        <draw:line draw:style-name="gr284" draw:text-style-name="P1" draw:layer="layout" svg:x1="5.431cm" svg:y1="2.757cm" svg:x2="6.186cm" svg:y2="2.757cm">
          <text:p/>
        </draw:line>
        <draw:path draw:style-name="gr279" draw:text-style-name="P90"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34" draw:text-style-name="P91"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34" draw:text-style-name="P91"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5">
          <draw:path draw:style-name="gr199" draw:text-style-name="P1" draw:layer="layout" svg:width="5.555cm" svg:height="5.432cm" draw:transform="skewX (0.00174532925199427) rotate (-2.41518661890975) translate (10.7421562157411cm 4.49224397085498cm)" svg:viewBox="0 0 5556 5433" svg:d="M0 5433c730-1096 1489-1926 1421-2671-68-746-255-1881 513-2349 768-467 3516-902 3622 871">
            <text:p/>
          </draw:path>
          <draw:line draw:style-name="gr285" draw:text-style-name="P34" draw:layer="layout" svg:x1="6.673cm" svg:y1="1.54cm" svg:x2="5.565cm" svg:y2="0.31cm">
            <text:p/>
          </draw:line>
          <draw:line draw:style-name="gr285" draw:text-style-name="P34" draw:layer="layout" svg:x1="6.79cm" svg:y1="2.353cm" svg:x2="5.682cm" svg:y2="1.123cm">
            <text:p/>
          </draw:line>
          <draw:line draw:style-name="gr285" draw:text-style-name="P34" draw:layer="layout" svg:x1="7.107cm" svg:y1="3.266cm" svg:x2="5.999cm" svg:y2="2.036cm">
            <text:p/>
          </draw:line>
          <draw:line draw:style-name="gr285" draw:text-style-name="P34" draw:layer="layout" svg:x1="7.524cm" svg:y1="4.279cm" svg:x2="6.416cm" svg:y2="3.049cm">
            <text:p/>
          </draw:line>
          <draw:line draw:style-name="gr285" draw:text-style-name="P34" draw:layer="layout" svg:x1="8.241cm" svg:y1="5.792cm" svg:x2="7.133cm" svg:y2="4.562cm">
            <text:p/>
          </draw:line>
          <draw:line draw:style-name="gr285" draw:text-style-name="P34" draw:layer="layout" svg:x1="7.958cm" svg:y1="6.405cm" svg:x2="6.85cm" svg:y2="5.175cm">
            <text:p/>
          </draw:line>
          <draw:line draw:style-name="gr285" draw:text-style-name="P34" draw:layer="layout" svg:x1="7.375cm" svg:y1="6.818cm" svg:x2="6.267cm" svg:y2="5.588cm">
            <text:p/>
          </draw:line>
          <draw:line draw:style-name="gr285" draw:text-style-name="P34" draw:layer="layout" svg:x1="6.592cm" svg:y1="6.931cm" svg:x2="5.484cm" svg:y2="5.701cm">
            <text:p/>
          </draw:line>
        </draw:g>
        <draw:g draw:style-name="gr5">
          <draw:path draw:style-name="gr19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85" draw:text-style-name="P34" draw:layer="layout" svg:x1="9.191cm" svg:y1="14.453cm" svg:x2="8.083cm" svg:y2="13.223cm">
            <text:p/>
          </draw:line>
          <draw:line draw:style-name="gr285" draw:text-style-name="P34" draw:layer="layout" svg:x1="9.308cm" svg:y1="15.266cm" svg:x2="8.2cm" svg:y2="14.036cm">
            <text:p/>
          </draw:line>
          <draw:line draw:style-name="gr285" draw:text-style-name="P34" draw:layer="layout" svg:x1="9.625cm" svg:y1="16.179cm" svg:x2="8.517cm" svg:y2="14.949cm">
            <text:p/>
          </draw:line>
          <draw:line draw:style-name="gr285" draw:text-style-name="P34" draw:layer="layout" svg:x1="10.042cm" svg:y1="17.192cm" svg:x2="8.934cm" svg:y2="15.962cm">
            <text:p/>
          </draw:line>
          <draw:line draw:style-name="gr285" draw:text-style-name="P34" draw:layer="layout" svg:x1="10.459cm" svg:y1="18.505cm" svg:x2="9.351cm" svg:y2="17.275cm">
            <text:p/>
          </draw:line>
          <draw:line draw:style-name="gr285" draw:text-style-name="P34" draw:layer="layout" svg:x1="10.576cm" svg:y1="19.418cm" svg:x2="9.468cm" svg:y2="18.188cm">
            <text:p/>
          </draw:line>
          <draw:line draw:style-name="gr285" draw:text-style-name="P34" draw:layer="layout" svg:x1="10.393cm" svg:y1="20.131cm" svg:x2="9.285cm" svg:y2="18.901cm">
            <text:p/>
          </draw:line>
          <draw:line draw:style-name="gr285" draw:text-style-name="P34" draw:layer="layout" svg:x1="9.81cm" svg:y1="20.644cm" svg:x2="8.702cm" svg:y2="19.414cm">
            <text:p/>
          </draw:line>
        </draw:g>
        <draw:custom-shape draw:style-name="gr286" draw:text-style-name="P94"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85">
          <draw:path draw:style-name="gr199" draw:text-style-name="P1" draw:layer="layout" svg:width="5.555cm" svg:height="5.432cm" draw:transform="skewX (0.00174532925199433) rotate (-2.41518661890975) translate (25.9431562157411cm 4.75324397085498cm)" svg:viewBox="0 0 5556 5433" svg:d="M0 5433c730-1096 1489-1926 1421-2671-68-746-255-1881 513-2349 768-467 3516-902 3622 871">
            <text:p/>
          </draw:path>
          <draw:custom-shape draw:style-name="gr203" draw:text-style-name="P7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85">
          <draw:path draw:style-name="gr19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3" draw:text-style-name="P7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86" draw:text-style-name="P94"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88" draw:text-style-name="P71" draw:layer="layout" svg:width="2.854cm" svg:height="0.944cm" draw:transform="skewX (-0.0656243798749868) rotate (-3.02465559370617) translate (10.162cm 4.758cm)" draw:kind="arc" draw:start-angle="218.62" draw:end-angle="318.07">
          <text:p/>
        </draw:ellipse>
        <draw:ellipse draw:style-name="gr289" draw:text-style-name="P71" draw:layer="layout" svg:width="4.397cm" svg:height="0.947cm" draw:transform="skewX (-0.20315632493214) rotate (0.0757472895365539) translate (19.946cm 4.21cm)" draw:kind="arc" draw:start-angle="218.6" draw:end-angle="318.08">
          <text:p/>
        </draw:ellipse>
        <draw:frame draw:style-name="gr290" draw:text-style-name="P124"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54" presentation:class="page"/>
          <draw:frame presentation:style-name="pr1" draw:text-style-name="P3"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g draw:style-name="gr5">
          <draw:path draw:style-name="gr199" draw:text-style-name="P1" draw:layer="layout" svg:width="5.555cm" svg:height="5.432cm" draw:transform="skewX (0.00174532925199427) rotate (-2.41518661890975) translate (6.34215621574109cm 4.72924397085498cm)" svg:viewBox="0 0 5556 5433" svg:d="M0 5433c730-1096 1489-1926 1421-2671-68-746-255-1881 513-2349 768-467 3516-902 3622 871">
            <text:p/>
          </draw:path>
          <draw:line draw:style-name="gr285" draw:text-style-name="P34" draw:layer="layout" svg:x1="2.273cm" svg:y1="1.777cm" svg:x2="1.165cm" svg:y2="0.547cm">
            <text:p/>
          </draw:line>
          <draw:line draw:style-name="gr285" draw:text-style-name="P34" draw:layer="layout" svg:x1="2.39cm" svg:y1="2.59cm" svg:x2="1.282cm" svg:y2="1.36cm">
            <text:p/>
          </draw:line>
          <draw:line draw:style-name="gr285" draw:text-style-name="P34" draw:layer="layout" svg:x1="2.707cm" svg:y1="3.503cm" svg:x2="1.599cm" svg:y2="2.273cm">
            <text:p/>
          </draw:line>
          <draw:line draw:style-name="gr285" draw:text-style-name="P34" draw:layer="layout" svg:x1="3.124cm" svg:y1="4.516cm" svg:x2="2.016cm" svg:y2="3.286cm">
            <text:p/>
          </draw:line>
          <draw:line draw:style-name="gr285" draw:text-style-name="P34" draw:layer="layout" svg:x1="3.841cm" svg:y1="6.029cm" svg:x2="2.733cm" svg:y2="4.799cm">
            <text:p/>
          </draw:line>
          <draw:line draw:style-name="gr285" draw:text-style-name="P34" draw:layer="layout" svg:x1="3.558cm" svg:y1="6.642cm" svg:x2="2.45cm" svg:y2="5.412cm">
            <text:p/>
          </draw:line>
          <draw:line draw:style-name="gr285" draw:text-style-name="P34" draw:layer="layout" svg:x1="2.975cm" svg:y1="7.055cm" svg:x2="1.867cm" svg:y2="5.825cm">
            <text:p/>
          </draw:line>
          <draw:line draw:style-name="gr285" draw:text-style-name="P34" draw:layer="layout" svg:x1="2.192cm" svg:y1="7.168cm" svg:x2="1.084cm" svg:y2="5.938cm">
            <text:p/>
          </draw:line>
        </draw:g>
        <draw:g draw:style-name="gr5">
          <draw:path draw:style-name="gr199" draw:text-style-name="P1" draw:layer="layout" svg:width="5.555cm" svg:height="5.432cm" draw:transform="skewX (0.00174532925199433) rotate (-2.41518661890975) translate (17.3471562157411cm 4.70887315018628cm)" svg:viewBox="0 0 5556 5433" svg:d="M0 5433c730-1096 1489-1926 1421-2671-68-746-255-1881 513-2349 768-467 3516-902 3622 871">
            <text:p/>
          </draw:path>
          <draw:line draw:style-name="gr285" draw:text-style-name="P34" draw:layer="layout" svg:x1="15.796cm" svg:y1="1.852cm" svg:x2="14.688cm" svg:y2="0.622cm">
            <text:p/>
          </draw:line>
          <draw:line draw:style-name="gr285" draw:text-style-name="P34" draw:layer="layout" svg:x1="15.913cm" svg:y1="2.665cm" svg:x2="14.805cm" svg:y2="1.435cm">
            <text:p/>
          </draw:line>
          <draw:line draw:style-name="gr285" draw:text-style-name="P34" draw:layer="layout" svg:x1="16.23cm" svg:y1="3.578cm" svg:x2="15.122cm" svg:y2="2.348cm">
            <text:p/>
          </draw:line>
          <draw:line draw:style-name="gr285" draw:text-style-name="P34" draw:layer="layout" svg:x1="16.647cm" svg:y1="4.591cm" svg:x2="15.539cm" svg:y2="3.361cm">
            <text:p/>
          </draw:line>
          <draw:line draw:style-name="gr285" draw:text-style-name="P34" draw:layer="layout" svg:x1="17.064cm" svg:y1="5.904cm" svg:x2="15.956cm" svg:y2="4.674cm">
            <text:p/>
          </draw:line>
          <draw:line draw:style-name="gr285" draw:text-style-name="P34" draw:layer="layout" svg:x1="17.181cm" svg:y1="6.817cm" svg:x2="16.073cm" svg:y2="5.587cm">
            <text:p/>
          </draw:line>
          <draw:line draw:style-name="gr285" draw:text-style-name="P34" draw:layer="layout" svg:x1="16.998cm" svg:y1="7.53cm" svg:x2="15.89cm" svg:y2="6.3cm">
            <text:p/>
          </draw:line>
          <draw:line draw:style-name="gr285" draw:text-style-name="P34" draw:layer="layout" svg:x1="16.415cm" svg:y1="8.043cm" svg:x2="15.307cm" svg:y2="6.813cm">
            <text:p/>
          </draw:line>
        </draw:g>
        <draw:custom-shape draw:style-name="gr286" draw:text-style-name="P94"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9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91" draw:text-style-name="P34" draw:layer="layout" svg:x1="3.706cm" svg:y1="10.705cm" svg:x2="4.814cm" svg:y2="11.935cm">
            <text:p/>
          </draw:line>
          <draw:line draw:style-name="gr291" draw:text-style-name="P34" draw:layer="layout" svg:x1="3.823cm" svg:y1="11.518cm" svg:x2="4.931cm" svg:y2="12.748cm">
            <text:p/>
          </draw:line>
          <draw:line draw:style-name="gr291" draw:text-style-name="P34" draw:layer="layout" svg:x1="4.14cm" svg:y1="12.431cm" svg:x2="5.248cm" svg:y2="13.661cm">
            <text:p/>
          </draw:line>
          <draw:line draw:style-name="gr291" draw:text-style-name="P34" draw:layer="layout" svg:x1="4.557cm" svg:y1="13.444cm" svg:x2="5.665cm" svg:y2="14.674cm">
            <text:p/>
          </draw:line>
          <draw:line draw:style-name="gr291" draw:text-style-name="P34" draw:layer="layout" svg:x1="4.974cm" svg:y1="14.757cm" svg:x2="6.082cm" svg:y2="15.987cm">
            <text:p/>
          </draw:line>
          <draw:line draw:style-name="gr291" draw:text-style-name="P34" draw:layer="layout" svg:x1="5.091cm" svg:y1="15.67cm" svg:x2="6.199cm" svg:y2="16.9cm">
            <text:p/>
          </draw:line>
          <draw:line draw:style-name="gr291" draw:text-style-name="P34" draw:layer="layout" svg:x1="4.908cm" svg:y1="16.383cm" svg:x2="6.016cm" svg:y2="17.613cm">
            <text:p/>
          </draw:line>
          <draw:line draw:style-name="gr291" draw:text-style-name="P34" draw:layer="layout" svg:x1="4.325cm" svg:y1="16.896cm" svg:x2="5.433cm" svg:y2="18.126cm">
            <text:p/>
          </draw:line>
        </draw:g>
        <draw:custom-shape draw:style-name="gr286" draw:text-style-name="P94"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87"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87"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87"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87"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9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91" draw:text-style-name="P34" draw:layer="layout" svg:x1="12.184cm" svg:y1="10.506cm" svg:x2="13.292cm" svg:y2="11.736cm">
            <text:p/>
          </draw:line>
          <draw:line draw:style-name="gr291" draw:text-style-name="P34" draw:layer="layout" svg:x1="12.301cm" svg:y1="11.319cm" svg:x2="13.409cm" svg:y2="12.549cm">
            <text:p/>
          </draw:line>
          <draw:line draw:style-name="gr291" draw:text-style-name="P34" draw:layer="layout" svg:x1="12.618cm" svg:y1="12.232cm" svg:x2="13.726cm" svg:y2="13.462cm">
            <text:p/>
          </draw:line>
          <draw:line draw:style-name="gr291" draw:text-style-name="P34" draw:layer="layout" svg:x1="13.035cm" svg:y1="13.245cm" svg:x2="14.143cm" svg:y2="14.475cm">
            <text:p/>
          </draw:line>
          <draw:line draw:style-name="gr291" draw:text-style-name="P34" draw:layer="layout" svg:x1="13.752cm" svg:y1="14.758cm" svg:x2="14.86cm" svg:y2="15.988cm">
            <text:p/>
          </draw:line>
          <draw:line draw:style-name="gr291" draw:text-style-name="P34" draw:layer="layout" svg:x1="13.469cm" svg:y1="15.371cm" svg:x2="14.577cm" svg:y2="16.601cm">
            <text:p/>
          </draw:line>
          <draw:line draw:style-name="gr291" draw:text-style-name="P34" draw:layer="layout" svg:x1="12.886cm" svg:y1="15.784cm" svg:x2="13.994cm" svg:y2="17.014cm">
            <text:p/>
          </draw:line>
          <draw:line draw:style-name="gr291" draw:text-style-name="P34" draw:layer="layout" svg:x1="12.103cm" svg:y1="15.897cm" svg:x2="13.211cm" svg:y2="17.127cm">
            <text:p/>
          </draw:line>
        </draw:g>
        <draw:line draw:style-name="gr292" draw:text-style-name="P34" draw:layer="layout" svg:x1="25.423cm" svg:y1="9.808cm" svg:x2="23.203cm" svg:y2="7.344cm">
          <text:p/>
        </draw:line>
        <draw:line draw:style-name="gr256" draw:text-style-name="P34" draw:layer="layout" svg:x1="20.884cm" svg:y1="10.508cm" svg:x2="23.104cm" svg:y2="12.972cm">
          <text:p/>
        </draw:line>
        <draw:path draw:style-name="gr19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34" draw:text-style-name="P91"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4" draw:text-style-name="P91"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57" draw:text-style-name="P44"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57" draw:text-style-name="P44"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3" draw:text-style-name="P34" draw:layer="layout" svg:x1="20.861cm" svg:y1="17.49cm" svg:x2="23.081cm" svg:y2="19.954cm">
          <text:p/>
        </draw:line>
        <draw:line draw:style-name="gr294" draw:text-style-name="P34" draw:layer="layout" svg:x1="26.055cm" svg:y1="18.928cm" svg:x2="23.835cm" svg:y2="16.464cm">
          <text:p/>
        </draw:line>
        <draw:line draw:style-name="gr295" draw:text-style-name="P34" draw:layer="layout" svg:x1="17.821cm" svg:y1="17.45cm" svg:x2="20.041cm" svg:y2="19.914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path draw:style-name="gr296" draw:text-style-name="P125"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34" draw:text-style-name="P91"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34" draw:text-style-name="P91"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34" draw:text-style-name="P91"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34" draw:text-style-name="P91"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34" draw:text-style-name="P91"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34" draw:text-style-name="P91" draw:layer="layout" svg:width="0.374cm" svg:height="0.999cm" draw:transform="rotate (0.436332312998582) translate (9.92847924123594cm 8.0941031751276cm)" svg:viewBox="0 0 375 1000" svg:d="M0 1000c20 0 40 0 61 0 104-333 209-667 314-1000-19 0-38 0-57 0-106 333-212 667-318 1000z">
            <text:p/>
          </draw:path>
          <draw:path draw:style-name="gr234" draw:text-style-name="P91"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57" draw:text-style-name="P44" draw:layer="layout" svg:width="0.567cm" svg:height="0.062cm" draw:transform="rotate (0.436332312998582) translate (9.2984303076641cm 10.8323208887531cm)" svg:viewBox="0 0 568 63" svg:d="M0 0c189 0 379 0 568 0 0 21 0 42 0 63-189 0-379 0-568 0 0-21 0-42 0-63z">
            <text:p/>
          </draw:path>
          <draw:path draw:style-name="gr257" draw:text-style-name="P44"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57" draw:text-style-name="P44"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57" draw:text-style-name="P44"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57" draw:text-style-name="P44"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57" draw:text-style-name="P44" draw:layer="layout" svg:width="0.374cm" svg:height="0.999cm" draw:transform="rotate (0.436332312998582) translate (12.0904703279294cm 9.013678984271cm)" svg:viewBox="0 0 375 1000" svg:d="M0 1000c20 0 40 0 60 0 105-333 210-667 315-1000-20 0-39 0-58 0-106 333-211 667-317 1000z">
            <text:p/>
          </draw:path>
          <draw:path draw:style-name="gr257" draw:text-style-name="P44"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6" presentation:class="page"/>
          <draw:frame presentation:style-name="pr1" draw:text-style-name="P7"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97" draw:text-style-name="P126"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85">
          <draw:custom-shape draw:style-name="gr298" draw:text-style-name="P71"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1.454cm" svg:y="8.322cm" svg:viewBox="0 0 6920 464" svg:d="M0 464c0 0 709-464 3059-464 2349 0 3861 427 3861 427">
          <text:p/>
        </draw:path>
        <draw:g draw:style-name="gr85">
          <draw:custom-shape draw:style-name="gr300" draw:text-style-name="P89" draw:layer="layout" svg:width="2.625cm" svg:height="1.259cm" svg:x="8.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1.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4.957cm" svg:y="11.62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01" draw:text-style-name="P71"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2" draw:text-style-name="P89" draw:layer="layout" svg:width="3.171cm" svg:height="1.521cm" svg:x="10.357cm" svg:y="10.5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3" draw:text-style-name="P1" draw:layer="layout" svg:x1="14.154cm" svg:y1="16.526cm" svg:x2="14.154cm" svg:y2="5.644cm">
          <text:p/>
        </draw:lin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04" draw:text-style-name="P126" draw:layer="layout" svg:width="8.929cm" svg:height="1.899cm" svg:x="11.787cm" svg:y="8.16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85">
          <draw:custom-shape draw:style-name="gr300" draw:text-style-name="P89" draw:layer="layout" svg:width="2.625cm" svg:height="1.259cm" svg:x="11.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4.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7.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2.254cm" svg:y="0.523cm" svg:viewBox="0 0 6920 464" svg:d="M0 464c0 0 709-464 3059-464 2349 0 3861 427 3861 427">
          <text:p/>
        </draw:path>
        <draw:g draw:style-name="gr85">
          <draw:custom-shape draw:style-name="gr298" draw:text-style-name="P71" draw:layer="layout" svg:width="2.625cm" svg:height="1.259cm" svg:x="19.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6.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3.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21.074cm 6.094cm)" svg:viewBox="0 0 6920 464" svg:d="M0 464c0 0 709-464 3059-464 2349 0 3861 427 3861 427">
          <text:p/>
        </draw:path>
        <draw:custom-shape draw:style-name="gr298" draw:text-style-name="P71" draw:layer="layout" svg:width="2.625cm" svg:height="1.259cm" svg:x="16.356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3.001cm" svg:y="10.0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1" draw:text-style-name="P1" draw:layer="layout" svg:x1="15.997cm" svg:y1="13.898cm" svg:x2="15.997cm" svg:y2="8.967cm">
          <text:p/>
        </draw:line>
        <presentation:notes draw:style-name="dp2">
          <draw:page-thumbnail draw:style-name="gr7" draw:layer="layout" svg:width="21.219cm" svg:height="10.476cm" svg:x="0.185cm" svg:y="2.123cm" draw:page-number="61" presentation:class="page"/>
          <draw:frame presentation:style-name="pr1" draw:text-style-name="P3"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85">
          <draw:custom-shape draw:style-name="gr300" draw:text-style-name="P89" draw:layer="layout" svg:width="2.625cm" svg:height="1.259cm" svg:x="11.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4.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7.35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2.254cm" svg:y="0.523cm" svg:viewBox="0 0 6920 464" svg:d="M0 464c0 0 709-464 3059-464 2349 0 3861 427 3861 427">
          <text:p/>
        </draw:path>
        <draw:g draw:style-name="gr85">
          <draw:custom-shape draw:style-name="gr298" draw:text-style-name="P71" draw:layer="layout" svg:width="2.625cm" svg:height="1.259cm" svg:x="19.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6.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3.301cm" svg:y="3.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21.074cm 6.094cm)" svg:viewBox="0 0 6920 464" svg:d="M0 464c0 0 709-464 3059-464 2349 0 3861 427 3861 427">
          <text:p/>
        </draw:path>
        <draw:g draw:style-name="gr85">
          <draw:custom-shape draw:style-name="gr298" draw:text-style-name="P71" draw:layer="layout" svg:width="2.625cm" svg:height="1.259cm" svg:x="11.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4.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7.45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2.354cm" svg:y="8.523cm" svg:viewBox="0 0 6920 464" svg:d="M0 464c0 0 709-464 3059-464 2349 0 3861 427 3861 427">
          <text:p/>
        </draw:path>
        <draw:g draw:style-name="gr85">
          <draw:custom-shape draw:style-name="gr300" draw:text-style-name="P89" draw:layer="layout" svg:width="2.625cm" svg:height="1.259cm" svg:x="15.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2.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9.901cm" svg:y="11.82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05" draw:text-style-name="P127" draw:layer="layout" svg:width="14.083cm" svg:height="2.414cm" svg:x="6.273cm" svg:y="11.988cm">
          <text:p/>
          <draw:enhanced-geometry svg:viewBox="0 0 21600 21600" draw:type="rectangle" draw:enhanced-path="M 0 0 L 21600 0 21600 21600 0 21600 0 0 Z N"/>
        </draw:custom-shape>
        <draw:g draw:style-name="gr85">
          <draw:custom-shape draw:style-name="gr306" draw:text-style-name="P89" draw:layer="layout" svg:width="2.5cm" svg:height="0.819cm" svg:x="17.512cm" svg:y="10.29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9" draw:layer="layout" svg:width="2.5cm" svg:height="0.819cm" svg:x="17.512cm" svg:y="11.52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6" draw:text-style-name="P89" draw:layer="layout" svg:width="2.5cm" svg:height="0.819cm" svg:x="17.512cm" svg:y="12.7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7" draw:text-style-name="P34" draw:layer="layout" svg:width="3.973cm" svg:height="0.463cm" draw:transform="rotate (1.5707963267949) translate (16.902cm 13.97cm)" svg:viewBox="0 0 3974 464" svg:d="M0 464c0 0 407-464 1757-464 1349 0 2217 427 2217 427">
          <text:p/>
        </draw:path>
        <draw:g draw:style-name="gr85">
          <draw:custom-shape draw:style-name="gr308" draw:text-style-name="P71"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8" draw:text-style-name="P71"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8" draw:text-style-name="P71"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7" draw:text-style-name="P3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28" draw:layer="layout" svg:width="10.84cm" svg:height="7.31cm" svg:x="7.494cm" svg:y="5.176cm">
          <draw:image xlink:href="Pictures/1000000100000134000000D0096F4A01.png" xlink:type="simple" xlink:show="embed" xlink:actuate="onLoad" draw:mime-type="image/png">
            <text:p/>
          </draw:image>
        </draw:frame>
        <draw:custom-shape draw:style-name="gr305" draw:text-style-name="P129" draw:layer="layout" svg:width="14.083cm" svg:height="2.414cm" svg:x="6.273cm" svg:y="11.988cm">
          <text:p/>
          <draw:enhanced-geometry svg:viewBox="0 0 21600 21600" draw:type="rectangle" draw:enhanced-path="M 0 0 L 21600 0 21600 21600 0 21600 0 0 Z N"/>
        </draw:custom-shape>
        <draw:custom-shape draw:style-name="gr309" draw:text-style-name="P13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13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1" draw:text-style-name="P128" draw:layer="layout" svg:x1="12.002cm" svg:y1="11.986cm" svg:x2="20.26cm" svg:y2="11.986cm">
          <text:p/>
        </draw:line>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05" draw:text-style-name="P127" draw:layer="layout" svg:width="14.083cm" svg:height="2.414cm" svg:x="6.273cm" svg:y="11.988cm">
          <text:p/>
          <draw:enhanced-geometry svg:viewBox="0 0 21600 21600" draw:type="rectangle" draw:enhanced-path="M 0 0 L 21600 0 21600 21600 0 21600 0 0 Z N"/>
        </draw:custom-shape>
        <draw:custom-shape draw:style-name="gr309" draw:text-style-name="P89"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0" draw:text-style-name="P7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1" draw:text-style-name="P1" draw:layer="layout" svg:x1="12.002cm" svg:y1="11.986cm" svg:x2="20.26cm" svg:y2="11.986cm">
          <text:p/>
        </draw:line>
        <presentation:notes draw:style-name="dp2">
          <draw:page-thumbnail draw:style-name="gr7" draw:layer="layout" svg:width="21.219cm" svg:height="10.476cm" svg:x="0.185cm" svg:y="2.123cm" draw:page-number="65" presentation:class="page"/>
          <draw:frame presentation:style-name="pr1" draw:text-style-name="P3"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g draw:style-name="gr85">
          <draw:line draw:style-name="gr312" draw:text-style-name="P1" draw:layer="layout" svg:x1="5.142cm" svg:y1="0.308cm" svg:x2="5.142cm" svg:y2="11.212cm">
            <text:p/>
          </draw:line>
          <draw:path draw:style-name="gr313" draw:text-style-name="P34" draw:layer="layout" svg:width="7.831cm" svg:height="0.463cm" draw:transform="rotate (-3.14159265358979) translate (9.058cm 4.697cm)" svg:viewBox="0 0 7832 464" svg:d="M7832 464c0 0-803-464-3462-464s-4370 427-4370 427">
            <text:p/>
          </draw:path>
          <draw:g draw:style-name="gr85">
            <draw:custom-shape draw:style-name="gr314" draw:text-style-name="P132" draw:layer="layout" svg:width="2.625cm" svg:height="1.259cm" svg:x="0.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3.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6.785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5" draw:text-style-name="P133" draw:layer="layout" svg:width="7.831cm" svg:height="0.463cm" svg:x="1.226cm" svg:y="6.823cm" svg:viewBox="0 0 7832 464" svg:d="M7832 464c0 0-803-464-3462-464s-4370 427-4370 427">
            <text:p/>
          </draw:path>
          <draw:g draw:style-name="gr85">
            <draw:custom-shape draw:style-name="gr316" draw:text-style-name="P134" draw:layer="layout" svg:width="2.625cm" svg:height="1.259cm" svg:x="6.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3.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0.83cm" svg:y="7.4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85">
          <draw:line draw:style-name="gr312" draw:text-style-name="P1" draw:layer="layout" svg:x1="16.191cm" svg:y1="0.236cm" svg:x2="16.191cm" svg:y2="11.14cm">
            <text:p/>
          </draw:line>
          <draw:path draw:style-name="gr313" draw:text-style-name="P34" draw:layer="layout" svg:width="7.831cm" svg:height="0.463cm" draw:transform="rotate (-3.14159265358979) translate (20.107cm 4.625cm)" svg:viewBox="0 0 7832 464" svg:d="M7832 464c0 0-803-464-3462-464s-4370 427-4370 427">
            <text:p/>
          </draw:path>
          <draw:g draw:style-name="gr85">
            <draw:custom-shape draw:style-name="gr314" draw:text-style-name="P132"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5" draw:text-style-name="P133" draw:layer="layout" svg:width="7.831cm" svg:height="0.463cm" svg:x="12.275cm" svg:y="6.751cm" svg:viewBox="0 0 7832 464" svg:d="M7832 464c0 0-803-464-3462-464s-4370 427-4370 427">
            <text:p/>
          </draw:path>
          <draw:g draw:style-name="gr85">
            <draw:custom-shape draw:style-name="gr316" draw:text-style-name="P134" draw:layer="layout" svg:width="2.625cm" svg:height="1.259cm" svg:x="11.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14.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svg:x="17.833cm" svg:y="7.3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85">
          <draw:line draw:style-name="gr312" draw:text-style-name="P1" draw:layer="layout" svg:x1="24.391cm" svg:y1="9.036cm" svg:x2="24.391cm" svg:y2="19.94cm">
            <text:p/>
          </draw:line>
          <draw:path draw:style-name="gr313" draw:text-style-name="P34" draw:layer="layout" svg:width="7.831cm" svg:height="0.463cm" draw:transform="rotate (-3.14159265358979) translate (28.307cm 13.425cm)" svg:viewBox="0 0 7832 464" svg:d="M7832 464c0 0-803-464-3462-464s-4370 427-4370 427">
            <text:p/>
          </draw:path>
          <draw:g draw:style-name="gr85">
            <draw:custom-shape draw:style-name="gr314" draw:text-style-name="P132"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4" draw:text-style-name="P132"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5" draw:text-style-name="P133" draw:layer="layout" svg:width="7.831cm" svg:height="0.463cm" svg:x="20.475cm" svg:y="15.551cm" svg:viewBox="0 0 7832 464" svg:d="M7832 464c0 0-803-464-3462-464s-4370 427-4370 427">
            <text:p/>
          </draw:path>
          <draw:g draw:style-name="gr85">
            <draw:custom-shape draw:style-name="gr316" draw:text-style-name="P134" draw:layer="layout" svg:width="2.625cm" svg:height="1.259cm" draw:transform="rotate (1.5707963267949) translate (21.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draw:transform="rotate (1.5707963267949) translate (23.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6" draw:text-style-name="P134" draw:layer="layout" svg:width="2.625cm" svg:height="1.259cm" draw:transform="rotate (1.5707963267949) translate (25.716cm 18.5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17" draw:text-style-name="P135" draw:layer="layout" svg:width="1.563cm" svg:height="1.733cm" svg:x="0.63cm" svg:y="4.894cm">
          <draw:text-box>
            <text:p><text:span text:style-name="T81">A</text:span></text:p>
          </draw:text-box>
        </draw:frame>
        <draw:frame draw:style-name="gr318" draw:text-style-name="P135" draw:layer="layout" svg:width="1.408cm" svg:height="1.733cm" svg:x="8.371cm" svg:y="4.894cm">
          <draw:text-box>
            <text:p><text:span text:style-name="T81">B</text:span></text:p>
          </draw:text-box>
        </draw:frame>
        <draw:g draw:style-name="gr5">
          <draw:frame draw:style-name="gr317" draw:text-style-name="P135" draw:layer="layout" svg:width="1.563cm" svg:height="1.733cm" svg:x="11.631cm" svg:y="4.822cm">
            <draw:text-box>
              <text:p><text:span text:style-name="T81">A</text:span></text:p>
            </draw:text-box>
          </draw:frame>
          <draw:frame draw:style-name="gr318" draw:text-style-name="P135" draw:layer="layout" svg:width="1.408cm" svg:height="1.733cm" svg:x="19.372cm" svg:y="4.822cm">
            <draw:text-box>
              <text:p><text:span text:style-name="T81">B</text:span></text:p>
            </draw:text-box>
          </draw:frame>
        </draw:g>
        <draw:g draw:style-name="gr5">
          <draw:frame draw:style-name="gr317" draw:text-style-name="P135" draw:layer="layout" svg:width="1.563cm" svg:height="1.733cm" svg:x="19.732cm" svg:y="13.622cm">
            <draw:text-box>
              <text:p><text:span text:style-name="T81">A</text:span></text:p>
            </draw:text-box>
          </draw:frame>
          <draw:frame draw:style-name="gr318" draw:text-style-name="P135"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line draw:style-name="gr312" draw:text-style-name="P1" draw:layer="layout" svg:x1="5.41cm" svg:y1="0.306cm" svg:x2="5.41cm" svg:y2="8.247cm">
          <text:p/>
        </draw:line>
        <draw:custom-shape draw:style-name="gr319" draw:text-style-name="P136" draw:layer="layout" svg:width="2.625cm" svg:height="1.259cm" svg:x="5.855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svg:x="2.298cm" svg:y="3.80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3.629cm" svg:y="0.306cm">
          <draw:text-box>
            <text:p><text:span text:style-name="T81">A</text:span></text:p>
          </draw:text-box>
        </draw:frame>
        <draw:frame draw:style-name="gr318" draw:text-style-name="P135" draw:layer="layout" svg:width="1.408cm" svg:height="1.733cm" svg:x="5.706cm" svg:y="0.306cm">
          <draw:text-box>
            <text:p><text:span text:style-name="T81">B</text:span></text:p>
          </draw:text-box>
        </draw:frame>
        <draw:line draw:style-name="gr312" draw:text-style-name="P1" draw:layer="layout" svg:x1="5.41cm" svg:y1="11.307cm" svg:x2="5.41cm" svg:y2="19.248cm">
          <text:p/>
        </draw:line>
        <draw:custom-shape draw:style-name="gr319" draw:text-style-name="P136"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svg:x="2.254cm" svg:y="14.8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3.629cm" svg:y="11.307cm">
          <draw:text-box>
            <text:p><text:span text:style-name="T81">A</text:span></text:p>
          </draw:text-box>
        </draw:frame>
        <draw:frame draw:style-name="gr318" draw:text-style-name="P135" draw:layer="layout" svg:width="1.408cm" svg:height="1.733cm" svg:x="5.706cm" svg:y="11.307cm">
          <draw:text-box>
            <text:p><text:span text:style-name="T81">B</text:span></text:p>
          </draw:text-box>
        </draw:frame>
        <draw:line draw:style-name="gr312" draw:text-style-name="P1" draw:layer="layout" svg:x1="11.41cm" svg:y1="6.308cm" svg:x2="11.41cm" svg:y2="14.249cm">
          <text:p/>
        </draw:line>
        <draw:custom-shape draw:style-name="gr319" draw:text-style-name="P136"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1.5707963267949) translate (9.537cm 11.74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9.629cm" svg:y="6.308cm">
          <draw:text-box>
            <text:p><text:span text:style-name="T81">A</text:span></text:p>
          </draw:text-box>
        </draw:frame>
        <draw:frame draw:style-name="gr318" draw:text-style-name="P135" draw:layer="layout" svg:width="1.408cm" svg:height="1.733cm" svg:x="11.706cm" svg:y="6.308cm">
          <draw:text-box>
            <text:p><text:span text:style-name="T81">B</text:span></text:p>
          </draw:text-box>
        </draw:frame>
        <draw:line draw:style-name="gr312" draw:text-style-name="P1" draw:layer="layout" svg:x1="21.44cm" svg:y1="4.277cm" svg:x2="29.381cm" svg:y2="4.277cm">
          <text:p/>
        </draw:line>
        <draw:custom-shape draw:style-name="gr319" draw:text-style-name="P136" draw:layer="layout" svg:width="2.625cm" svg:height="1.259cm" draw:transform="rotate (-1.5707963267949) translate (25.797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1.5707963267949) translate (26.24cm 4.7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21.519cm" svg:y="4.405cm">
          <draw:text-box>
            <text:p><text:span text:style-name="T81">A</text:span></text:p>
          </draw:text-box>
        </draw:frame>
        <draw:frame draw:style-name="gr318" draw:text-style-name="P135" draw:layer="layout" svg:width="1.408cm" svg:height="1.733cm" svg:x="21.602cm" svg:y="2.611cm">
          <draw:text-box>
            <text:p><text:span text:style-name="T81">B</text:span></text:p>
          </draw:text-box>
        </draw:frame>
        <draw:line draw:style-name="gr312" draw:text-style-name="P1" draw:layer="layout" svg:x1="21.441cm" svg:y1="12.277cm" svg:x2="29.382cm" svg:y2="12.277cm">
          <text:p/>
        </draw:line>
        <draw:custom-shape draw:style-name="gr319" draw:text-style-name="P136" draw:layer="layout" svg:width="2.625cm" svg:height="1.259cm" draw:transform="rotate (-1.5707963267949) translate (25.798cm 9.1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21.52cm" svg:y="12.405cm">
          <draw:text-box>
            <text:p><text:span text:style-name="T81">A</text:span></text:p>
          </draw:text-box>
        </draw:frame>
        <draw:frame draw:style-name="gr318" draw:text-style-name="P135" draw:layer="layout" svg:width="1.408cm" svg:height="1.733cm" svg:x="21.603cm" svg:y="10.611cm">
          <draw:text-box>
            <text:p><text:span text:style-name="T81">B</text:span></text:p>
          </draw:text-box>
        </draw:frame>
        <draw:line draw:style-name="gr312" draw:text-style-name="P1" draw:layer="layout" svg:x1="13.442cm" svg:y1="17.277cm" svg:x2="21.383cm" svg:y2="17.277cm">
          <text:p/>
        </draw:line>
        <draw:custom-shape draw:style-name="gr319" draw:text-style-name="P136" draw:layer="layout" svg:width="2.625cm" svg:height="1.259cm" draw:transform="rotate (-3.14159265358979) translate (18.481cm 16.66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0" draw:text-style-name="P137"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1" draw:text-style-name="P135" draw:layer="layout" svg:width="1.573cm" svg:height="1.733cm" svg:x="13.521cm" svg:y="17.405cm">
          <draw:text-box>
            <text:p><text:span text:style-name="T81">A</text:span></text:p>
          </draw:text-box>
        </draw:frame>
        <draw:frame draw:style-name="gr318" draw:text-style-name="P135"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67" presentation:class="page"/>
          <draw:frame presentation:style-name="pr1" draw:text-style-name="P7"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line draw:style-name="gr251" draw:text-style-name="P1" draw:layer="layout" svg:x1="2.552cm" svg:y1="3.995cm" svg:x2="9.692cm" svg:y2="3.995cm">
          <text:p/>
        </draw:line>
        <draw:line draw:style-name="gr258" draw:text-style-name="P34" draw:layer="layout" svg:x1="5.65cm" svg:y1="6.665cm" svg:x2="7.996cm" svg:y2="4.32cm">
          <text:p/>
        </draw:line>
        <draw:line draw:style-name="gr322" draw:text-style-name="P34" draw:layer="layout" svg:x1="6.696cm" svg:y1="1.249cm" svg:x2="4.35cm" svg:y2="3.594cm">
          <text:p/>
        </draw:line>
        <draw:g draw:style-name="gr5">
          <draw:line draw:style-name="gr247" draw:text-style-name="P45" draw:layer="layout" svg:x1="1.693cm" svg:y1="7.668cm" svg:x2="3.442cm" svg:y2="7.668cm">
            <text:p/>
          </draw:line>
          <draw:line draw:style-name="gr248" draw:text-style-name="P45" draw:layer="layout" svg:x1="1.693cm" svg:y1="7.668cm" svg:x2="1.693cm" svg:y2="5.919cm">
            <text:p/>
          </draw:line>
          <draw:frame draw:style-name="gr249" draw:text-style-name="P107" draw:layer="layout" svg:width="0.559cm" svg:height="0.958cm" svg:x="0.899cm" svg:y="5.686cm">
            <draw:text-box>
              <text:p><text:span text:style-name="T66">y</text:span></text:p>
            </draw:text-box>
          </draw:frame>
          <draw:frame draw:style-name="gr250" draw:text-style-name="P107" draw:layer="layout" svg:width="0.559cm" svg:height="0.958cm" svg:x="2.774cm" svg:y="7.631cm">
            <draw:text-box>
              <text:p><text:span text:style-name="T66">x</text:span></text:p>
            </draw:text-box>
          </draw:frame>
        </draw:g>
        <draw:frame draw:style-name="gr323" draw:text-style-name="P108" draw:layer="layout" svg:width="1.954cm" svg:height="0.992cm" svg:x="2.888cm" svg:y="2.053cm">
          <draw:text-box>
            <text:p><text:span text:style-name="T67">10 N</text:span></text:p>
          </draw:text-box>
        </draw:frame>
        <draw:frame draw:style-name="gr323" draw:text-style-name="P108" draw:layer="layout" svg:width="1.954cm" svg:height="0.992cm" svg:x="7.488cm" svg:y="5.019cm">
          <draw:text-box>
            <text:p><text:span text:style-name="T67">10 N</text:span></text:p>
          </draw:text-box>
        </draw:frame>
        <draw:line draw:style-name="gr251" draw:text-style-name="P1" draw:layer="layout" svg:x1="17.593cm" svg:y1="11.969cm" svg:x2="24.733cm" svg:y2="11.969cm">
          <text:p/>
        </draw:line>
        <draw:line draw:style-name="gr258" draw:text-style-name="P34" draw:layer="layout" svg:x1="22.822cm" svg:y1="13.466cm" svg:x2="19.505cm" svg:y2="13.466cm">
          <text:p/>
        </draw:line>
        <draw:line draw:style-name="gr322" draw:text-style-name="P34" draw:layer="layout" svg:x1="19.505cm" svg:y1="10.395cm" svg:x2="22.822cm" svg:y2="10.395cm">
          <text:p/>
        </draw:line>
        <draw:g draw:style-name="gr5">
          <draw:line draw:style-name="gr247" draw:text-style-name="P45" draw:layer="layout" svg:x1="16.734cm" svg:y1="15.642cm" svg:x2="18.483cm" svg:y2="15.642cm">
            <text:p/>
          </draw:line>
          <draw:line draw:style-name="gr248" draw:text-style-name="P45" draw:layer="layout" svg:x1="16.734cm" svg:y1="15.642cm" svg:x2="16.734cm" svg:y2="13.893cm">
            <text:p/>
          </draw:line>
          <draw:frame draw:style-name="gr249" draw:text-style-name="P107" draw:layer="layout" svg:width="0.559cm" svg:height="0.958cm" svg:x="15.94cm" svg:y="13.66cm">
            <draw:text-box>
              <text:p><text:span text:style-name="T66">y</text:span></text:p>
            </draw:text-box>
          </draw:frame>
          <draw:frame draw:style-name="gr250" draw:text-style-name="P107" draw:layer="layout" svg:width="0.559cm" svg:height="0.958cm" svg:x="17.815cm" svg:y="15.605cm">
            <draw:text-box>
              <text:p><text:span text:style-name="T66">x</text:span></text:p>
            </draw:text-box>
          </draw:frame>
        </draw:g>
        <draw:frame draw:style-name="gr324" draw:text-style-name="P108" draw:layer="layout" svg:width="1.582cm" svg:height="0.992cm" svg:x="20.372cm" svg:y="9.274cm">
          <draw:text-box>
            <text:p><text:span text:style-name="T67">3 N</text:span></text:p>
          </draw:text-box>
        </draw:frame>
        <draw:frame draw:style-name="gr324" draw:text-style-name="P108" draw:layer="layout" svg:width="1.582cm" svg:height="0.992cm" svg:x="20.372cm" svg:y="13.745cm">
          <draw:text-box>
            <text:p><text:span text:style-name="T67">3 N</text:span></text:p>
          </draw:text-box>
        </draw:frame>
        <draw:line draw:style-name="gr325" draw:text-style-name="P138" draw:layer="layout" svg:x1="2.622cm" svg:y1="18.797cm" svg:x2="4.972cm" svg:y2="18.797cm">
          <text:p/>
        </draw:line>
        <draw:line draw:style-name="gr326" draw:text-style-name="P138" draw:layer="layout" svg:x1="2.622cm" svg:y1="18.797cm" svg:x2="2.622cm" svg:y2="16.447cm">
          <text:p/>
        </draw:line>
        <draw:frame draw:style-name="gr327" draw:text-style-name="P139" draw:layer="layout" svg:width="0.751cm" svg:height="1.381cm" svg:x="1.655cm" svg:y="16.034cm">
          <draw:text-box>
            <text:p><text:span text:style-name="T82">z</text:span></text:p>
          </draw:text-box>
        </draw:frame>
        <draw:frame draw:style-name="gr328" draw:text-style-name="P139" draw:layer="layout" svg:width="0.752cm" svg:height="1.381cm" svg:x="4.174cm" svg:y="18.648cm">
          <draw:text-box>
            <text:p><text:span text:style-name="T82">x</text:span></text:p>
          </draw:text-box>
        </draw:frame>
        <draw:line draw:style-name="gr325" draw:text-style-name="P138" draw:layer="layout" svg:x1="2.622cm" svg:y1="18.797cm" svg:x2="3.622cm" svg:y2="17.797cm">
          <text:p/>
        </draw:line>
        <draw:frame draw:style-name="gr328" draw:text-style-name="P139"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29" draw:text-style-name="P140" draw:layer="layout" svg:x1="7.574cm" svg:y1="4.276cm" svg:x2="7.427cm" svg:y2="9.373cm">
          <text:p/>
        </draw:line>
        <draw:custom-shape draw:style-name="gr330" draw:text-style-name="P141"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1" draw:text-style-name="P142" draw:layer="layout" svg:width="0.932cm" svg:height="3.107cm" draw:transform="rotate (1.5995942594528) translate (8.007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85">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29" draw:text-style-name="P140" draw:layer="layout" svg:x1="6.808cm" svg:y1="13.076cm" svg:x2="6.736cm" svg:y2="15.578cm">
            <text:p/>
          </draw:line>
          <draw:custom-shape draw:style-name="gr332" draw:text-style-name="P141" draw:layer="layout" svg:width="0.458cm" svg:height="1.15cm" draw:transform="skewX (-0.015707963267949) rotate (0.0218166156499291) translate (6.031cm 13.64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3" draw:text-style-name="P142" draw:layer="layout" svg:width="0.457cm" svg:height="1.149cm" draw:transform="skewX (-0.0139626340159546) rotate (0.0240855436775217) translate (7.021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85">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29" draw:text-style-name="P140" draw:layer="layout" svg:x1="13.782cm" svg:y1="17.172cm" svg:x2="13.71cm" svg:y2="19.674cm">
            <text:p/>
          </draw:line>
          <draw:custom-shape draw:style-name="gr334" draw:text-style-name="P141" draw:layer="layout" svg:width="0.458cm" svg:height="1.526cm" draw:transform="skewX (-0.000698131700797645) rotate (0.899717229403077) translate (12.082cm 18.04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5" draw:text-style-name="P142"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36" draw:text-style-name="P140" draw:layer="layout" svg:x1="4.011cm" svg:y1="12.211cm" svg:x2="9.431cm" svg:y2="16.276cm">
            <text:p/>
          </draw:line>
          <draw:line draw:style-name="gr336" draw:text-style-name="P140" draw:layer="layout" svg:x1="3.365cm" svg:y1="15.782cm" svg:x2="10.399cm" svg:y2="12.921cm">
            <text:p/>
          </draw:line>
        </draw:g>
        <draw:g draw:style-name="gr5">
          <draw:line draw:style-name="gr336" draw:text-style-name="P140" draw:layer="layout" svg:x1="16.653cm" svg:y1="20.376cm" svg:x2="11.233cm" svg:y2="16.311cm">
            <text:p/>
          </draw:line>
          <draw:line draw:style-name="gr336" draw:text-style-name="P140" draw:layer="layout" svg:x1="17.299cm" svg:y1="16.805cm" svg:x2="10.265cm" svg:y2="19.666cm">
            <text:p/>
          </draw:line>
        </draw:g>
        <draw:g draw:style-name="gr85">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29" draw:text-style-name="P140" draw:layer="layout" svg:x1="23.808cm" svg:y1="16.077cm" svg:x2="23.736cm" svg:y2="18.579cm">
            <text:p/>
          </draw:line>
          <draw:custom-shape draw:style-name="gr332" draw:text-style-name="P141" draw:layer="layout" svg:width="0.458cm" svg:height="1.15cm" draw:transform="skewX (-0.015707963267949) rotate (1.59261294244483) translate (22.345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3" draw:text-style-name="P142" draw:layer="layout" svg:width="0.457cm" svg:height="1.149cm" draw:transform="skewX (-0.0139626340159546) rotate (1.59488187047242) translate (24.024cm 17.523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36" draw:text-style-name="P140" draw:layer="layout" svg:x1="21.011cm" svg:y1="15.212cm" svg:x2="26.431cm" svg:y2="19.277cm">
            <text:p/>
          </draw:line>
          <draw:line draw:style-name="gr336" draw:text-style-name="P140"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37" draw:text-style-name="P71" draw:layer="layout" svg:width="9.051cm" svg:height="9.202cm" svg:x="24.333cm" svg:y="3.85cm" draw:kind="arc" draw:start-angle="163.09" draw:end-angle="180">
          <text:p/>
        </draw:ellipse>
        <draw:line draw:style-name="gr329" draw:text-style-name="P140" draw:layer="layout" svg:x1="22.763cm" svg:y1="3.748cm" svg:x2="20.44cm" svg:y2="8.287cm">
          <text:p/>
        </draw:line>
        <draw:custom-shape draw:style-name="gr338" draw:text-style-name="P142"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9" draw:text-style-name="P143"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3"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1" draw:text-style-name="P145" draw:layer="layout" svg:width="4.329cm" svg:height="0.886cm" svg:x="20.026cm" svg:y="7.418cm">
          <draw:text-box>
            <text:p text:style-name="P144"><text:span text:style-name="T83">0.12 rad ≈ 6.9°</text:span></text:p>
          </draw:text-box>
        </draw:frame>
        <draw:g draw:style-name="gr5">
          <svg:title>TexMaths</svg:title>
          <svg:desc>28§latex§$$(\yF_{\text{left}})_x$$§svg§600§TRUE§</svg:desc>
          <draw:path draw:style-name="gr22" draw:text-style-name="P11" draw:layer="layout" svg:width="0.291cm" svg:height="1.107cm" svg:x="22.392cm" svg:y="8.625cm" svg:viewBox="0 0 292 1108" svg:d="M282 0c-177 115-282 308-282 554 0 226 108 439 276 554 5-7 11-13 16-20-161-138-187-272-187-537 0-266 30-407 187-531-3-7-6-13-10-20z">
            <text:p/>
          </draw:path>
          <draw:path draw:style-name="gr22"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2"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2"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2"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2"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2" draw:text-style-name="P11" draw:layer="layout" svg:width="0.291cm" svg:height="1.107cm" svg:x="24.689cm" svg:y="8.625cm" svg:viewBox="0 0 292 1108" svg:d="M13 0c-4 7-9 13-13 20 158 124 187 265 187 531 0 265-26 399-187 537 5 7 11 13 16 20 168-115 276-328 276-554 0-246-105-439-279-554z">
            <text:p/>
          </draw:path>
          <draw:path draw:style-name="gr22"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2" draw:text-style-name="P11" draw:layer="layout" svg:width="0.291cm" svg:height="1.107cm" svg:x="23.788cm" svg:y="4.647cm" svg:viewBox="0 0 292 1108" svg:d="M282 0c-177 115-282 308-282 554 0 226 108 439 279 554 4-7 9-13 13-20-161-138-187-272-187-537 0-266 30-407 187-531-3-7-7-13-10-20z">
            <text:p/>
          </draw:path>
          <draw:path draw:style-name="gr22"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2"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2"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2"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2"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2" draw:text-style-name="P11" draw:layer="layout" svg:width="0.288cm" svg:height="1.107cm" svg:x="26.088cm" svg:y="4.647cm" svg:viewBox="0 0 289 1108" svg:d="M10 0c-3 7-7 13-10 20 154 124 187 265 187 531 0 265-30 399-187 537 4 7 9 13 13 20 167-115 276-328 276-554 0-246-105-439-279-554z">
            <text:p/>
          </draw:path>
          <draw:path draw:style-name="gr22"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3" draw:master-page-name="Default">
        <office:forms form:automatic-focus="false" form:apply-design-mode="false"/>
        <draw:frame draw:style-name="gr342"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37" draw:text-style-name="P71" draw:layer="layout" svg:width="9.051cm" svg:height="9.202cm" svg:x="4.789cm" svg:y="8.182cm" draw:kind="arc" draw:start-angle="0" draw:end-angle="16.9">
          <text:p/>
        </draw:ellipse>
        <draw:line draw:style-name="gr329" draw:text-style-name="P140" draw:layer="layout" svg:x1="15.239cm" svg:y1="7.748cm" svg:x2="17.562cm" svg:y2="12.287cm">
          <text:p/>
        </draw:line>
        <draw:custom-shape draw:style-name="gr343" draw:text-style-name="P142"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3"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5" draw:text-style-name="P143"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1" draw:text-style-name="P145" draw:layer="layout" svg:width="4.329cm" svg:height="0.886cm" svg:x="13.826cm" svg:y="11.718cm">
          <draw:text-box>
            <text:p text:style-name="P144"><text:span text:style-name="T83">0.12 rad ≈ 6.9°</text:span></text:p>
          </draw:text-box>
        </draw:frame>
        <draw:g draw:style-name="gr5">
          <svg:title>TexMaths</svg:title>
          <svg:desc>28§latex§$$(\yF_{\text{right}})_z$$§svg§600§TRUE§</svg:desc>
          <draw:path draw:style-name="gr22" draw:text-style-name="P11" draw:layer="layout" svg:width="0.248cm" svg:height="0.946cm" svg:x="10.384cm" svg:y="9.066cm" svg:viewBox="0 0 249 947" svg:d="M241 0c-151 98-241 265-241 475 0 190 92 374 235 472 5-6 9-12 14-17-137-117-159-233-159-461 0-227 25-343 159-452-3-6-6-11-8-17z">
            <text:p/>
          </draw:path>
          <draw:path draw:style-name="gr22"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2"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2"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2"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2"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2"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2" draw:text-style-name="P11" draw:layer="layout" svg:width="0.245cm" svg:height="0.946cm" svg:x="12.854cm" svg:y="9.066cm" svg:viewBox="0 0 246 947" svg:d="M8 0c-2 6-5 11-8 17 131 109 159 225 159 452 0 228-25 344-159 461 4 5 7 11 11 17 143-98 235-282 235-472 0-210-89-377-238-475z">
            <text:p/>
          </draw:path>
          <draw:path draw:style-name="gr22"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2" draw:text-style-name="P11" draw:layer="layout" svg:width="0.248cm" svg:height="0.946cm" svg:x="12.612cm" svg:y="13.043cm" svg:viewBox="0 0 249 947" svg:d="M241 0c-151 98-241 265-241 475 0 190 92 374 238 472 4-6 7-12 11-17-137-117-159-233-159-461 0-227 27-343 159-452-3-6-6-11-8-17z">
            <text:p/>
          </draw:path>
          <draw:path draw:style-name="gr22"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2"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2"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2"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2"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2"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2" draw:text-style-name="P11" draw:layer="layout" svg:width="0.248cm" svg:height="0.946cm" svg:x="15.082cm" svg:y="13.043cm" svg:viewBox="0 0 249 947" svg:d="M11 0c-4 6-7 11-11 17 134 109 159 225 159 452 0 228-22 344-159 461 5 5 9 11 14 17 143-98 235-282 235-472 0-210-90-377-238-475z">
            <text:p/>
          </draw:path>
          <draw:path draw:style-name="gr22"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4">
          <office:forms form:automatic-focus="false" form:apply-design-mode="false"/>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46" draw:text-style-name="P1" draw:layer="layout" svg:width="12.265cm" svg:height="16.589cm" draw:transform="skewX (-3.66134598916496E-017) rotate (-1.84481301935801) translate (24.1995158092514cm 8.04436012415832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29" draw:text-style-name="P140" draw:layer="layout" svg:x1="7.202cm" svg:y1="0.954cm" svg:x2="7.059cm" svg:y2="5.901cm">
            <text:p/>
          </draw:line>
        </draw:g>
        <draw:g draw:style-name="gr5">
          <draw:frame draw:style-name="gr347" draw:text-style-name="P1" draw:layer="layout" svg:width="11.681cm" svg:height="6.571cm" svg:x="16.607cm" svg:y="0.142cm">
            <draw:image xlink:href="Pictures/10000001000001C700000100EE74E754.png" xlink:type="simple" xlink:show="embed" xlink:actuate="onLoad" draw:mime-type="image/png">
              <text:p/>
            </draw:image>
          </draw:frame>
          <draw:line draw:style-name="gr329" draw:text-style-name="P140" draw:layer="layout" svg:x1="22.393cm" svg:y1="0.955cm" svg:x2="22.536cm" svg:y2="5.902cm">
            <text:p/>
          </draw:line>
        </draw:g>
        <draw:polygon draw:style-name="gr348" draw:text-style-name="P39" draw:layer="layout" svg:width="11.6cm" svg:height="2.622cm" svg:x="1.387cm" svg:y="6.712cm" svg:viewBox="0 0 11601 2623" draw:points="0,0 5486,2623 11601,0">
          <text:p/>
        </draw:polygon>
        <draw:polygon draw:style-name="gr348" draw:text-style-name="P39" draw:layer="layout" svg:width="11.6cm" svg:height="2.127cm" svg:x="16.632cm" svg:y="6.713cm" svg:viewBox="0 0 11601 2128" draw:points="0,0 6137,2128 11601,0">
          <text:p/>
        </draw:polygon>
        <draw:frame draw:style-name="gr349" draw:text-style-name="P146" draw:layer="layout" svg:width="2.195cm" svg:height="1.945cm" svg:x="5.938cm" svg:y="8.413cm">
          <draw:text-box>
            <text:p><text:span text:style-name="T84"></text:span></text:p>
          </draw:text-box>
        </draw:frame>
        <draw:frame draw:style-name="gr349" draw:text-style-name="P146" draw:layer="layout" svg:width="2.195cm" svg:height="1.945cm" svg:x="21.783cm" svg:y="7.836cm">
          <draw:text-box>
            <text:p><text:span text:style-name="T84"></text:span></text:p>
          </draw:text-box>
        </draw:frame>
        <draw:g draw:style-name="gr5">
          <draw:line draw:style-name="gr247" draw:text-style-name="P45" draw:layer="layout" svg:x1="2.621cm" svg:y1="18.796cm" svg:x2="4.971cm" svg:y2="18.796cm">
            <text:p/>
          </draw:line>
          <draw:line draw:style-name="gr248" draw:text-style-name="P45" draw:layer="layout" svg:x1="2.621cm" svg:y1="18.796cm" svg:x2="2.621cm" svg:y2="16.446cm">
            <text:p/>
          </draw:line>
          <draw:frame draw:style-name="gr350" draw:text-style-name="P147" draw:layer="layout" svg:width="0.751cm" svg:height="1.381cm" svg:x="1.654cm" svg:y="16.033cm">
            <draw:text-box>
              <text:p><text:span text:style-name="T85">z</text:span></text:p>
            </draw:text-box>
          </draw:frame>
          <draw:frame draw:style-name="gr351" draw:text-style-name="P147"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52" draw:text-style-name="P140" draw:layer="layout" svg:x1="7.568cm" svg:y1="2.185cm" svg:x2="7.419cm" svg:y2="7.367cm">
          <text:p/>
        </draw:line>
        <draw:custom-shape draw:style-name="gr353" draw:text-style-name="P142"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54" draw:text-style-name="P140" draw:layer="layout" svg:x1="7.583cm" svg:y1="11.094cm" svg:x2="7.489cm" svg:y2="14.389cm">
          <text:p/>
        </draw:line>
        <draw:custom-shape draw:style-name="gr353" draw:text-style-name="P142" draw:layer="layout" svg:width="0.948cm" svg:height="3.159cm" draw:transform="skewX (0.000698131700797732) translate (8.18cm 9.784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55" draw:text-style-name="P149" draw:layer="layout" svg:x1="16.493cm" svg:y1="5.291cm" svg:x2="13.993cm" svg:y2="5.291cm">
          <text:p text:style-name="P148"><text:span text:style-name="T86">Δ</text:span><text:span text:style-name="T87">l</text:span><text:span text:style-name="T88"> </text:span><text:span text:style-name="T89">&lt; 0</text:span></text:p>
        </draw:measure>
        <draw:measure draw:style-name="gr356" draw:text-style-name="P149" draw:layer="layout" svg:x1="16.708cm" svg:y1="9.045cm" svg:x2="19.715cm" svg:y2="9.045cm">
          <text:p text:style-name="P148"><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57" draw:text-style-name="P150" draw:layer="layout" svg:width="0.604cm" svg:height="3.159cm" draw:transform="skewX (0.000698131700797732) rotate (-1.5707963267949) translate (6.88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37" draw:text-style-name="P151" draw:layer="layout" svg:width="1.209cm" svg:height="1.521cm" svg:x="21.016cm" svg:y="8.649cm">
          <draw:text-box>
            <text:p><text:span text:style-name="T90">F</text:span></text:p>
          </draw:text-box>
        </draw:frame>
        <draw:frame draw:style-name="gr137" draw:text-style-name="P151" draw:layer="layout" svg:width="1.209cm" svg:height="1.521cm" svg:x="15.365cm" svg:y="2.648cm">
          <draw:text-box>
            <text:p><text:span text:style-name="T90">F</text:span></text:p>
          </draw:text-box>
        </draw:frame>
        <draw:frame draw:style-name="gr137" draw:text-style-name="P151" draw:layer="layout" svg:width="1.209cm" svg:height="1.521cm" svg:x="4.646cm" svg:y="2.649cm">
          <draw:text-box>
            <text:p><text:span text:style-name="T90">F</text:span></text:p>
          </draw:text-box>
        </draw:frame>
        <draw:frame draw:style-name="gr137" draw:text-style-name="P151" draw:layer="layout" svg:width="1.209cm" svg:height="1.521cm" svg:x="4.718cm" svg:y="8.649cm">
          <draw:text-box>
            <text:p><text:span text:style-name="T90">F</text:span></text:p>
          </draw:text-box>
        </draw:frame>
        <draw:custom-shape draw:style-name="gr358" draw:text-style-name="P1" draw:layer="layout" svg:width="6.779cm" svg:height="1.527cm" svg:x="7.131cm" svg:y="3.394cm">
          <text:p/>
          <draw:enhanced-geometry svg:viewBox="0 0 21600 21600" draw:type="rectangle" draw:enhanced-path="M 0 0 L 21600 0 21600 21600 0 21600 0 0 Z N"/>
        </draw:custom-shape>
        <draw:custom-shape draw:style-name="gr359" draw:text-style-name="P1" draw:layer="layout" svg:width="12.612cm" svg:height="1.527cm" svg:x="7.131cm" svg:y="9.367cm">
          <text:p/>
          <draw:enhanced-geometry svg:viewBox="0 0 21600 21600" draw:type="rectangle" draw:enhanced-path="M 0 0 L 21600 0 21600 21600 0 21600 0 0 Z N"/>
        </draw:custom-shape>
        <draw:custom-shape draw:style-name="gr357" draw:text-style-name="P150"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50"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50" draw:layer="layout" svg:width="0.604cm" svg:height="3.159cm" draw:transform="skewX (0.000698131700797732) rotate (-1.5707963267949) translate (17.52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0" draw:text-style-name="P152" draw:layer="layout" svg:x1="7.281cm" svg:y1="7.27cm" svg:x2="16.402cm" svg:y2="7.27cm">
          <text:p/>
        </draw:line>
        <draw:frame draw:style-name="gr361" draw:text-style-name="P153"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2" draw:text-style-name="P149" draw:layer="layout" svg:x1="16.493cm" svg:y1="5.291cm" svg:x2="13.993cm" svg:y2="5.291cm">
          <text:p text:style-name="P148"><text:span text:style-name="T86">Δ</text:span><text:span text:style-name="T87">l</text:span><text:span text:style-name="T88"> </text:span><text:span text:style-name="T89">&lt; 0</text:span></text:p>
        </draw:measure>
        <draw:measure draw:style-name="gr363" draw:text-style-name="P149" draw:layer="layout" svg:x1="16.708cm" svg:y1="9.045cm" svg:x2="19.715cm" svg:y2="9.045cm">
          <text:p text:style-name="P148"><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57" draw:text-style-name="P150" draw:layer="layout" svg:width="0.604cm" svg:height="3.159cm" draw:transform="skewX (0.000698131700797732) rotate (-1.5707963267949) translate (6.881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4" draw:text-style-name="P151" draw:layer="layout" svg:width="1.56cm" svg:height="1.521cm" svg:x="21.016cm" svg:y="8.649cm">
          <draw:text-box>
            <text:p text:style-name="P144"><text:span text:style-name="T93">F</text:span><text:span text:style-name="T94">e</text:span></text:p>
          </draw:text-box>
        </draw:frame>
        <draw:frame draw:style-name="gr364" draw:text-style-name="P151" draw:layer="layout" svg:width="1.56cm" svg:height="1.521cm" svg:x="15.365cm" svg:y="2.648cm">
          <draw:text-box>
            <text:p text:style-name="P144"><text:span text:style-name="T93">F</text:span><text:span text:style-name="T94">e</text:span></text:p>
          </draw:text-box>
        </draw:frame>
        <draw:custom-shape draw:style-name="gr358" draw:text-style-name="P1" draw:layer="layout" svg:width="6.779cm" svg:height="1.527cm" svg:x="7.131cm" svg:y="3.394cm">
          <text:p/>
          <draw:enhanced-geometry svg:viewBox="0 0 21600 21600" draw:type="rectangle" draw:enhanced-path="M 0 0 L 21600 0 21600 21600 0 21600 0 0 Z N"/>
        </draw:custom-shape>
        <draw:custom-shape draw:style-name="gr359" draw:text-style-name="P1" draw:layer="layout" svg:width="12.612cm" svg:height="1.527cm" svg:x="7.131cm" svg:y="9.367cm">
          <text:p/>
          <draw:enhanced-geometry svg:viewBox="0 0 21600 21600" draw:type="rectangle" draw:enhanced-path="M 0 0 L 21600 0 21600 21600 0 21600 0 0 Z N"/>
        </draw:custom-shape>
        <draw:custom-shape draw:style-name="gr357" draw:text-style-name="P150"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50"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50" draw:layer="layout" svg:width="0.604cm" svg:height="3.159cm" draw:transform="skewX (0.000698131700797732) rotate (-1.5707963267949) translate (17.428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0" draw:text-style-name="P152" draw:layer="layout" svg:x1="7.281cm" svg:y1="7.27cm" svg:x2="16.402cm" svg:y2="7.27cm">
          <text:p/>
        </draw:line>
        <draw:frame draw:style-name="gr361" draw:text-style-name="P153"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g draw:style-name="gr85">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65" draw:text-style-name="P155" draw:layer="layout" svg:x1="13.353cm" svg:y1="6.288cm" svg:x2="12.305cm" svg:y2="8.558cm">
            <text:p text:style-name="P154"><text:span text:style-name="T95">l &lt;</text:span><text:span text:style-name="T96"> </text:span><text:span text:style-name="T95">l</text:span><text:span text:style-name="T97">n</text:span></text:p>
          </draw:measure>
          <draw:measure draw:style-name="gr366" draw:text-style-name="P155" draw:layer="layout" svg:x1="16.776cm" svg:y1="7.83cm" svg:x2="18.113cm" svg:y2="4.938cm">
            <text:p text:style-name="P154"><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57" draw:text-style-name="P150" draw:layer="layout" svg:width="0.604cm" svg:height="3.159cm" draw:transform="skewX (0.000872664625997143) rotate (-0.432841654494594) translate (13.429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67" draw:text-style-name="P156" draw:layer="layout" svg:width="1.56cm" svg:height="1.521cm" draw:transform="rotate (1.1379546723003) translate (18.299cm 3.59cm)">
            <draw:text-box>
              <text:p text:style-name="P144"><text:span text:style-name="T93">F</text:span><text:span text:style-name="T94">e</text:span></text:p>
            </draw:text-box>
          </draw:frame>
          <draw:frame draw:style-name="gr368" draw:text-style-name="P156" draw:layer="layout" svg:width="1.56cm" svg:height="1.521cm" draw:transform="rotate (1.1379546723003) translate (10.481cm 6.203cm)">
            <draw:text-box>
              <text:p text:style-name="P144"><text:span text:style-name="T93">F</text:span><text:span text:style-name="T94">e</text:span></text:p>
            </draw:text-box>
          </draw:frame>
          <draw:custom-shape draw:style-name="gr358"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59"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57" draw:text-style-name="P150" draw:layer="layout" svg:width="0.604cm" svg:height="3.157cm" draw:transform="rotate (-2.7087509990952) translate (20.832cm 4.95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50" draw:layer="layout" svg:width="0.604cm" svg:height="3.157cm" draw:transform="rotate (-2.7087509990952) translate (8.544cm 17.30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50" draw:layer="layout" svg:width="0.604cm" svg:height="3.159cm" draw:transform="skewX (0.000872664625997143) rotate (-0.432841654494594) translate (12.431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0" draw:text-style-name="P152" draw:layer="layout" svg:x1="11.224cm" svg:y1="15.616cm" svg:x2="15.168cm" svg:y2="7.077cm">
            <text:p/>
          </draw:line>
          <draw:frame draw:style-name="gr369" draw:text-style-name="P153"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g draw:style-name="gr85">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70" draw:text-style-name="P155" draw:layer="layout" svg:x1="17.58cm" svg:y1="8.183cm" svg:x2="15.101cm" svg:y2="8.503cm">
            <text:p text:style-name="P154"><text:span text:style-name="T95">l &lt;</text:span><text:span text:style-name="T96"> </text:span><text:span text:style-name="T95">l</text:span><text:span text:style-name="T97">n</text:span></text:p>
          </draw:measure>
          <draw:measure draw:style-name="gr371" draw:text-style-name="P155" draw:layer="layout" svg:x1="18.096cm" svg:y1="11.901cm" svg:x2="21.256cm" svg:y2="11.495cm">
            <text:p text:style-name="P154"><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57" draw:text-style-name="P150"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72" draw:text-style-name="P156" draw:layer="layout" svg:width="1.56cm" svg:height="1.521cm" draw:transform="rotate (0.128281700021583) translate (22.496cm 10.935cm)">
            <draw:text-box>
              <text:p text:style-name="P144"><text:span text:style-name="T93">F</text:span><text:span text:style-name="T94">e</text:span></text:p>
            </draw:text-box>
          </draw:frame>
          <draw:frame draw:style-name="gr373" draw:text-style-name="P156" draw:layer="layout" svg:width="1.56cm" svg:height="1.521cm" draw:transform="rotate (0.128281700021583) translate (16.124cm 5.706cm)">
            <draw:text-box>
              <text:p text:style-name="P144"><text:span text:style-name="T93">F</text:span><text:span text:style-name="T94">e</text:span></text:p>
            </draw:text-box>
          </draw:frame>
          <draw:custom-shape draw:style-name="gr358"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59"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57" draw:text-style-name="P150" draw:layer="layout" svg:width="0.604cm" svg:height="3.16cm" draw:transform="skewX (0.00383972435438755) rotate (-1.69907802681648) translate (24.889cm 12.218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50" draw:layer="layout" svg:width="0.604cm" svg:height="3.16cm" draw:transform="skewX (0.00383972435438755) rotate (-1.69907802681648) translate (7.89cm 8.38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50"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0" draw:text-style-name="P152" draw:layer="layout" svg:x1="8.549cm" svg:y1="11.344cm" svg:x2="17.877cm" svg:y2="10.139cm">
            <text:p/>
          </draw:line>
          <draw:frame draw:style-name="gr369" draw:text-style-name="P153"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74" draw:text-style-name="P149" draw:layer="layout" svg:x1="13.567cm" svg:y1="6.046cm" svg:x2="12.824cm" svg:y2="8.433cm">
          <text:p text:style-name="P148"><text:span text:style-name="T86">Δ</text:span><text:span text:style-name="T87">l</text:span><text:span text:style-name="T88"> </text:span><text:span text:style-name="T89">&lt; 0</text:span></text:p>
        </draw:measure>
        <draw:measure draw:style-name="gr375" draw:text-style-name="P149" draw:layer="layout" svg:x1="17.214cm" svg:y1="6.956cm" svg:x2="18.109cm" svg:y2="4.085cm">
          <text:p text:style-name="P148"><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57" draw:text-style-name="P150" draw:layer="layout" svg:width="0.604cm" svg:height="3.162cm" draw:transform="skewX (0.00855211333477221) rotate (-0.30159289474462) translate (15.046cm 16.54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64" draw:text-style-name="P151" draw:layer="layout" svg:width="1.56cm" svg:height="1.521cm" draw:transform="rotate (1.26920343205028) translate (18.116cm 2.725cm)">
          <draw:text-box>
            <text:p><text:span text:style-name="T90">F</text:span><text:span text:style-name="T94">e</text:span></text:p>
          </draw:text-box>
        </draw:frame>
        <draw:frame draw:style-name="gr364" draw:text-style-name="P151" draw:layer="layout" svg:width="1.56cm" svg:height="1.521cm" draw:transform="rotate (1.26920343205028) translate (10.708cm 6.338cm)">
          <draw:text-box>
            <text:p text:style-name="P144"><text:span text:style-name="T93">F</text:span><text:span text:style-name="T94">e</text:span></text:p>
          </draw:text-box>
        </draw:frame>
        <draw:custom-shape draw:style-name="gr358"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59"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57" draw:text-style-name="P150"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50"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150" draw:layer="layout" svg:width="0.604cm" svg:height="3.162cm" draw:transform="skewX (0.00855211333477221) rotate (-0.30159289474462) translate (12.504cm 4.605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0" draw:text-style-name="P152" draw:layer="layout" svg:x1="12.72cm" svg:y1="15.43cm" svg:x2="15.429cm" svg:y2="6.721cm">
          <text:p/>
        </draw:line>
        <draw:frame draw:style-name="gr361" draw:text-style-name="P153"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76" draw:text-style-name="P158" draw:layer="layout" svg:width="1.635cm" svg:height="1.635cm" svg:x="13.194cm" svg:y="15.75cm">
          <text:p text:style-name="P157"><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6" draw:text-style-name="P158" draw:layer="layout" svg:width="1.635cm" svg:height="1.635cm" svg:x="13.194cm" svg:y="4.739cm">
          <text:p text:style-name="P157"><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1" draw:layer="layout" svg:width="1.74cm" svg:height="12.777cm" svg:x="13.141cm" svg:y="4.668cm">
          <text:p/>
          <draw:enhanced-geometry svg:viewBox="0 0 21600 21600" draw:type="rectangle" draw:enhanced-path="M 0 0 L 21600 0 21600 21600 0 21600 0 0 Z N"/>
        </draw:custom-shape>
        <draw:line draw:style-name="gr378" draw:text-style-name="P1" draw:layer="layout" svg:x1="13.141cm" svg:y1="6.455cm" svg:x2="14.881cm" svg:y2="6.455cm">
          <text:p/>
        </draw:line>
        <draw:line draw:style-name="gr379" draw:text-style-name="P1" draw:layer="layout" svg:x1="13.141cm" svg:y1="15.657cm" svg:x2="14.881cm" svg:y2="15.657cm">
          <text:p/>
        </draw:line>
        <draw:custom-shape draw:style-name="gr380" draw:text-style-name="P150"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1" draw:text-style-name="P159" draw:layer="layout" svg:width="2.107cm" svg:height="1.733cm" svg:x="15.284cm" svg:y="5.233cm">
          <draw:text-box>
            <text:p><text:span text:style-name="T100">F</text:span><text:span text:style-name="T101">ba</text:span></text:p>
          </draw:text-box>
        </draw:frame>
        <draw:custom-shape draw:style-name="gr380" draw:text-style-name="P150"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1" draw:text-style-name="P159" draw:layer="layout" svg:width="2.107cm" svg:height="1.733cm" svg:x="15.285cm" svg:y="15.566cm">
          <draw:text-box>
            <text:p><text:span text:style-name="T100">F</text:span><text:span text:style-name="T101">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76" draw:text-style-name="P158" draw:layer="layout" svg:width="1.635cm" svg:height="1.635cm" svg:x="20.142cm" svg:y="15.75cm">
          <text:p text:style-name="P157"><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6" draw:text-style-name="P158" draw:layer="layout" svg:width="1.635cm" svg:height="1.635cm" svg:x="20.142cm" svg:y="4.739cm">
          <text:p text:style-name="P157"><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7" draw:text-style-name="P1" draw:layer="layout" svg:width="1.74cm" svg:height="12.777cm" svg:x="20.089cm" svg:y="4.668cm">
          <text:p/>
          <draw:enhanced-geometry svg:viewBox="0 0 21600 21600" draw:type="rectangle" draw:enhanced-path="M 0 0 L 21600 0 21600 21600 0 21600 0 0 Z N"/>
        </draw:custom-shape>
        <draw:line draw:style-name="gr382" draw:text-style-name="P1" draw:layer="layout" svg:x1="20.089cm" svg:y1="6.4cm" svg:x2="21.829cm" svg:y2="6.4cm">
          <text:p/>
        </draw:line>
        <draw:line draw:style-name="gr382" draw:text-style-name="P1" draw:layer="layout" svg:x1="20.089cm" svg:y1="15.8cm" svg:x2="21.829cm" svg:y2="15.8cm">
          <text:p/>
        </draw:line>
        <draw:custom-shape draw:style-name="gr357" draw:text-style-name="P150" draw:layer="layout" svg:width="0.604cm" svg:height="3.159cm" draw:transform="skewX (0.0015707963267949) rotate (-3.14159265358979) translate (22.533cm 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3" draw:text-style-name="P159" draw:layer="layout" svg:width="1.726cm" svg:height="1.733cm" svg:x="22.232cm" svg:y="6.133cm">
          <draw:text-box>
            <text:p><text:span text:style-name="T100">F</text:span><text:span text:style-name="T101">b</text:span></text:p>
          </draw:text-box>
        </draw:frame>
        <draw:custom-shape draw:style-name="gr384" draw:text-style-name="P150" draw:layer="layout" svg:width="0.263cm" svg:height="1.019cm" draw:transform="skewX (0.00191986217719376) rotate (-3.14159265358979) translate (21.54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5" draw:text-style-name="P159" draw:layer="layout" svg:width="1.709cm" svg:height="1.733cm" svg:x="22.233cm" svg:y="14.632cm">
          <draw:text-box>
            <text:p><text:span text:style-name="T100">F</text:span><text:span text:style-name="T101">a</text:span></text:p>
          </draw:text-box>
        </draw:frame>
        <draw:frame draw:style-name="gr386" draw:text-style-name="P159" draw:layer="layout" svg:width="3.034cm" svg:height="1.733cm" svg:x="9.644cm" svg:y="7.233cm">
          <draw:text-box>
            <text:p><text:span text:style-name="T102">– </text:span><text:span text:style-name="T100">F</text:span><text:span text:style-name="T101">ba</text:span></text:p>
          </draw:text-box>
        </draw:frame>
        <draw:custom-shape draw:style-name="gr380" draw:text-style-name="P150"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0" draw:text-style-name="P150"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9" draw:layer="layout" svg:width="3.034cm" svg:height="1.733cm" svg:x="9.652cm" svg:y="13.467cm">
          <draw:text-box>
            <text:p><text:span text:style-name="T102">– </text:span><text:span text:style-name="T100">F</text:span><text:span text:style-name="T101">ab</text:span></text:p>
          </draw:text-box>
        </draw:frame>
        <draw:custom-shape draw:style-name="gr376" draw:text-style-name="P158" draw:layer="layout" svg:width="1.635cm" svg:height="1.635cm" svg:x="27.088cm" svg:y="15.75cm">
          <text:p text:style-name="P157"><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6" draw:text-style-name="P158" draw:layer="layout" svg:width="1.635cm" svg:height="1.635cm" svg:x="27.088cm" svg:y="4.739cm">
          <text:p text:style-name="P157"><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4" draw:text-style-name="P150" draw:layer="layout" svg:width="0.263cm" svg:height="1.019cm" draw:transform="skewX (0.00191986217719376) rotate (-3.14159265358979) translate (28.48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7"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76" draw:text-style-name="P158" draw:layer="layout" svg:width="1.635cm" svg:height="1.635cm" svg:x="14.771cm" svg:y="18.433cm">
          <text:p text:style-name="P157"><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6" draw:text-style-name="P158" draw:layer="layout" svg:width="1.635cm" svg:height="1.635cm" svg:x="3.76cm" svg:y="18.433cm">
          <text:p text:style-name="P157"><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7"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line draw:style-name="gr247" draw:text-style-name="P45" draw:layer="layout" svg:x1="7.615cm" svg:y1="12.937cm" svg:x2="15.262cm" svg:y2="12.937cm">
          <text:p/>
        </draw:line>
        <draw:line draw:style-name="gr248" draw:text-style-name="P45" draw:layer="layout" svg:x1="7.615cm" svg:y1="12.964cm" svg:x2="7.615cm" svg:y2="5.317cm">
          <text:p/>
        </draw:line>
        <draw:frame draw:style-name="gr388" draw:text-style-name="P160" draw:layer="layout" svg:width="2.233cm" svg:height="0.958cm" svg:x="13.042cm" svg:y="12.94cm">
          <draw:text-box>
            <text:p><text:span text:style-name="T103">space</text:span></text:p>
          </draw:text-box>
        </draw:frame>
        <draw:frame draw:style-name="gr389" draw:text-style-name="P160" draw:layer="layout" svg:width="1.899cm" svg:height="0.958cm" draw:transform="rotate (1.5707963267949) translate (6.513cm 7.368cm)">
          <draw:text-box>
            <text:p><text:span text:style-name="T103">time</text:span></text:p>
          </draw:text-box>
        </draw:frame>
        <draw:line draw:style-name="gr390" draw:text-style-name="P45" draw:layer="layout" svg:x1="8.615cm" svg:y1="12.963cm" svg:x2="8.615cm" svg:y2="5.792cm">
          <text:p/>
        </draw:line>
        <draw:line draw:style-name="gr390" draw:text-style-name="P45" draw:layer="layout" svg:x1="9.615cm" svg:y1="12.963cm" svg:x2="9.615cm" svg:y2="5.792cm">
          <text:p/>
        </draw:line>
        <draw:line draw:style-name="gr390" draw:text-style-name="P45" draw:layer="layout" svg:x1="10.615cm" svg:y1="12.963cm" svg:x2="10.615cm" svg:y2="5.792cm">
          <text:p/>
        </draw:line>
        <draw:line draw:style-name="gr390" draw:text-style-name="P45" draw:layer="layout" svg:x1="11.615cm" svg:y1="12.963cm" svg:x2="11.615cm" svg:y2="5.792cm">
          <text:p/>
        </draw:line>
        <draw:line draw:style-name="gr390" draw:text-style-name="P45" draw:layer="layout" svg:x1="12.615cm" svg:y1="12.963cm" svg:x2="12.615cm" svg:y2="5.792cm">
          <text:p/>
        </draw:line>
        <draw:line draw:style-name="gr390" draw:text-style-name="P45" draw:layer="layout" svg:x1="13.615cm" svg:y1="12.963cm" svg:x2="13.615cm" svg:y2="5.792cm">
          <text:p/>
        </draw:line>
        <draw:line draw:style-name="gr390" draw:text-style-name="P45" draw:layer="layout" svg:x1="14.615cm" svg:y1="12.963cm" svg:x2="14.615cm" svg:y2="5.792cm">
          <text:p/>
        </draw:line>
        <draw:line draw:style-name="gr390" draw:text-style-name="P45" draw:layer="layout" svg:x1="7.629cm" svg:y1="5.978cm" svg:x2="14.8cm" svg:y2="5.978cm">
          <text:p/>
        </draw:line>
        <draw:line draw:style-name="gr390" draw:text-style-name="P45" draw:layer="layout" svg:x1="7.629cm" svg:y1="6.972cm" svg:x2="14.8cm" svg:y2="6.972cm">
          <text:p/>
        </draw:line>
        <draw:line draw:style-name="gr390" draw:text-style-name="P45" draw:layer="layout" svg:x1="7.629cm" svg:y1="7.966cm" svg:x2="14.8cm" svg:y2="7.966cm">
          <text:p/>
        </draw:line>
        <draw:line draw:style-name="gr390" draw:text-style-name="P45" draw:layer="layout" svg:x1="7.629cm" svg:y1="8.96cm" svg:x2="14.8cm" svg:y2="8.96cm">
          <text:p/>
        </draw:line>
        <draw:line draw:style-name="gr390" draw:text-style-name="P45" draw:layer="layout" svg:x1="7.629cm" svg:y1="9.955cm" svg:x2="14.8cm" svg:y2="9.955cm">
          <text:p/>
        </draw:line>
        <draw:line draw:style-name="gr390" draw:text-style-name="P45" draw:layer="layout" svg:x1="7.629cm" svg:y1="10.949cm" svg:x2="14.8cm" svg:y2="10.949cm">
          <text:p/>
        </draw:line>
        <draw:line draw:style-name="gr390" draw:text-style-name="P45" draw:layer="layout" svg:x1="7.629cm" svg:y1="11.943cm" svg:x2="14.8cm" svg:y2="11.943cm">
          <text:p/>
        </draw:line>
        <draw:line draw:style-name="gr391" draw:text-style-name="P1" draw:layer="layout" svg:x1="7.615cm" svg:y1="12.937cm" svg:x2="11.615cm" svg:y2="7.034cm">
          <text:p/>
        </draw:lin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92" draw:text-style-name="P34" draw:layer="layout" svg:x1="24.368cm" svg:y1="3.781cm" svg:x2="26.047cm" svg:y2="3.781cm">
          <text:p/>
        </draw:line>
        <draw:g draw:style-name="gr85">
          <draw:custom-shape draw:style-name="gr298" draw:text-style-name="P71"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8" draw:text-style-name="P71"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svg:x="10.354cm" svg:y="8.321cm" svg:viewBox="0 0 6920 464" svg:d="M0 464c0 0 709-464 3059-464 2349 0 3861 427 3861 427">
          <text:p/>
        </draw:path>
        <draw:g draw:style-name="gr85">
          <draw:custom-shape draw:style-name="gr300" draw:text-style-name="P89" draw:layer="layout" svg:width="2.625cm" svg:height="1.259cm" svg:x="9.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2.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0" draw:text-style-name="P89" draw:layer="layout" svg:width="2.625cm" svg:height="1.259cm" svg:x="15.457cm" svg:y="11.62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9" draw:text-style-name="P3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5" draw:master-page-name="Default">
        <office:forms form:automatic-focus="false" form:apply-design-mode="false"/>
        <draw:custom-shape draw:style-name="gr393" draw:text-style-name="P161"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3" draw:text-style-name="P161"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3" draw:text-style-name="P161"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71"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3" draw:text-style-name="P71"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94" draw:text-style-name="P89"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395" draw:text-style-name="P18"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5" draw:master-page-name="Default">
        <office:forms form:automatic-focus="false" form:apply-design-mode="false"/>
        <draw:frame draw:style-name="gr396" draw:text-style-name="P162" draw:layer="layout" svg:width="28.049cm" svg:height="4.715cm" svg:x="0.398cm" svg:y="0.657cm">
          <draw:text-box>
            <text:p text:style-name="P144"><text:span text:style-name="T104"></text:span><text:span text:style-name="T105"></text:span><text:span text:style-name="T106"></text:span><text:span text:style-name="T105"></text:span><text:span text:style-name="T106"></text:span><text:span text:style-name="T105"></text:span><text:span text:style-name="T105">?  +</text:span></text:p>
            <text:p text:style-name="P144"><text:span text:style-name="T105"/></text:p>
            <text:p text:style-name="P144"><text:span text:style-name="T105"></text:span><text:span text:style-name="T105">$</text:span><text:span text:style-name="T106"></text:span><text:span text:style-name="T105"></text:span></text:p>
            <text:p text:style-name="P144"><text:span text:style-name="T105"/></text:p>
            <text:p text:style-name="P144"><text:span text:style-name="T105"></text:span><text:span text:style-name="T107"></text:span><text:span text:style-name="T105"></text:span><text:span text:style-name="T107"></text:span><text:span text:style-name="T105"></text:span><text:span text:style-name="T107"></text:span></text:p>
            <text:p text:style-name="P144"><text:span text:style-name="T105"/></text:p>
            <text:p text:style-name="P144"><text:span text:style-name="T105"></text:span><text:span text:style-name="T106"></text:span></text:p>
            <text:p text:style-name="P144"><text:span text:style-name="T105"/></text:p>
            <text:p text:style-name="P144"><text:span text:style-name="T105"></text:span><text:span text:style-name="T106"></text:span><text:span text:style-name="T105"></text:span></text:p>
          </draw:text-box>
        </draw:frame>
        <draw:custom-shape draw:style-name="gr397" draw:text-style-name="P34" draw:layer="layout" svg:width="4.996cm" svg:height="3.387cm" svg:x="4.656cm" svg:y="5.7cm">
          <text:p/>
          <draw:enhanced-geometry svg:viewBox="0 0 21600 21600" draw:type="rectangle" draw:enhanced-path="M 0 0 L 21600 0 21600 21600 0 21600 0 0 Z N"/>
        </draw:custom-shape>
        <draw:custom-shape draw:style-name="gr398" draw:text-style-name="P53" draw:layer="layout" svg:width="6.095cm" svg:height="3.55cm" svg:x="7.43cm" svg:y="6.685cm">
          <text:p/>
          <draw:enhanced-geometry svg:viewBox="0 0 21600 21600" draw:type="rectangle" draw:enhanced-path="M 0 0 L 21600 0 21600 21600 0 21600 0 0 Z N"/>
        </draw:custom-shape>
        <draw:line draw:style-name="gr399" draw:text-style-name="P34" draw:layer="layout" svg:x1="23.088cm" svg:y1="3.963cm" svg:x2="25.537cm" svg:y2="3.963cm">
          <text:p/>
        </draw:line>
        <draw:custom-shape draw:style-name="gr400" draw:text-style-name="P34"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01" draw:text-style-name="P163"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402"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403"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86"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56" draw:text-style-name="P1" draw:layer="layout" svg:x1="13.829cm" svg:y1="18.652cm" svg:x2="16.307cm" svg:y2="18.652cm">
          <text:p/>
        </draw:line>
        <draw:custom-shape draw:style-name="gr404" draw:text-style-name="P53" draw:layer="layout" svg:width="0.507cm" svg:height="0.51cm" draw:transform="rotate (-1.5707963267949) translate (18.101cm 18.355cm)">
          <text:p/>
          <draw:enhanced-geometry svg:viewBox="0 0 21600 21600" draw:mirror-vertical="true" draw:type="rectangle" draw:enhanced-path="M 0 0 L 21600 0 21600 21600 0 21600 0 0 Z N"/>
        </draw:custom-shape>
        <draw:line draw:style-name="gr157" draw:text-style-name="P1" draw:layer="layout" svg:x1="16.748cm" svg:y1="18.652cm" svg:x2="20.096cm" svg:y2="18.652cm">
          <text:p/>
        </draw:line>
        <presentation:notes draw:style-name="dp2">
          <draw:page-thumbnail draw:style-name="gr7" draw:layer="layout" svg:width="21.219cm" svg:height="10.476cm" svg:x="0.185cm" svg:y="2.123cm" draw:page-number="82" presentation:class="page"/>
          <draw:frame presentation:style-name="pr2" draw:text-style-name="P7" draw:layer="layout" svg:width="16.771cm" svg:height="12.572cm" svg:x="2.409cm" svg:y="13.271cm" presentation:class="notes" presentation:placeholder="true">
            <draw:text-box/>
          </draw:frame>
        </presentation:notes>
      </draw:page>
      <draw:page draw:name="page83" draw:style-name="dp5" draw:master-page-name="Default">
        <office:forms form:automatic-focus="false" form:apply-design-mode="false"/>
        <draw:custom-shape draw:style-name="gr397" draw:text-style-name="P34" draw:layer="layout" svg:width="4.996cm" svg:height="3.387cm" svg:x="4.657cm" svg:y="5.728cm">
          <text:p/>
          <draw:enhanced-geometry svg:viewBox="0 0 21600 21600" draw:type="rectangle" draw:enhanced-path="M 0 0 L 21600 0 21600 21600 0 21600 0 0 Z N"/>
        </draw:custom-shape>
        <draw:custom-shape draw:style-name="gr398" draw:text-style-name="P53" draw:layer="layout" svg:width="6.095cm" svg:height="3.55cm" svg:x="7.431cm" svg:y="6.713cm">
          <text:p/>
          <draw:enhanced-geometry svg:viewBox="0 0 21600 21600" draw:type="rectangle" draw:enhanced-path="M 0 0 L 21600 0 21600 21600 0 21600 0 0 Z N"/>
        </draw:custom-shape>
        <draw:line draw:style-name="gr405" draw:text-style-name="P34" draw:layer="layout" svg:x1="23.089cm" svg:y1="3.991cm" svg:x2="25.538cm" svg:y2="3.991cm">
          <text:p/>
        </draw:line>
        <draw:custom-shape draw:style-name="gr400" draw:text-style-name="P3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01" draw:text-style-name="P163"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02"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03"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03"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06" draw:text-style-name="P34" draw:layer="layout" svg:x1="23.081cm" svg:y1="4.891cm" svg:x2="25.53cm" svg:y2="4.891cm">
          <text:p/>
        </draw:line>
        <draw:line draw:style-name="gr399" draw:text-style-name="P34" draw:layer="layout" svg:x1="23.08cm" svg:y1="7.963cm" svg:x2="25.529cm" svg:y2="7.963cm">
          <text:p/>
        </draw:line>
        <draw:frame draw:style-name="gr396" draw:text-style-name="P162" draw:layer="layout" svg:width="28.049cm" svg:height="4.715cm" svg:x="0.4cm" svg:y="0.686cm">
          <draw:text-box>
            <text:p text:style-name="P144"><text:span text:style-name="T104"></text:span><text:span text:style-name="T105"></text:span><text:span text:style-name="T106"></text:span><text:span text:style-name="T105"></text:span><text:span text:style-name="T106"></text:span><text:span text:style-name="T105"></text:span><text:span text:style-name="T105">?  +</text:span></text:p>
            <text:p text:style-name="P144"><text:span text:style-name="T105"/></text:p>
            <text:p text:style-name="P144"><text:span text:style-name="T105"></text:span><text:span text:style-name="T105">$</text:span><text:span text:style-name="T106"></text:span><text:span text:style-name="T105"></text:span></text:p>
            <text:p text:style-name="P144"><text:span text:style-name="T105"/></text:p>
            <text:p text:style-name="P144"><text:span text:style-name="T105"></text:span><text:span text:style-name="T107"></text:span><text:span text:style-name="T105"></text:span><text:span text:style-name="T107"></text:span><text:span text:style-name="T105"></text:span><text:span text:style-name="T107"></text:span></text:p>
            <text:p text:style-name="P144"><text:span text:style-name="T105"/></text:p>
            <text:p text:style-name="P144"><text:span text:style-name="T105"></text:span><text:span text:style-name="T106"></text:span><text:span text:style-name="T105"></text:span></text:p>
            <text:p text:style-name="P144"><text:span text:style-name="T105"/></text:p>
            <text:p text:style-name="P144"><text:span text:style-name="T105"></text:span><text:span text:style-name="T106"></text:span><text:span text:style-name="T105"> </text:span></text:p>
          </draw:text-box>
        </draw:frame>
        <draw:frame draw:style-name="gr407" draw:text-style-name="P164" draw:layer="layout" svg:width="2.737cm" svg:height="1.111cm" svg:x="25.648cm" svg:y="0.686cm">
          <draw:text-box>
            <text:p text:style-name="P144"><text:span text:style-name="T108">✓</text:span><text:span text:style-name="T109">✔✗✘</text:span></text:p>
          </draw:text-box>
        </draw:frame>
        <draw:path draw:style-name="gr408" draw:text-style-name="P34" draw:layer="layout" svg:width="3.27cm" svg:height="0.382cm" draw:transform="skewX (-0.976511716490828) rotate (0.493055513688398) translate (13.3757920331826cm 18.1080085706411cm)" svg:viewBox="0 0 3271 383" svg:d="M0 382c2 5 1480-404 2307-381 695 19 716 307 964 382">
          <text:p/>
        </draw:path>
        <draw:ellipse draw:style-name="gr289" draw:text-style-name="P71" draw:layer="layout" svg:width="4.397cm" svg:height="0.947cm" draw:transform="skewX (-0.20315632493214) rotate (0.0757472895365539) translate (22.954cm 5.361cm)" draw:kind="arc" draw:start-angle="218.6" draw:end-angle="318.08">
          <text:p/>
        </draw:ellipse>
        <draw:polyline draw:style-name="gr86"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56" draw:text-style-name="P1" draw:layer="layout" svg:x1="11.829cm" svg:y1="12.152cm" svg:x2="14.307cm" svg:y2="12.152cm">
          <text:p/>
        </draw:line>
        <draw:custom-shape draw:style-name="gr404" draw:text-style-name="P53" draw:layer="layout" svg:width="0.507cm" svg:height="0.51cm" draw:transform="rotate (-1.5707963267949) translate (16.101cm 11.853cm)">
          <text:p/>
          <draw:enhanced-geometry svg:viewBox="0 0 21600 21600" draw:mirror-vertical="true" draw:type="rectangle" draw:enhanced-path="M 0 0 L 21600 0 21600 21600 0 21600 0 0 Z N"/>
        </draw:custom-shape>
        <draw:line draw:style-name="gr157" draw:text-style-name="P1" draw:layer="layout" svg:x1="14.748cm" svg:y1="12.152cm" svg:x2="18.096cm" svg:y2="12.152cm">
          <text:p/>
        </draw:line>
        <draw:path draw:style-name="gr122" draw:text-style-name="P71" draw:layer="layout" svg:width="2.662cm" svg:height="0.305cm" draw:transform="skewX (0.000349065850398853) rotate (-1.84132236085402) translate (19.257387070212cm 15.4908769681556cm)" svg:viewBox="0 0 2663 306" svg:d="M0 153c562-3 438-156 891-153 405-2 452 306 900 306 439 0 315-139 872-146">
          <text:p/>
        </draw:path>
        <draw:path draw:style-name="gr395" draw:text-style-name="P18" draw:layer="layout" svg:width="2.661cm" svg:height="1.46cm" svg:x="13.606cm" svg:y="8.253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pitch="variable"/>
    <style:font-face style:name="Font Awesome 6 Brands Regular1" svg:font-family="'Font Awesome 6 Brands Regular'" style:font-adornments="Roman"/>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pitch="variable"/>
    <style:font-face style:name="Palatino LT Std1" svg:font-family="'Palatino LT Std'" style:font-adornments="Roman" style:font-pitch="variable"/>
    <style:font-face style:name="Palatino LT Std2" svg:font-family="'Palatino LT Std'" style:font-adornments="Roman" style:font-family-generic="moder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1"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1"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1"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6DT2H46M32S</meta:editing-duration>
    <meta:editing-cycles>73</meta:editing-cycles>
    <meta:generator>LibreOffice/7.6.6.3$Linux_X86_64 LibreOffice_project/60$Build-3</meta:generator>
    <dc:title>pglpm_A4L_palatino</dc:title>
    <dc:date>2024-04-15T16:16:12.170912876</dc:date>
    <meta:document-statistic meta:object-count="2113"/>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